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5"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8"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0" style:family="paragraph" style:parent-style-name="Text_20_body">
      <style:paragraph-properties fo:margin-left="0cm" fo:margin-right="0cm" fo:text-align="justify" style:justify-single-word="false" fo:text-indent="0.499cm" style:auto-text-indent="false"/>
      <style:text-properties fo:color="#6666ff"/>
    </style:style>
    <style:style style:name="P21"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800000"/>
    </style:style>
    <style:style style:name="P23"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6"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7"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8"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0"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39"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40"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42" style:family="paragraph" style:parent-style-name="Text_20_body">
      <style:paragraph-properties fo:margin-left="0cm" fo:margin-right="0cm" fo:text-align="justify" style:justify-single-word="false" fo:text-indent="0.499cm" style:auto-text-indent="false"/>
      <style:text-properties fo:color="#0000ff"/>
    </style:style>
    <style:style style:name="P43"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4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45"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4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fo:background-color="transparent"/>
    </style:style>
    <style:style style:name="P5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5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5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5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5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5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60"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61" style:family="paragraph" style:parent-style-name="Text_20_body">
      <style:paragraph-properties fo:margin-left="0cm" fo:margin-right="0cm" fo:text-align="center" style:justify-single-word="false" fo:text-indent="0.499cm" style:auto-text-indent="false" fo:background-color="transparent">
        <style:background-image/>
      </style:paragraph-properties>
    </style:style>
    <style:style style:name="P62"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font-style="italic"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style:font-style-asian="normal" style:font-style-complex="normal"/>
    </style:style>
    <style:style style:name="P64"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italic" style:font-style-asian="italic" style:font-style-complex="italic"/>
    </style:style>
    <style:style style:name="P65" style:family="paragraph" style:parent-style-name="Text_20_body">
      <style:paragraph-properties fo:margin-left="0cm" fo:margin-right="0cm" fo:text-align="center" style:justify-single-word="false" fo:text-indent="0.499cm" style:auto-text-indent="false" fo:background-color="transparent">
        <style:background-image/>
      </style:paragraph-properties>
      <style:text-properties style:use-window-font-color="true" fo:language="ru" fo:country="RU" fo:font-style="italic" style:font-style-asian="italic" style:font-style-complex="italic"/>
    </style:style>
    <style:style style:name="P66"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6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6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7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7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7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7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6"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7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7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8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81" style:family="paragraph" style:parent-style-name="Text_20_body">
      <style:paragraph-properties fo:text-align="justify" style:justify-single-word="false"/>
    </style:style>
    <style:style style:name="P82" style:family="paragraph" style:parent-style-name="Text_20_body">
      <style:text-properties fo:language="ru" fo:country="RU"/>
    </style:style>
    <style:style style:name="P83" style:family="paragraph" style:parent-style-name="Text_20_body">
      <style:text-properties fo:language="en" fo:country="US"/>
    </style:style>
    <style:style style:name="P84" style:family="paragraph" style:parent-style-name="Text_20_body">
      <style:paragraph-properties fo:background-color="#eeeeee">
        <style:background-image/>
      </style:paragraph-properties>
    </style:style>
    <style:style style:name="P85" style:family="paragraph" style:parent-style-name="Text_20_body">
      <style:paragraph-properties fo:background-color="#eeeeee">
        <style:background-image/>
      </style:paragraph-properties>
      <style:text-properties fo:language="ru" fo:country="RU"/>
    </style:style>
    <style:style style:name="P86" style:family="paragraph" style:parent-style-name="Text_20_body">
      <style:paragraph-properties fo:text-align="justify" style:justify-single-word="false" fo:background-color="#eeeeee">
        <style:background-image/>
      </style:paragraph-properties>
      <style:text-properties fo:language="ru" fo:country="RU"/>
    </style:style>
    <style:style style:name="P87" style:family="paragraph" style:parent-style-name="First_20_line_20_indent">
      <style:paragraph-properties fo:background-color="#eeeeee">
        <style:background-image/>
      </style:paragraph-properties>
      <style:text-properties fo:language="ru" fo:country="RU"/>
    </style:style>
    <style:style style:name="P88"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89" style:family="paragraph" style:parent-style-name="Text_20_body">
      <style:paragraph-properties fo:margin-left="0cm" fo:margin-right="0cm" fo:text-align="justify" style:justify-single-word="false" fo:text-indent="0cm" style:auto-text-indent="false"/>
    </style:style>
    <style:style style:name="P90" style:family="paragraph" style:parent-style-name="Text_20_body">
      <style:paragraph-properties fo:margin-left="0cm" fo:margin-right="0cm" fo:text-align="justify" style:justify-single-word="false" fo:text-indent="0cm" style:auto-text-indent="false"/>
      <style:text-properties fo:color="#800000"/>
    </style:style>
    <style:style style:name="P91"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92" style:family="paragraph" style:parent-style-name="Text_20_body">
      <style:paragraph-properties fo:margin-left="0cm" fo:margin-right="0cm" fo:text-align="center" style:justify-single-word="false" fo:text-indent="0cm" style:auto-text-indent="false"/>
    </style:style>
    <style:style style:name="P9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94"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9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96"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9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9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9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0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01"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02" style:family="paragraph" style:parent-style-name="Footnote">
      <style:paragraph-properties fo:margin-left="0cm" fo:margin-right="0cm" fo:text-indent="0cm" style:auto-text-indent="false"/>
      <style:text-properties fo:language="en" fo:country="US"/>
    </style:style>
    <style:style style:name="P103" style:family="paragraph" style:parent-style-name="Footnote">
      <style:text-properties fo:language="en" fo:country="US"/>
    </style:style>
    <style:style style:name="P104" style:family="paragraph" style:parent-style-name="Footnote">
      <style:text-properties fo:language="ru" fo:country="RU"/>
    </style:style>
    <style:style style:name="P105" style:family="paragraph" style:parent-style-name="Footnote">
      <style:text-properties style:use-window-font-color="true" fo:language="ru" fo:country="RU"/>
    </style:style>
    <style:style style:name="P10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0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0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0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1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1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12"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13" style:family="paragraph" style:parent-style-name="Heading_20_1">
      <style:paragraph-properties fo:margin-left="0cm" fo:margin-right="0cm" fo:text-align="center" style:justify-single-word="false" fo:text-indent="0.499cm" style:auto-text-indent="false"/>
    </style:style>
    <style:style style:name="P114" style:family="paragraph" style:parent-style-name="Heading_20_1">
      <style:paragraph-properties fo:background-color="#eeeeee">
        <style:background-image/>
      </style:paragraph-properties>
    </style:style>
    <style:style style:name="P115" style:family="paragraph" style:parent-style-name="Heading_20_2">
      <style:text-properties fo:language="en" fo:country="US"/>
    </style:style>
    <style:style style:name="P116" style:family="paragraph" style:parent-style-name="Heading_20_2">
      <style:text-properties fo:language="ru" fo:country="RU"/>
    </style:style>
    <style:style style:name="P117" style:family="paragraph" style:parent-style-name="Heading_20_2">
      <style:paragraph-properties fo:background-color="#eeeeee">
        <style:background-image/>
      </style:paragraph-properties>
    </style:style>
    <style:style style:name="P118" style:family="paragraph" style:parent-style-name="Heading_20_2">
      <style:paragraph-properties fo:background-color="#eeeeee">
        <style:background-image/>
      </style:paragraph-properties>
      <style:text-properties fo:language="ru" fo:country="RU"/>
    </style:style>
    <style:style style:name="P119" style:family="paragraph" style:parent-style-name="Heading_20_2">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120"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21" style:family="paragraph" style:parent-style-name="Text_20_body" style:list-style-name="L1">
      <style:paragraph-properties fo:text-align="justify" style:justify-single-word="false"/>
    </style:style>
    <style:style style:name="P122" style:family="paragraph" style:parent-style-name="Text_20_body" style:list-style-name="L1">
      <style:paragraph-properties fo:text-align="justify" style:justify-single-word="false"/>
      <style:text-properties fo:language="ru" fo:country="RU"/>
    </style:style>
    <style:style style:name="P123" style:family="paragraph" style:parent-style-name="Text_20_body" style:list-style-name="L2">
      <style:paragraph-properties fo:text-align="justify" style:justify-single-word="false"/>
      <style:text-properties fo:language="ru" fo:country="RU"/>
    </style:style>
    <style:style style:name="P124" style:family="paragraph" style:parent-style-name="Text_20_body" style:list-style-name="L3">
      <style:text-properties fo:language="ru" fo:country="RU"/>
    </style:style>
    <style:style style:name="P125"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26"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27"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8"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9"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0"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fo:font-style="italic" style:font-style-asian="italic" style:font-style-complex="italic"/>
    </style:style>
    <style:style style:name="T8" style:family="text">
      <style:text-properties fo:color="#ff3333"/>
    </style:style>
    <style:style style:name="T9" style:family="text">
      <style:text-properties fo:color="#ff3333" fo:language="ru" fo:country="RU"/>
    </style:style>
    <style:style style:name="T10" style:family="text">
      <style:text-properties fo:color="#ff3333" fo:language="ru" fo:country="RU" fo:font-style="normal" style:font-style-asian="normal" style:font-style-complex="normal"/>
    </style:style>
    <style:style style:name="T11" style:family="text">
      <style:text-properties fo:color="#ff3333" fo:font-style="normal" style:font-style-asian="normal" style:font-style-complex="normal"/>
    </style:style>
    <style:style style:name="T12" style:family="text">
      <style:text-properties fo:font-style="italic" style:font-style-asian="italic" style:font-style-complex="italic"/>
    </style:style>
    <style:style style:name="T13" style:family="text">
      <style:text-properties fo:color="#6666ff" fo:language="ru" fo:country="RU"/>
    </style:style>
    <style:style style:name="T14" style:family="text">
      <style:text-properties fo:color="#800000"/>
    </style:style>
    <style:style style:name="T15" style:family="text">
      <style:text-properties fo:color="#800000" fo:language="ru" fo:country="RU"/>
    </style:style>
    <style:style style:name="T16" style:family="text">
      <style:text-properties fo:color="#800000" fo:language="ru" fo:country="RU" fo:font-style="normal" style:font-style-asian="normal" style:font-style-complex="normal"/>
    </style:style>
    <style:style style:name="T17" style:family="text">
      <style:text-properties fo:color="#800000" fo:language="en" fo:country="US"/>
    </style:style>
    <style:style style:name="T18" style:family="text">
      <style:text-properties fo:color="#800000" fo:language="en" fo:country="US" fo:font-style="normal" style:font-style-asian="normal" style:font-style-complex="normal"/>
    </style:style>
    <style:style style:name="T19" style:family="text">
      <style:text-properties fo:color="#800000" fo:font-style="normal" style:font-style-asian="normal" style:font-style-complex="normal"/>
    </style:style>
    <style:style style:name="T20" style:family="text">
      <style:text-properties fo:color="#ff6600"/>
    </style:style>
    <style:style style:name="T21" style:family="text">
      <style:text-properties fo:color="#ff6600" fo:language="ru" fo:country="RU"/>
    </style:style>
    <style:style style:name="T22" style:family="text">
      <style:text-properties fo:font-weight="bold" style:font-weight-asian="bold" style:font-weight-complex="bold"/>
    </style:style>
    <style:style style:name="T23" style:family="text">
      <style:text-properties style:use-window-font-color="true"/>
    </style:style>
    <style:style style:name="T24" style:family="text">
      <style:text-properties style:use-window-font-color="true" fo:language="ru" fo:country="RU"/>
    </style:style>
    <style:style style:name="T25" style:family="text">
      <style:text-properties style:use-window-font-color="true" fo:language="ru" fo:country="RU" fo:font-style="normal" style:font-style-asian="normal" style:font-style-complex="normal"/>
    </style:style>
    <style:style style:name="T26" style:family="text">
      <style:text-properties style:use-window-font-color="true" fo:language="ru" fo:country="RU" fo:font-style="normal" fo:font-weight="normal" style:font-style-asian="normal" style:font-weight-asian="normal" style:font-style-complex="normal" style:font-weight-complex="normal"/>
    </style:style>
    <style:style style:name="T27" style:family="text">
      <style:text-properties style:use-window-font-color="true" fo:language="ru" fo:country="RU" fo:font-style="italic" style:font-style-asian="italic" style:font-style-complex="italic"/>
    </style:style>
    <style:style style:name="T28" style:family="text">
      <style:text-properties style:use-window-font-color="true" fo:language="en" fo:country="US"/>
    </style:style>
    <style:style style:name="T29" style:family="text">
      <style:text-properties style:use-window-font-color="true" fo:language="en" fo:country="US" fo:font-style="normal" style:font-style-asian="normal" style:font-style-complex="normal"/>
    </style:style>
    <style:style style:name="T30" style:family="text">
      <style:text-properties style:use-window-font-color="true" fo:language="en" fo:country="US" fo:font-style="normal" fo:background-color="transparent" style:font-style-asian="normal" style:font-style-complex="normal" loext:char-shading-value="0"/>
    </style:style>
    <style:style style:name="T31" style:family="text">
      <style:text-properties style:use-window-font-color="true" fo:font-style="normal" style:font-style-asian="normal" style:font-style-complex="normal"/>
    </style:style>
    <style:style style:name="T32" style:family="text">
      <style:text-properties fo:background-color="transparent" loext:char-shading-value="0"/>
    </style:style>
    <style:style style:name="T33" style:family="text">
      <style:text-properties style:text-position="super 58%"/>
    </style:style>
    <style:style style:name="T34" style:family="text">
      <style:text-properties fo:color="#c5000b"/>
    </style:style>
    <style:style style:name="T35" style:family="text">
      <style:text-properties fo:language="fr" fo:country="FR"/>
    </style:style>
    <style:style style:name="T36" style:family="text">
      <style:text-properties fo:color="#0000ff"/>
    </style:style>
    <style:style style:name="T37" style:family="text">
      <style:text-properties fo:color="#3333ff"/>
    </style:style>
    <style:style style:name="T38" style:family="text">
      <style:text-properties fo:font-style="normal" style:font-style-asian="normal" style:font-style-complex="normal"/>
    </style:style>
    <style:style style:name="T39" style:family="text">
      <style:text-properties fo:color="#0066ff"/>
    </style:style>
    <style:style style:name="T40" style:family="text">
      <style:text-properties fo:color="#0066ff" fo:language="en" fo:country="US" fo:font-style="normal" fo:background-color="transparent" style:font-style-asian="normal" style:font-style-complex="normal" loext:char-shading-value="0"/>
    </style:style>
    <style:style style:name="T41" style:family="text">
      <style:text-properties fo:background-color="#ffff00" loext:char-shading-value="0"/>
    </style:style>
    <style:style style:name="T42" style:family="text">
      <style:text-properties fo:color="#00cc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3"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82">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5656912840113221815" text:style-name="L1">
        <text:list-item>
          <text:p text:style-name="P121">добавить детектив <text:span text:style-name="T1">(реализовано)</text:span>+ магические уроки/трактаты Старсвирла (реализовано)</text:p>
        </text:list-item>
        <text:list-item>
          <text:p text:style-name="P122">Терра несколько раз пытается убить Макса (один раз — в аквапарке). Несколько раз Макса спасает Селестия (даёт приказы Нексусу)</text:p>
        </text:list-item>
        <text:list-item>
          <text:p text:style-name="P122">Книги:</text:p>
        </text:list-item>
      </text:list>
      <text:list xml:id="list6076937301231453085" text:style-name="L2">
        <text:list-item>
          <text:p text:style-name="P123">«Великие грифоны прошлого» - из канона (5<text:span text:style-name="T5">s8e)</text:span></text:p>
        </text:list-item>
        <text:list-item>
          <text:p text:style-name="P123">«Высшие заклинания в повседневном использовании: от песчинки до дворца»</text:p>
        </text:list-item>
        <text:list-item>
          <text:p text:style-name="P125">«Малоизвестные аспекты магии трансформаций»</text:p>
        </text:list-item>
        <text:list-item>
          <text:p text:style-name="P12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23">Дасти Вейфарер «Зебрианская культура, быт и фольклор»</text:p>
        </text:list-item>
        <text:list-item>
          <text:p text:style-name="P123">«Краткая история Эквестрии»</text:p>
        </text:list-item>
        <text:list-item>
          <text:p text:style-name="P123">«Шедевры архитектуры Эквестрии» с разделом о Кантерлотском Королевском Дворце</text:p>
        </text:list-item>
        <text:list-item>
          <text:p text:style-name="P123">«Великие дела и великие чары». Страница 893: …</text:p>
        </text:list-item>
        <text:list-item>
          <text:p text:style-name="P123">«Природа Проклятий» - обмен</text:p>
        </text:list-item>
        <text:list-item>
          <text:p text:style-name="P123">«<text:span text:style-name="T32">Магия для Чайников</text:span>» - обмен</text:p>
        </text:list-item>
        <text:list-item>
          <text:p text:style-name="P123">«Энциклопедия Арканум» - обмен</text:p>
        </text:list-item>
        <text:list-item>
          <text:p text:style-name="P123">«О Гейсах» - обмен</text:p>
        </text:list-item>
        <text:list-item>
          <text:p text:style-name="P123">«<text:span text:style-name="T41">Тайны Тайных Наук</text:span>» - обмен</text:p>
        </text:list-item>
        <text:list-item>
          <text:p text:style-name="P125">«Основы Заклятий» - обмен</text:p>
        </text:list-item>
        <text:list-item>
          <text:p text:style-name="P123"><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6515646962131678706" text:style-name="L3">
        <text:list-item>
          <text:p text:style-name="P12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2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24">Селестия — переменчивая пони. В одно время не строгая, а в другое может быть такой, что страшно становится</text:p>
        </text:list-item>
        <text:list-item>
          <text:p text:style-name="P12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24">Около 820-ти лет назад будущий маг Лайтнинг Стар поступил на обучение к наставнику Тииспоту</text:p>
        </text:list-item>
        <text:list-item>
          <text:p text:style-name="P12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2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2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24">У Селестии грива и хвост развеваются и переливаются от магического шампуня</text:p>
        </text:list-item>
        <text:list-item>
          <text:p text:style-name="P124">Тело Селестии очень крепкое — может выдержать несколько тонн земли</text:p>
        </text:list-item>
        <text:list-item>
          <text:p text:style-name="P124">Дискорд намного старше принцесс, его магия сильнее ихней на голову</text:p>
        </text:list-item>
        <text:list-item>
          <text:p text:style-name="P124">Луна младше Селестии на 3 года. Сёстрам около 5000 лет. По другим данным, Селестии около 2500 лет (Обмен).</text:p>
        </text:list-item>
        <text:list-item>
          <text:p text:style-name="P124">Принцессы начали войну с Дискордом в возрасте, когда им было около 700 лет — и продолжалась война почти сто лет</text:p>
        </text:list-item>
        <text:list-item>
          <text:p text:style-name="P124">Самый главный враг сестёр и Дискорда — скука</text:p>
        </text:list-item>
        <text:list-item>
          <text:p text:style-name="P124">В Эквестрии на одного жеребца приходится четыре - пять кобыл</text:p>
        </text:list-item>
        <text:list-item>
          <text:p text:style-name="P12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24">Селестия в первые полторы тысячи лет путешествовала — и заварила несколько войн (две — с Эквестрией, в одной была против Луны)</text:p>
        </text:list-item>
        <text:list-item>
          <text:p text:style-name="P124">Настоящий цвет гривы Селестии — клубнично-розовая. Радужный цвет гривы и хвоста поддерживается магией</text:p>
        </text:list-item>
        <text:list-item>
          <text:p text:style-name="P124">Кроме Дискорда, старше сестёр ещё старейшина драконов</text:p>
        </text:list-item>
        <text:list-item>
          <text:p text:style-name="P124">Кэйденс не прожила и 60-ти лет и является низкорожденной</text:p>
        </text:list-item>
        <text:list-item>
          <text:p text:style-name="P124">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24">Народ тихо фигел от нововведений и с ещё большим ожесточением продолжал делать по-своему</text:p>
        </text:list-item>
        <text:list-item>
          <text:p text:style-name="P12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2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24">Когда пони женятся, они обмениваются ножными браслетами</text:p>
        </text:list-item>
        <text:list-item>
          <text:p text:style-name="P124">Светилами, кроме сестёр, могут управлять единороги (группы), Дискорд, Твайлайт и Старсвирл</text:p>
        </text:list-item>
        <text:list-item>
          <text:p text:style-name="P124">Королева Кризалис — правительница Зелёной Долины</text:p>
        </text:list-item>
        <text:list-item>
          <text:p text:style-name="P124">Мать Луны и Селестии — аликорн Лорен. Мать Дискорда — Алиса (пони-человек)</text:p>
        </text:list-item>
        <text:list-item>
          <text:p text:style-name="P12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81">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81">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81">Искусственный интеллект. Создан Владом и Максом. Разработан для управления корпорациями.</text:p>
      <text:h text:style-name="Heading_20_3" text:outline-level="3">Норф</text:h>
      <text:p text:style-name="P81">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81">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81">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81">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81">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81">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9">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9">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9">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9">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9">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9">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9">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9">Единорог. Холост, молод, мечтателен. Живёт в Кантерлоте. В свободное время рисует облака.</text:p>
      <text:h text:style-name="Heading_20_3" text:outline-level="3">Алекс</text:h>
      <text:p text:style-name="P89">Менеджер проектов, над одним из которых (Нексус) работает Макс.</text:p>
      <text:h text:style-name="Heading_20_3" text:outline-level="3">Ростик</text:h>
      <text:p text:style-name="P89">Лидер команды тестировщиков</text:p>
      <text:h text:style-name="Heading_20_3" text:outline-level="3">Стас</text:h>
      <text:p text:style-name="P89">Программист-новичок в команде Макса.</text:p>
      <text:h text:style-name="Heading_20_3" text:outline-level="3"><text:soft-page-break/>Рома</text:h>
      <text:p text:style-name="P89">Программист в команде UI-программистов</text:p>
      <text:h text:style-name="Heading_20_3" text:outline-level="3">Анджела</text:h>
      <text:p text:style-name="P89">Сисадмин. Флиртует с Максом.</text:p>
      <text:p text:style-name="P89"/>
      <text:h text:style-name="Heading_20_2" text:outline-level="2">Положения</text:h>
      <text:p text:style-name="P89">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7">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0">В <text:span text:style-name="T1">конце</text:span> каждой главы <text:span text:style-name="T1">(чтобы не спойлерить)</text:span> - рисунок мозаики, отображающий суть главы.</text:p>
      <text:p text:style-name="P20"/>
      <text:h text:style-name="P115" text:outline-level="2">1. Терра</text:h>
      <text:p text:style-name="P19">музыка - кондовая электронная, холодная и отчаянная (Electronics “Disappointed”)</text:p>
      <text:p text:style-name="P91">&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4">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3"><text:note text:id="ftn1" text:note-class="footnote"><text:note-citation>1</text:note-citation><text:note-body><text:p text:style-name="P103">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3">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6"><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7">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7">В уголке <text:span text:style-name="T5">RnD-</text:span><text:span text:style-name="T1">зоны</text:span><text:span text:style-name="T1"><text:note text:id="ftn3" text:note-class="footnote"><text:note-citation>3</text:note-citation><text:note-body><text:p text:style-name="P103">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7">Я повесил куртку на спинку кресла и включил комп.</text:p>
      <text:p text:style-name="P27">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7">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39"><text:span text:style-name="T5">&gt;\</text:span>Привет, Нексус. Это Макс.</text:p>
      <text:p text:style-name="P39"><text:span text:style-name="T5">&lt;\</text:span>Привет Макс. <text:span text:style-name="T1">Рад тебя видеть. Где ты отсутствовал три дня?</text:span></text:p>
      <text:p text:style-name="P39"><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7"/>
      <text:p text:style-name="P27">Так, что тут у нас? По логам видно, что <text:s/>три последних запроса вызвали сбои в работе кластера и заставили перегрузиться один из хостов.</text:p>
      <text:p text:style-name="P27">Введём-ка парочку <text:span text:style-name="T1">простейших</text:span> вопросов <text:span text:style-name="T1">для разминки</text:span>.</text:p>
      <text:p text:style-name="P27"/>
      <text:p text:style-name="P39"><text:span text:style-name="T5">&gt;\</text:span>Как называется наш проект?</text:p>
      <text:p text:style-name="P39"><text:span text:style-name="T5">&lt;\</text:span>Дайсон.</text:p>
      <text:p text:style-name="P39"><text:span text:style-name="T5">&gt;\</text:span>Сколько тебе лет?</text:p>
      <text:p text:style-name="P39"><text:soft-page-break/><text:span text:style-name="T5">&lt;\</text:span>Два года с начала запуска кластера.</text:p>
      <text:p text:style-name="P39"><text:span text:style-name="T5">&gt;\</text:span>Какой сейчас год?</text:p>
      <text:p text:style-name="P39"><text:span text:style-name="T5">&gt;\</text:span>202<text:span text:style-name="T1">6</text:span>-й.</text:p>
      <text:p text:style-name="P18"/>
      <text:p text:style-name="P27">Так, на закрытые словарные вопросы ответы есть <text:span text:style-name="T1">—</text:span> значит, речевой транслятор и база знаний в порядке.</text:p>
      <text:p text:style-name="P27">Проверим бизнес-логику на тестовой задачке.</text:p>
      <text:p text:style-name="P26"/>
      <text:p text:style-name="P39"><text:span text:style-name="T5">&gt;\</text:span>Нексус, отключи память <text:span text:style-name="T1">заданий</text:span> за последнюю неделю.</text:p>
      <text:p text:style-name="P39"><text:span text:style-name="T5">&lt;\</text:span>Выполнено.</text:p>
      <text:p text:style-name="P39"><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9"><text:span text:style-name="T5">&lt;\</text:span><text:span text:style-name="T1">Тебя понял. Читаю задачу...</text:span></text:p>
      <text:p text:style-name="P58">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8">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8">Ограничени<text:span text:style-name="T1">е 2: решение должно находиться в правовых рамках уголовного и административного кодекса.</text:span></text:p>
      <text:p text:style-name="P58">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8"><text:span text:style-name="T5">&lt;\</text:span><text:span text:style-name="T1">Выполняю задачу</text:span>...</text:p>
      <text:p text:style-name="P58"><text:span text:style-name="T5">&lt;\</text:span>...</text:p>
      <text:p text:style-name="P58"><text:span text:style-name="T5">&lt;\</text:span>Решение:</text:p>
      <text:p text:style-name="P58"><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8"><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47">Подробный план действий по дням приведен в файле «Война корпораций_A_06.09.2026_23<text:span text:style-name="T5">:47.bmf»</text:span></text:p>
      <text:p text:style-name="P17"/>
      <text:p text:style-name="P24">&lt;<text:span text:style-name="T1">как-то говённо. Улучшить</text:span>&gt;</text:p>
      <text:p text:style-name="P27">Хм, не понял? Ч<text:span text:style-name="T1">ё</text:span> за хрень?</text:p>
      <text:p text:style-name="P27"/>
      <text:p text:style-name="P39"><text:span text:style-name="T5">&gt;</text:span>\Нексус, почему ты используешь жёсткие настройки <text:span text:style-name="T1">для решения задачи</text:span>?</text:p>
      <text:p text:style-name="P39"><text:span text:style-name="T5">&lt;\</text:span>Настройки правильные, <text:span text:style-name="T1">Макс</text:span>.</text:p>
      <text:p text:style-name="P18"/>
      <text:p text:style-name="P27">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7"><text:span text:style-name="T1">Ч</text:span>то у нас с аналитикой?</text:p>
      <text:p text:style-name="P10"/>
      <text:p text:style-name="P39"><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8"/>
      <text:p text:style-name="P27">Вместо ответа Нексус выплюнул в консоль длинную строку букв и служебных символов, среди которых бросилась в глаза строка “<text:span text:style-name="T22">incompartible interface Analytics v.0.93 beta</text:span>”</text:p>
      <text:p text:style-name="P27">Ага, уже теплее.</text:p>
      <text:p text:style-name="P27"/>
      <text:p text:style-name="P39"><text:span text:style-name="T5">&gt;</text:span>\Нексус, выдай <text:span text:style-name="T1">краткую </text:span>диагностику модулей <text:span text:style-name="T1">аналитики</text:span></text:p>
      <text:p text:style-name="P27"/>
      <text:p text:style-name="P27">Йо! </text:p>
      <text:p text:style-name="P27">Видеокамеры молча наблюдают за поднятым вверх <text:span text:style-name="T1">большим пальцем</text:span>.</text:p>
      <text:p text:style-name="P27">Всё понятно. Версия аналитического модуля устарела и стала несовместимой с последним релизом кибермозга. </text:p>
      <text:p text:style-name="P27">Набираю номер прожект-мэнеджера.</text:p>
      <text:p text:style-name="P27"><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7"><text:span text:style-name="T5">– </text:span>Окей. Спасибо, Макс. <text:span text:style-name="T1">Выручил.</text:span></text:p>
      <text:p text:style-name="P27"><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7"><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7"><text:span text:style-name="T1">– </text:span>Ааа, понятно. Ну ладно, у меня всё. <text:span text:style-name="T1">Отбой</text:span>!</text:p>
      <text:p text:style-name="P28"><text:span text:style-name="T1">– Отбой</text:span>. <text:span text:style-name="T1">Ещё раз спасибо, что помог. Жаль, что ты ушёл</text:span><text:span text:style-name="T5">.</text:span></text:p>
      <text:p text:style-name="P66">Гудки.</text:p>
      <text:p text:style-name="P27"><text:soft-page-break/><text:span text:style-name="T1">У</text:span>ходя попрощался с охранником, <text:span text:style-name="T1">увлечённо исследующим тему педофилии</text:span>.</text:p>
      <text:p text:style-name="P27">Всё, свободен. Хотя <text:s/><text:span text:style-name="T1">воскресенье</text:span> уже испорчен<text:span text:style-name="T1">о</text:span>.</text:p>
      <text:p text:style-name="P27"/>
      <text:p text:style-name="P92">***</text:p>
      <text:p text:style-name="P92"/>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3">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5">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6"><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0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14">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6"><text:span text:style-name="T1">Блядь</text:span>, что за мысли пошли!</text:p>
      <text:p text:style-name="P1">Я вспомнил Влада, <text:span text:style-name="T5">&lt;</text:span><text:span text:style-name="T15">месяц</text:span><text:span text:style-name="T5">&gt;</text:span> назад прыгнувшего с крыши <text:span text:style-name="T1">своей</text:span> многоэтажки.</text:p>
      <text:p text:style-name="P16">Нет, это не для меня. Я сюда пришёл подышать воздухом. И только.</text:p>
      <text:p text:style-name="P1">Влад тогда совершил глупость, большую глупость. Я ему давно го<text:span text:style-name="T32">ворил </text:span><text:span text:style-name="T2">—</text:span><text:span text:style-name="T3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7">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7">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2">А у нас получается... </text:span><text:span text:style-name="T2">–</text:span><text:span text:style-name="T32">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03">AI <text:span text:style-name="T2">– </text:span><text:span text:style-name="T3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6">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2">Картинка дёрнулась и поплыла, звёзды опять стали вращаться.</text:span> </text:p>
      <text:p text:style-name="P1">Теряю сознание, что ли? Надо отойти от перил. Надо...</text:p>
      <text:p text:style-name="P16">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41">Музыка быстрая, тревожная, надорваная и печальная (Pet Shop Boys “So Hard” ?)</text:p>
      <text:p text:style-name="P21"/>
      <text:p text:style-name="P90">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2"/>
      <text:p text:style-name="P2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text:soft-page-break/>Эквестрии, превращаясь в людей (Эквестрия кажется им всего лишь сном или далёкой мечтой). Так исчезла Рэрити.</text:p>
      <text:p text:style-name="P21"/>
      <text:p text:style-name="P27">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7">Единорог поднял голову.</text:p>
      <text:p text:style-name="P27"><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3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2">, </text:span><text:span text:style-name="T2">а от валиума таких глюков у меня ни разу не было</text:span><text:span text:style-name="T3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14">(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5">Описание получше. Подземелье</text:span><text:span text:style-name="T5">&gt; Воздух вокруг был буквально наэлектризован некой силой. Чувствовалось напряжение огромных </text:span><text:soft-page-break/><text:span text:style-name="T5">масштабов, как если бы стоял внутри трансформаторной будки.</text:span></text:p>
      <text:p text:style-name="P1"><text:span text:style-name="T1">–</text:span> Так это и есть наш <text:span text:style-name="T28">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4">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29"><text:span text:style-name="T1">–</text:span> Такая <text:span text:style-name="T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29"><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3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5">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3">верх</text:span>…</text:p>
      <text:p text:style-name="P3">Тут м<text:span text:style-name="T5">еня, </text:span>наконец,<text:span text:style-name="T5"> стошнило. Буквально вывернуло наизнанку: из носа текло, в глазах стояли слёзы. </text:span></text:p>
      <text:p text:style-name="P3"><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35">Jack of Hearts</text:span><text:span text:style-name="T35"><text:note text:id="ftn7" text:note-class="footnote"><text:note-citation>7</text:note-citation><text:note-body><text:p text:style-name="Footnote"><text:bookmark text:name="result_box1"/><text:span text:style-name="T35">Jack of Hearts</text:span> <text:span text:style-name="T1">– Червовый валет (фр.)</text:span></text:p></text:note-body></text:note></text:span><text:span text:style-name="T35">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text:soft-page-break/>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 Я это… Извиняюсь. Сейчас вытру.</text:p>
      <text:p text:style-name="P3"><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text:soft-page-break/>–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04">Спи, сестра моя родная,<text:line-break/>Спи. Усни.<text:line-break/>Крыльями тебя укрою,<text:line-break/>Спи. Усни.</text:p><text:p text:style-name="P104"><text:tab/>В чаще тёмной волки воют,<text:line-break/>Спи. Усни.</text:p><text:p text:style-name="P104"><text:tab/>В мрачном замке духи ноют,<text:line-break/>Спи. Усни.</text:p><text:p text:style-name="P104"><text:tab/>Сказки вечность нам читает,<text:line-break/>Спи. Усни.<text:line-break/>День осенний угасает,<text:line-break/>Спи. Усни.<text:line-break/>Помни только в сне глубоком,</text:p><text:p text:style-name="P104"><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8">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4">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5">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5">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4">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4">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3">,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2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3"><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5">–</text:span> ТЫ!!! ТЫ!..</text:p>
      <text:p text:style-name="P3"><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4">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4"/>
      <text:h text:style-name="Heading_20_2" text:outline-level="2"><text:span text:style-name="T5">3. </text:span>Кантерлот</text:h>
      <text:p text:style-name="P42">Музыка медленная, фэнтезийная, средневековая, изысканая, дворцовая (стиль Dire Straits “Coyote”)</text:p>
      <text:p text:style-name="P16">Глава IV. Пределы магии</text:p>
      <text:p text:style-name="P13"/>
      <text:p text:style-name="P16">Вашему покорному слуге известны четыре предела магии: </text:p>
      <text:list xml:id="list896411154224921475" text:style-name="L4">
        <text:list-item>
          <text:p text:style-name="P12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2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26"><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2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text:span></text:p><text:p text:style-name="P102"><text:s/>Сколько страниц сегодня нахреначили?</text:p><text:p text:style-name="P103">– <text:span text:style-name="T1">Восемь, учитель!</text:span></text:p><text:p text:style-name="P103">– Отлично. Надиктую ещё две и сбегаешь за кофе.</text:p></text:note-body></text:note></text:span></text:p>
        </text:list-item>
      </text:list>
      <text:p text:style-name="P4"/>
      <text:p text:style-name="P8">Я захлопнул “Основы заклят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4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40">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40">Дискорд исчез. Последний раз драконикуса видели, когда он на своей маленькой и юркой колеснице удалялся в сторону Жеребячьих<text:span text:style-name="T14"> </text:span>гор.</text:p>
      <text:p text:style-name="P40">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40">Я потянулся. Хватит на сегодня чтения. Настало время ежедневной прогулки по городу. Тем более, что у меня есть деньги.</text:p>
      <text:p text:style-name="P40">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40">Так что даже на ремонт одежды и покупку необходимых в повседневной жизни мелочей у меня финансов не было. До недавнего времени. </text:p>
      <text:p text:style-name="P40">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1">–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40"><text:span text:style-name="T5">Ну, понятно, в элитном придворцовом квартале, который представляет из себя </text:span><text:span text:style-name="T1">верхний город</text:span><text:span text:style-name="T5">, цены кусаются. Надо топать вниз, на окраину. Но, блин, корявые пальцы внесли свою коррективу в шопинг-план!</text:span></text:p>
      <text:p text:style-name="P40"><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1">–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1"><text:soft-page-break/>Норф строго посмотрел на меня поверх очков.</text:p>
      <text:p text:style-name="P1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1">Старик клюнул носом и встрепенулся. Потом он огляделся и заговорщицки подмигнул мне.</text:p>
      <text:p text:style-name="P11">– Разумеется, я чётко следую королевскому указу уничтожать все испорченные и бракованные <text:span text:style-name="T23">парящие платформы.</text:span> Но дворцовым бюрократам необязательно ж знать, КАК я их уничтожаю, хе-хе! Некоторые из <text:span text:style-name="T23">платформ </text:span>уничтожаются путём <text:span text:style-name="T1">усиленного</text:span> износа, будучи частью экспериментальных колесниц! “Лорен” я сделал на базе <text:span text:style-name="T23">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3"> И никто ж не догадывался, что она может летать! Её Высочество, разумеется, догадывались, но только тихо посмеивались в крыло.</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1">– Не забуду. – пообещал я.</text:p>
      <text:p text:style-name="P11"/>
      <text:h text:style-name="Heading_20_2" text:outline-level="2"><text:span text:style-name="T5">4. </text:span>Библиотека</text:h>
      <text:p text:style-name="P12">&lt;<text:span text:style-name="T36">Mike Oldfield – Tres Lunas ”To Be Free” (Radio Edit)</text:span>&gt;</text:p>
      <text:p text:style-name="P16">Глава VI. Основы</text:p>
      <text:p text:style-name="P16"/>
      <text:p text:style-name="P16">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3">прервавшая связь между мною и демоном</text:span>, спасла моё бренное тело для дальнейших магических изысканий.</text:p>
      <text:p text:style-name="P16">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6">Возьмём, <text:s/>примеру, заклинание начального предела: “Ярету пхонг руул квами”, <text:span text:style-name="T1">—</text:span> что означает: “<text:span text:style-name="T14">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42"/>
      <text:p text:style-name="P29">На трактат упала тень.</text:p>
      <text:p text:style-name="P30">– Эй, нельзя ли не заслонять …</text:p>
      <text:p text:style-name="P30">Я поперхнулся словом, упёршись носом в покрытую белой шерстью грудь. Селестия оступила, извиняясь.</text:p>
      <text:p text:style-name="P30">– Извини за беспокойство. Просто стало интересно, что ты так увлечённо читаешь? Стража докладывала, что ты днюешь и ночуешь в библиотеке.</text:p>
      <text:p text:style-name="P29"><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30">– Эээ…</text:p>
      <text:p text:style-name="P30">–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0">Она потянулась за спину, сжала зубами зажим, и, после негромкого щелчка, экзоскелет “разошёлся” в стороны.</text:p>
      <text:p text:style-name="P30">– Вот, так лучше. – улыбнулась она, вышагивая из него. – Доктор Плантаго Майор был уверен, что я не дотянусь до замка.</text:p>
      <text:p text:style-name="P30">– Насколько я знаю, тебе было прописано два месяца постельного режима. Сейчас и недели не прошло...</text:p>
      <text:p text:style-name="P30">– Не волнуйся, аликорны куда крепче единорогов, по стандартам которых меня лечат.</text:p>
      <text:p text:style-name="P29">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29">Она, почувствовав мой взгляд, подняла нос <text:span text:style-name="T1">из</text:span> книги и <text:s/>посмотрела на меня, насторожив уши.</text:p>
      <text:p text:style-name="P29"><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1">– А по-моему, ты не…</text:p>
      <text:p text:style-name="P29"><text:span text:style-name="T6">– Так, я попрошу! – перебила меня венценосная кобыла. – Давай, ты не будешь лезть в мои дела, а я не буду</text:span><text:span text:style-name="T4">… эээ… ммм…</text:span></text:p>
      <text:p text:style-name="P31">– Не будешь что?</text:p>
      <text:p text:style-name="P35">Селестия нахмурилась и приняла грозный вид.</text:p>
      <text:p text:style-name="P35"><text:span text:style-name="T5">– </text:span>Не забывай, человек, я — могущественный маг и правитель Эквестрии. Ко мне нужно относиться с должным уважением!</text:p>
      <text:p text:style-name="P35"><text:span text:style-name="T5">– </text:span>А то что? Превратишь в жабу? Сошлёшь на Луну? Убьёшь нахер?</text:p>
      <text:p text:style-name="P35">Аликорница сникла. Уши её опустились.</text:p>
      <text:p text:style-name="P35"><text:span text:style-name="T5">– </text:span>Макс, не надо... Ты же знаешь, я этого не сделаю.</text:p>
      <text:p text:style-name="P35"><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5">Селестия приложила копыто ко лбу и издала протяжный стон.</text:p>
      <text:p text:style-name="P31">– О, небо! Я забыла распорядиться насчёт тебя! Какая же я тупая! Макс, извини, пожалуйста!</text:p>
      <text:p text:style-name="P35"><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35"><text:span text:style-name="T5">Аликорница уселась н</text:span>а пол <text:span text:style-name="T5">и прижала копыто к груди.</text:span></text:p>
      <text:p text:style-name="P31">– Да будет так! Сим заявляю, что отныне и впредь буду общаться с тобой на равных, человек Макс. Слово Селестии!</text:p>
      <text:p text:style-name="P35"><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35"><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5"><text:span text:style-name="T5">– </text:span>Вот, читай отсюда. <text:span text:style-name="T5">– а</text:span>ликорница подчеркнула абзац копытом.</text:p>
      <text:p text:style-name="P35"><text:soft-page-break/></text:p>
      <text:p text:style-name="P36">***</text:p>
      <text:p text:style-name="P36"/>
      <text:p text:style-name="P3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7">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7">Но величайшая справедливость юниверсума заключается в том, что не существует безвыходных положений. Всегда есть надежда.</text:p>
      <text:p text:style-name="P3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7">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5"/>
      <text:p text:style-name="P35">&lt;<text:span text:style-name="T14">Селестии не удастся привлечь Макса на сторону Эквестри даже с помощью 34 — это удастся Дэш</text:span>&gt;</text:p>
      <text:p text:style-name="P35">В ухе стало щекотно от тёплого дуновения.</text:p>
      <text:p text:style-name="P31">– Теперь ты понимаешь, почему мы не ожидали увидеть тебя? Мы, вообще-то, вызывали сверхаликорна…</text:p>
      <text:p text:style-name="P31">Я повернулся к Селестии.</text:p>
      <text:p text:style-name="P3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1">Аликорница отвернулась.</text:p>
      <text:p text:style-name="P31">– Это очень чувствительная тема. – сказала она после недолгой заминки. – <text:s/>Постыдная для нас.</text:p>
      <text:p text:style-name="P31">– Какая тема?</text:p>
      <text:p text:style-name="P31">Селестия повернулась, но старалась избегать меня взглядом.</text:p>
      <text:p text:style-name="P31">– Магия.</text:p>
      <text:p text:style-name="P31">– Что?</text:p>
      <text:p text:style-name="P3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1">Я посмотрел на аликорницу. Та старательно делала вид, что интересуется состоянием лака на копыте.</text:p>
      <text:p text:style-name="P31">– То есть, вы почувствовали ослабление своих магических способностей, и решили, что миру <text:soft-page-break/>приходит конец?</text:p>
      <text:p text:style-name="P31">–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1">– Ээээ… ммм… А вы пробовали обратиться к врачу? – начал я как можно мягче.</text:p>
      <text:p text:style-name="P31">БАЦ!</text:p>
      <text:p text:style-name="P31">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1">– Это бесполезно… Он не верит мне. У меня нет времени его переубедить.</text:p>
      <text:p text:style-name="P31">Потом она обратилась ко мне.</text:p>
      <text:p text:style-name="P31">– <text:s/>Извини. Сорвалась. Мне очень стыдно. Последнее время всё идёт наперекосяк, совсем не так, как мы планировали.</text:p>
      <text:p text:style-name="P3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5">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5"/>
      <text:p text:style-name="P35">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5">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5">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5">Я снял её копыто со своего плеча и осторожно поставил на пол.</text:p>
      <text:p text:style-name="P31"><text:span text:style-name="T1">– Зачем? </text:span>– спросил я. – Что это за театр, твоё… Ваше Высочество? Во-первых, я не давал своё согласие на чтение моих мыслей. Во-вторых…</text:p>
      <text:p text:style-name="P31"><text:soft-page-break/>Я присел на корточки, раздвинул гриву и снизу вверх заглянул в морду аликорнице.</text:p>
      <text:p text:style-name="P35">–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5">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35">–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5">Я протянул руку, вытер ей слёзы и погладил по шее.</text:p>
      <text:p text:style-name="P35">– Не плачь. Я не отказываюсь. Хотя, скорее всего, Стар Свирл что-то напутал в заклинании, потому что я человек, а не сверхаликорн.</text:p>
      <text:p text:style-name="P35">–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5">Селестия успокоилась и смущённо потёрлась носом мне о плечо.</text:p>
      <text:p text:style-name="P35">– <text:s/>И я не читала твои мысли. У тебя на лице и так всё написано — ты не умеешь скрывать эмоции.</text:p>
      <text:p text:style-name="P35">Наружная дверь заскрипела, после чего коридор наполнился топотом множества копыт и шумом голосов.</text:p>
      <text:p text:style-name="P31">Аликорница <text:span text:style-name="T1">прислушалась, </text:span>всполошилась и стала носиться по читальному залу с загнанным видом.</text:p>
      <text:p text:style-name="P31">– <text:s/>Кентаврячьи яйца! Они нашли меня!</text:p>
      <text:p text:style-name="P31">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1">– <text:s/>Ты! Чего! Делаешь! Твоё, <text:span text:style-name="T1">блин,</text:span> высочество!!! – <text:s/>я едва уберёг <text:span text:style-name="T1">своё </text:span>естество от острого рога.</text:p>
      <text:p text:style-name="P31">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1">– Помоги! Мне самой не закрыть замок, – <text:s/>обратилась аликорница ко мне, тщётно пытаясь охватить зубами раскрытую защёлку.</text:p>
      <text:p text:style-name="P3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1">–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1">– <text:s/>Давай я помогу! – <text:s/>Селестия изогнула шею и стала зубами сжимать защёлку.</text:p>
      <text:p text:style-name="P31">ШЛОП!</text:p>
      <text:p text:style-name="P3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5">Увидев Селестию, толпа замерла. Та в попытке спрятать меня, раскрыла крылья.</text:p>
      <text:p text:style-name="P35">В наступившей тишине аликорница прошептала мне убито:</text:p>
      <text:p text:style-name="P31">– <text:s/><text:span text:style-name="T1">Что-то мне не хочется оборачиваться.</text:span></text:p>
      <text:p text:style-name="P35">– <text:s/>А придётся. Кстати, крылья можешь опустить. Всё равно видна табуретка и мои ноги.</text:p>
      <text:p text:style-name="P35">Селестия закрыла глаза и медленно обернулась к толпе.</text:p>
      <text:p text:style-name="P3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31"><text:soft-page-break/><text:span text:style-name="T1">– Занавес. </text:span>– <text:s/><text:span text:style-name="T1">подытожил я.</text:span></text:p>
      <text:p text:style-name="P31"/>
      <text:h text:style-name="P116" text:outline-level="2"><text:span text:style-name="T5">5. </text:span>Индиго</text:h>
      <text:p text:style-name="P31"/>
      <text:p text:style-name="P31">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1">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5"><text:span text:style-name="T1">– </text:span>А-а-апчхииии! – раздалось прямо у меня под ногами.</text:p>
      <text:p text:style-name="P35">–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5">– Ты кто? – машинально спросил я.</text:p>
      <text:p text:style-name="P35">– Индиго. – ответили глаза.</text:p>
      <text:p text:style-name="P35">Ответ не прояснил ситуацию ни на йоту, так что я продолжил.</text:p>
      <text:p text:style-name="P35">– А чего ты под лавкой делаешь?</text:p>
      <text:p text:style-name="P35">– Прячусь.</text:p>
      <text:p text:style-name="P35">Поняв, что расспросами ничего не добьёшься, я предложил прямо:</text:p>
      <text:p text:style-name="P35">– Может, ты вылезешь? Меня можно не бояться. Я не страшный.</text:p>
      <text:p text:style-name="P35">Под лавкой началась <text:s/>возня и сопение, потом наружу вылез жеребёнок-единорог насыщенного фиолетового цвета.</text:p>
      <text:p text:style-name="P35">– А я тебя вовсе и не боюсь. Вот ещё! Я в прятки играла.</text:p>
      <text:p text:style-name="P35">–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5">– Ничо страшного! – малютка вытерла нос. – Меня всё равно искать некому.</text:p>
      <text:p text:style-name="P35">– Это как? Ты же с кем-то в прятки играешь? – продолжал допытываться я.</text:p>
      <text:p text:style-name="P35">– Сама с собой и играю. – хмуро ответила кобылка. – А тебе чего, дяденька?</text:p>
      <text:p text:style-name="P35">Я понял, что жеребёнок не настроен на беседу. Пожал плечами <text:s/>и повернулся было уходить.</text:p>
      <text:p text:style-name="P35">– Эээ, гм…</text:p>
      <text:p text:style-name="P35">Я повернулся обратно.</text:p>
      <text:p text:style-name="P35">– Что?</text:p>
      <text:p text:style-name="P35">Единорожка ковыряла копытом землю и шмыгала носом, не смотря на меня. Я терпеливо ждал.</text:p>
      <text:p text:style-name="P35"><text:soft-page-break/>– Дяденька, а ты не мог бы спросить принцессу Селестию, куда девалась Шейла Блюскай? А то мне играть не с кем.</text:p>
      <text:p text:style-name="P35">– При случае спрошу. Если встречу.</text:p>
      <text:p text:style-name="P35">– Встретишь, конечно! Скажи ей, что у меня сегодня день рождения, и я очень сильно огорчилась, когда она на него не пришла!</text:p>
      <text:p text:style-name="P35"><text:s/>Такая уверенность кобылки меня заинтриговала. Я пригляделся к жеребёнку повнимательнее. Да нет, вроде, раньше её не встречал.</text:p>
      <text:p text:style-name="P35">– Позволь поинтересоваться, откуда у тебя такая уверенность, что я встречусь с Селестией? Я ей, знаешь ли, свиданий не назначаю.</text:p>
      <text:p text:style-name="P35">– Да ладно-о-о, брось заливать-то! – скептически протянуло юное создание. – Все знают, что вы встречаетесь. Вот и спроси её, пажалста, когда увидишь.</text:p>
      <text:p text:style-name="P35">– Кто это «все»?</text:p>
      <text:p text:style-name="P35">– Ну, прислуга, стража, мой па…</text:p>
      <text:p text:style-name="P35">Ох! Во что же это такое я вляпался, а? За кого они меня, чёрт побери, принимают?</text:p>
      <text:p text:style-name="P35">Я присел на лавочку и наклонился пониже, чтобы наши головы были на одном уровне.</text:p>
      <text:p text:style-name="P35">– А твоего «па» не смущает, что я и Селестия м-м-м… немного разных видов? Точнее, совсем разных?</text:p>
      <text:p text:style-name="P35">– И чо? – без малейшего замешательства спросила кроха.</text:p>
      <text:p text:style-name="P35">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5">–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5">–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5">– <text:s/>Кха-кхе-гррхмм... Э-э-э... м-м-м... ну-у-у...</text:p>
      <text:p text:style-name="P35">У меня в голове произошло короткое замыкание. Слова пропали. Уши начали гореть.</text:p>
      <text:p text:style-name="P35">– <text:s/>Как, ты говоришь, тебя зовут? – в конце-концов выдавил осипшим голосом я, стараясь перевести тему. – Про чей день рождения я должен рассказать?</text:p>
      <text:p text:style-name="P35">–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5">У меня в памяти зажглась лампочка.</text:p>
      <text:p text:style-name="P35">– Постой-постой, не части. Твой отец, случайно, не Хорст Мэдтроттер?</text:p>
      <text:p text:style-name="P35">– Агась. А ты откуда знаешь?</text:p>
      <text:p text:style-name="P35">– Да так, один пони сказал. – я полез за пазуху и достал красную коробочку. – Вот тебе подарок.</text:p>
      <text:p text:style-name="P35">–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5">– Вообще-то, это не мой подарок. Его просил передать один старик, Норф Каррус из каретной мастерской.</text:p>
      <text:p text:style-name="P35"><text:soft-page-break/>– Аааа, я его знаю! Мы с Шейлой ходили к нему играть, пока она не пропала. У Норфа интересно!</text:p>
      <text:p text:style-name="P35">Индиго открыла коробочку. Внутри на подстилке из тырсы лежала крохотная модель кареты в мельчайших подробностях.</text:p>
      <text:p text:style-name="P35">– Ух ты! – благоговейно прошептала Индиго. – Королева Лорен! Я даже управляла ею немножко.</text:p>
      <text:p text:style-name="P35">– Как ею можно управлять, если она не запряжена? Уж не Норф ли таскал её? – усомнился я.</text:p>
      <text:p text:style-name="P35">–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5">Я остался сидеть в полнейшем замешательстве. </text:p>
      <text:p text:style-name="P35"/>
      <text:p text:style-name="P36">***</text:p>
      <text:p text:style-name="P35">&lt;<text:span text:style-name="T36">Depeche Mode - Painkiller</text:span>&gt;</text:p>
      <text:p text:style-name="P3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5"/>
      <text:p text:style-name="P35">В дверях библиотеки появился знакомый силуэт.</text:p>
      <text:p text:style-name="P35">– Привет, твоё высочество! Тебя уже выпустили, или опять от докторов смылась?</text:p>
      <text:p text:style-name="P35">Аликорница прошла в комнату и устало уселась рядом со мной.</text:p>
      <text:p text:style-name="P35">–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5">Я с подозрением посмотрел на Селестию. Где-то я уже видел эту улыбочку на хитрой роже.</text:p>
      <text:p text:style-name="P35">–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5">– Вот ещё! – возмущению Селестии не было предела. Аликорница встала и демонстративно повернулась ко мне задом.</text:p>
      <text:p text:style-name="P35">–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5">Я подёргал замок на накрупнике. Таки не врёт.</text:p>
      <text:p text:style-name="P35">– Убедился? Вообще-то, такое недоверие меня оскорбляет. Ни один пони так бы себя не вёл со мной. – Селестия улеглась возле кресла и надулась.</text:p>
      <text:p text:style-name="P35">– Разумеется, твои подданные вели бы себя с большим пиететом. Но я же не твой подданный, твоё высочество!</text:p>
      <text:p text:style-name="P35">Аликорница вскинула копыто к виску.</text:p>
      <text:p text:style-name="P35">–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5">– Окей, как хочешь. Никаких больше высочеств.</text:p>
      <text:p text:style-name="P35"><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4">расписать сложности общения и мороку с этикетом</text:span>&gt;</text:p>
      <text:p text:style-name="P35">Селестия сморщила нос в улыбке и спросила, прикрывшись крылом:</text:p>
      <text:p text:style-name="P35">– К слову, а что говорят мои подданные про нас? Что означает «чёрте-что»?</text:p>
      <text:p text:style-name="P35">Я вспомнил разговор с Индиго и почувствовал, как снова начинают гореть уши.</text:p>
      <text:p text:style-name="P35">– Чёрте-что — это значит «ерунда». Большая ерунда.</text:p>
      <text:p text:style-name="P35">– Оу, как интересно! – Селестия приблизила ко мне морду и повернула уши. – Расскажи-ка поподробнее. Я вся во внимании.</text:p>
      <text:p text:style-name="P35">–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35">Аликорница, широко раскрыв глаза, медленно тянула ко мне морду. Наконец, когда наши носы почти соприкоснулись, она не выдержала.</text:p>
      <text:p text:style-name="P35">– А-ха-ха-ха-ха-ха-ха!!! О-у-у-у-у-у-ха-ха-ха! И-и-и-и-ха-ха-ха! – Селестия перевернулась на спину и дёргала от смеха копытами.</text:p>
      <text:p text:style-name="P35">– <text:s/>Очень смешно! Ей говорят, что она подозревается в сексуальных извращениях, а она регочет! Мне-то пофиг, а тебе ещё править придётся!</text:p>
      <text:p text:style-name="P35">– <text:s/>И-и-изви-ни, Макс, не-мо-гу-у-у-у… Ох! Давненько я так не смеялась! Лет двести — так точно!</text:p>
      <text:p text:style-name="P35">Я потянул её за копыто и перевернул обратно на живот.</text:p>
      <text:p text:style-name="P35">– Что смешного-то?</text:p>
      <text:p text:style-name="P35">Аликорница вытерла крылом выступившие слёзы и объяснила:</text:p>
      <text:p text:style-name="P35">–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35">– Ты не видишь ничего странного в межвидовых спариваниях? – охренел я. – Куда я, блин, попал???</text:p>
      <text:p text:style-name="P35">Селестия развернула моё кресло к себе и задумчиво посмотрела мне в глаза.</text:p>
      <text:p text:style-name="P35">– Очевидно, мне стоит рассказать тебе, Макс, откуда произошли пегасы и единороги.</text:p>
      <text:p text:style-name="P35">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5">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5">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5">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35"><text:soft-page-break/>– А как выглядят сами истинные единороги? – спросил я.</text:p>
      <text:p text:style-name="P35">–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35">– Ха! – ответил я. – В моём мире они также известны. Правда, как несуществующий, сказочный вид.</text:p>
      <text:p text:style-name="P35">–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35">– Хм. А что было дальше?</text:p>
      <text:p text:style-name="P35">–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35">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35"/>
      <text:p text:style-name="P35">Селестия встала, потянувшись по-кошачьи, и направилась к выходу. У двери она обернулась ко мне.</text:p>
      <text:p text:style-name="P35">– Сто лет не гуляла по парку. Составишь мне компанию?</text:p>
      <text:p text:style-name="P35">Я поднялся с кресла, гадая, шутила Селестия про сто лет, или нет?</text:p>
      <text:p text:style-name="P35">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35">–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35">–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35">Селестия грустно засмеялась своим мыслям.</text:p>
      <text:p text:style-name="P35">–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5">– А о чём ты грустила?</text:p>
      <text:p text:style-name="P35">–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35">– Но ты не выглядишь сумасшедшей.</text:p>
      <text:p text:style-name="P35">–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35"><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35">– Постой, а как же Луна? Мне показалось, она питала тёплые чувства к Кимеринну?</text:p>
      <text:p text:style-name="P35">Селестия задумалась, автоматически ковыряя копытом ямку под валуном.</text:p>
      <text:p text:style-name="P35">–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35">– А Дискорд? Ты говорила, он от древности вообще сбрендил. Тем-не-менее, он определённо «подъезжал» к Луне тогда, в развалинах.</text:p>
      <text:p text:style-name="P35">–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35">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35">–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35">Селестия рассмеялась.</text:p>
      <text:p text:style-name="P35">–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35">Селестия вскочила с места.</text:p>
      <text:p text:style-name="P35">– АЙ-Я-Я-Я-Я-Й!</text:p>
      <text:p text:style-name="P35">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35">– Раньше тут не было муравейника!!! – Селестия с мольбой взглянула на меня. – Мааакс!! Помоги! Они кусаются! Я <text:s/>сейчас свихнусь почище Дискорда!</text:p>
      <text:p text:style-name="P35">Аликорница подпрыгнула и, взбрыкнув, начала кружиться в обратную сторону.</text:p>
      <text:p text:style-name="P35">– Вот нечего землю ковырять там, где не надо! Стой!!! – я схватил её за хвост, останавливая. Затем осторожно завёл руку под накрупник.</text:p>
      <text:p text:style-name="P35">…</text:p>
      <text:p text:style-name="P35">–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35">– Да ладно! Мне это ничего не стоило.</text:p>
      <text:p text:style-name="P35">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5">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5">– Эммм... Селестия?</text:p>
      <text:p text:style-name="P35">– Дааа? – ответила аликорница, не повернув головы. В её тоне слышались смешливые нотки.</text:p>
      <text:p text:style-name="P35">Я вытащил руку из-под накрупника.</text:p>
      <text:p text:style-name="P35">– Всё в порядке?</text:p>
      <text:p text:style-name="P35">Селестия повернула голову, и я ясно увидел широкую улыбку и фирменный ехидный прищур из-под чёлки.</text:p>
      <text:p text:style-name="P35">– А почему ты спрашиваешь? Ты разобрался с муравьями?</text:p>
      <text:p text:style-name="P35">– Вроде да. Хотя, по-моему, дело уже не в муравьях.</text:p>
      <text:p text:style-name="P35">– По-моему, тоже. – рассмеялась аликорница. – Продолжай...</text:p>
      <text:p text:style-name="P35"/>
      <text:h text:style-name="P115" text:outline-level="2">6. Стыд</text:h>
      <text:p text:style-name="P35"/>
      <text:p text:style-name="P37">~~~ Завтра на семь в библиотеке ~~~</text:p>
      <text:p text:style-name="P37"/>
      <text:p text:style-name="P35">–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35">Норф носился по мастерской, окрылённый новообретённым учеником.</text:p>
      <text:p text:style-name="P35">–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35">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35"><text:soft-page-break/>–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35">Я посмотрел на часы. До семи оставалось двадцать минут — как раз, чтоб успеть дойти до библиотеки. Я намеренно уронил на пол тяжёлый рашпиль.</text:p>
      <text:p text:style-name="P35">– На сегодня довольно. Я ж вижу, ты торопишься. – заметил Норф, просыпаясь.</text:p>
      <text:p text:style-name="P35">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35">Я закрыл саквояж и сунул его в рюкзак.</text:p>
      <text:p text:style-name="P35">– Завтра будешь? – спросил Норф. – Надо бы закончить заказ из <text:s/>Троттингема.</text:p>
      <text:p text:style-name="P35">– В это же время. – подтвердил я.</text:p>
      <text:p text:style-name="P35"/>
      <text:p text:style-name="P36">***</text:p>
      <text:p text:style-name="P35"/>
      <text:p text:style-name="P35">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35">– Здрасьте!</text:p>
      <text:p text:style-name="P35">Аликорница не ответила, всматриваясь в глобус.</text:p>
      <text:p text:style-name="P35">– Привет, говорю! – я подошёл вплотную и легонько сжал ей холку.</text:p>
      <text:p text:style-name="P35">– А, это ты, Макс? Привет. – аликорница, наконец, оторвалась от разноцветной сферы. – Как осваиваешься?</text:p>
      <text:p text:style-name="P35">– Нормально осваиваюсь. Работу себе нашёл. К <text:s/>Норфолку Каррусу в ученики записался.</text:p>
      <text:p text:style-name="P35">–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35">–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35">– Да, уже пять дней. Так здорово снова чувствовать свои мышцы! Корсет был ужасен.</text:p>
      <text:p text:style-name="P35">Аликорница прошлась передо мной с раскрытыми крыльями, демонстрируя восстановленную работоспособность.</text:p>
      <text:p text:style-name="P35">– Ну что же, и я рад за тебя. – я отвернулся, присел на край стола и стал изучать потолок. – Зачем вызывала?</text:p>
      <text:p text:style-name="P35">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text:soft-page-break/>пространство.</text:p>
      <text:p text:style-name="P35">– Ты сердишься?</text:p>
      <text:p text:style-name="P35">Её ресницы щекотали мне щёку. Я отодвинул её морду от лица и сказал скучающим тоном:</text:p>
      <text:p text:style-name="P35">– Та не, с чего бы? За что мне на тебя сердиться?</text:p>
      <text:p text:style-name="P35">– Но ты ведёшь себя как чужой. Как будто мы незнакомы! Ещё чуть-чуть, и станешь называть меня на «Вы» и «Ваше Высочество».</text:p>
      <text:p text:style-name="P35">Меня прорвало.</text:p>
      <text:p text:style-name="P35">–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35">Я вытащил из заднего кармана брюк смятую записку с королевскими вензелями и бросил её под ноги Селестии.</text:p>
      <text:p text:style-name="P35">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35">Наконец Селестия развернулась и глубоко выдохнула.</text:p>
      <text:p text:style-name="P35">–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35">Я подошёл к аликорнице и прикоснулся к её шее.</text:p>
      <text:p text:style-name="P35">– Всё в порядке. Я тебя понимаю — и ценю твоё признание. Сам бы ещё и не так себя повёл на твоём месте.</text:p>
      <text:p text:style-name="P35">– Да? А как бы ты себя повёл? – заинтересовалась Селестия.</text:p>
      <text:p text:style-name="P35">Я вспомнил свои неудачные попытки завязать личную жизнь с девушками. Конечно, те были далеки от совершенства. Но так ли безгрешен был я сам?</text:p>
      <text:p text:style-name="P35">– Я бы не извинился. Огрызался бы и считал себя правым до последнего. Ещё и послал бы подальше.</text:p>
      <text:p text:style-name="P35">Аликорница насмешливо покачала головой.</text:p>
      <text:p text:style-name="P35">–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35">Я снова присел на столик, теперь уже лицом к аликорнице.</text:p>
      <text:p text:style-name="P35">– Так что случилось? Куда ты пропадала? Рассказывай.</text:p>
      <text:p text:style-name="P35">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35">– Что ты видишь? – спросила она напряжённо.</text:p>
      <text:p text:style-name="P35">–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35">–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text:soft-page-break/>сне.</text:p>
      <text:p text:style-name="P35">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35">– Ты не ошиблась? Нет тут никакого города.</text:p>
      <text:p text:style-name="P35">– Сейчас нет. Раньше был. – еле слышно прошептала аликорница.</text:p>
      <text:p text:style-name="P35">– Чего ты так волнуешься? Может, на более подробной карте есть? Я бы на точность глобуса не слишком полагался.</text:p>
      <text:p text:style-name="P35">–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35">– Так, может, его и не было? – заметил я цинично.</text:p>
      <text:p text:style-name="P35">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35">–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35">– А как ты сама помнишь о том заклинании, если оно стёрто из бытия? – резонно подметил я.</text:p>
      <text:p text:style-name="P35">– У меня есть защита памяти. Я поставила её, когда сражалась с Иггусом… Правда, защита еле действует, так как прошло очень много времени.</text:p>
      <text:p text:style-name="P35">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35">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35">Аликорница потёрла висок и растерянно посмотрела на меня.</text:p>
      <text:p text:style-name="P35">–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35">Я обнял аликорницу, успокаивая.</text:p>
      <text:p text:style-name="P35">– Не волнуйся, принцесса. Ты делаешь всё, что от тебя зависит. Не твоя вина, если это происходит.</text:p>
      <text:p text:style-name="P35">Селестия рассеянно мотнула головой, не соглашаясь со мной.</text:p>
      <text:p text:style-name="P35">–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35">Она проследовала к выходу, кивком головы приглашая меня следовать за ней.</text:p>
      <text:p text:style-name="P35"><text:soft-page-break/>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35">–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35">– Да так, ни о чём. – покраснел я, вернувшись на дорожку.</text:p>
      <text:p text:style-name="P35">Селестия всмотрелась в меня внимательно и всё поняла.</text:p>
      <text:p text:style-name="P35">– <text:s/>Нам не туда. Не сейчас. Я хочу показать тебе Эквестрию. – тихо сказала она.</text:p>
      <text:p text:style-name="P35">&lt;<text:span text:style-name="T37">Pet Shop Boys — A Man Could Get Arrested</text:span>&gt;</text:p>
      <text:p text:style-name="P35">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35"><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35">Она ещё сочувствует! Я старался не смотреть в её сторону, отводя глаза. Так мы дошли до городской стены.</text:p>
      <text:p text:style-name="P35">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35">Взобравшись на галерею по винтовой лестнице крохотной сторожевой башенки, мы остановились у зубца.</text:p>
      <text:p text:style-name="P35">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35">– Что ты чувствуешь? – спросила аликорница.</text:p>
      <text:p text:style-name="P35">– У меня нет слов. Ничего прекраснее я в жизни не видел! – только и смог выговорить я.</text:p>
      <text:p text:style-name="P35">Селестия склонила голову, соглашаясь.</text:p>
      <text:p text:style-name="P35">–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35"><text:soft-page-break/>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35">– Прошлогодний выпуск. – заметила Селестия. – Отличная работа, хотя жеребячливости хватает. Что неудивительно, учитывая их возраст.</text:p>
      <text:p text:style-name="P35">–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4"> </text:span>И вообще, зачем вам учиться летать, если вы и так это умеете с рождения?</text:p>
      <text:p text:style-name="P35">–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35">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35">– Проблемы? Что за проблемы? Извини, я таки прослушал.</text:p>
      <text:p text:style-name="P35">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35">– Когда твоя жизнь длится тысячи лет, начинаешь тонко чувствовать гармонию мира. – начала она.</text:p>
      <text:p text:style-name="P35"/>
      <text:h text:style-name="Heading_20_2" text:outline-level="2"><text:span text:style-name="T1">7</text:span>. Нелетающие пегасы</text:h>
      <text:p text:style-name="P35"/>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5">—</text:span> осень, за осенью <text:span text:style-name="T25">—</text:span> зима. <text:s/>Если пошёл дождь, должно быть мокро, если выпал снег <text:span text:style-name="T2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oft-page-break/><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29">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9">Семь жеребят-подростков стояли передо мною с отсутствующим видом.</text:p>
      <text:p text:style-name="P9">– Представьтесь перед вашей принцессой! – шикнул на них сопровождающий стражник.</text:p>
      <text:p text:style-name="P9">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text:soft-page-break/>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2">старший. </text:span><text:span text:style-name="T2">–</text:span><text:span text:style-name="T3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5">—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text:soft-page-break/>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меня всё это время??? Но кто??? Кто их отец?!! КТО ЭТОТ… !!!</text:p>
      <text:p text:style-name="P3">Мне пришлось заткнуть Луне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text:soft-page-break/>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35">–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35">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35">Ну что же, основное искусство правления <text:span text:style-name="T5">— умение делегировать полномочия. Вечером того же дня я села за письменный стол.</text:span></text:p>
      <text:p text:style-name="P3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35"/>
      <text:p text:style-name="P36">***</text:p>
      <text:p text:style-name="P35"/>
      <text:p text:style-name="P35">– Так ты поручила Твайлайт Спаркл расследование необычных снов жеребят?</text:p>
      <text:p text:style-name="P35">– Да, их и других подобных, начавшихся у многих пони. Мы назвали подобные сны «потусторонними» <text:span text:style-name="T5">—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5"> Они засыпа</text:span><text:span text:style-name="T5">ют</text:span><text:span text:style-name="T5">, а на утро находят лишь примятую простыню в постели.</text:span></text:p>
      <text:p text:style-name="P35">– А что стало с жеребятами? – спросил я. – Они перестали бояться экзаменов?</text:p>
      <text:p text:style-name="P35">–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35">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35">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35">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35">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35">Описав круг, Селестия перелетела через стену и приземлилась в парке. Я скатился на траву, пытаясь <text:soft-page-break/>вдохнуть.</text:p>
      <text:p text:style-name="P35">– Что... Это... Было?</text:p>
      <text:p text:style-name="P35">Селестия осторожно, но настойчиво повалила меня на траву и принялась ощупывать рёбра.</text:p>
      <text:p text:style-name="P35">– Так больно? А так?</text:p>
      <text:p text:style-name="P35">–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35">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35">–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35">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35">– Не могу поверить. В Кантерлоте никогда не было землетрясений. Это неестественно. – пробормотала аликорница растерянно. – Слишком быстро.</text:p>
      <text:p text:style-name="P35">– Что <text:span text:style-name="T5">— </text:span>быстро? – не выдержал я.</text:p>
      <text:p text:style-name="P35">–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35">– Нет проблем, Селестия. Я всё понимаю.</text:p>
      <text:p text:style-name="P35">Аликорница приготовилась было взлетать, но в последний момент, приняв какое-то решение, остановилась.</text:p>
      <text:p text:style-name="P35">– Макс?</text:p>
      <text:p text:style-name="P35">– Да?</text:p>
      <text:p text:style-name="P35">– Мы уже достаточно неплохо знаем друг друга. Могу сказать, что ты меня знаешь лучше, чем кто-либо ещё во дворце, за исключением Луны.</text:p>
      <text:p text:style-name="P35">– Да?</text:p>
      <text:p text:style-name="P35">– Да. Зови меня Тия. Если хочешь.</text:p>
      <text:p text:style-name="P35">– Хорошо. До встречи, Тия.</text:p>
      <text:p text:style-name="P35">– До встречи, Макс.</text:p>
      <text:p text:style-name="P35"/>
      <text:h text:style-name="Heading_20_2" text:outline-level="2"><text:span text:style-name="T1">8</text:span>. <text:span text:style-name="T5">40-6</text:span></text:h>
      <text:p text:style-name="P43">Mark Knopfler — Hill Farmers Blues — или на следующую главу (прощание)</text:p>
      <text:p text:style-name="P35"/>
      <text:p text:style-name="P37">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4">Истончения </text:span>(быть может, к счастью). Всё, что я могу <text:span text:style-name="T5">— оставить тебе напутствие.</text:span></text:p>
      <text:p text:style-name="P37"><text:span text:style-name="T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text:span><text:soft-page-break/><text:span text:style-name="T5">говорить, а даже </text:span>и <text:span text:style-name="T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37"><text:span text:style-name="T5">Тебе может не нравиться этот мир. Тебе могут не нравиться пони. Ты можешь быть удивлён и обижен </text:span>их <text:span text:style-name="T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37">Будь снисходителен. Будь терпелив, добр и, по возможности, мудр <text:span text:style-name="T5">— </text:span>и ты увидишь, как мир меняется к лучшему. Он очень молод и гибок. Он горит желанием изменяться. Но в этом его слабость <text:span text:style-name="T5">— </text:span>он может меняться и в плохую сторону. От тебя зависит, в какую.</text:p>
      <text:p text:style-name="P37">Эх, хотел бы я поменяться с тобой местами <text:span text:style-name="T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37">Удачи!</text:p>
      <text:p text:style-name="P31">…</text:p>
      <text:p text:style-name="P31"/>
      <text:p text:style-name="P35">Тоже мне, философ выискался, Диоген копытный! Вот не люблю, когда всякие "гуру" с глубокомысленным видом порют чушь. Эквестрия <text:span text:style-name="T7">—</text:span> отличная страна, пони <text:span text:style-name="T7">— </text:span><text:span text:style-name="T5">прекрасные создания, порядки тут отличные! Чисто, культурно, вежливо. Дворецкий </text:span><text:span text:style-name="T7">—</text:span><text:span text:style-name="T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5">– </text:span>Её Высочество Принцесса Селестия хочет видеть вас, человек Макс.</text:p>
      <text:p text:style-name="P1">Я захлопнул трактат<text:span text:style-name="T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5">–</text:span> Уже иду. Где я могу её найти?</text:p>
      <text:p text:style-name="P1"><text:span text:style-name="T5">–</text:span> Я проведу вас, человек Макс. <text:span text:style-name="T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38"> </text:span><text:span text:style-name="T29">— вся архитектура явно </text:span><text:span text:style-name="T25">была </text:span><text:span text:style-name="T29">заточена под крылатых. Таких, для которых приземлиться на балкон в тронном зале или уйти через портик на крыше</text:span><text:span text:style-name="T38"> </text:span><text:span text:style-name="T29">— обычное дело. </text:span><text:span text:style-name="T38">Хорошо, что ежедневные посещения каретной мастерской подняли мой тонус, изрядно посаженный сидячим образом жизни.</text:span></text:p>
      <text:p text:style-name="P1"><text:span text:style-name="T38">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text:soft-page-break/>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29">—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5">Каменный пол комнаты был покрыт розовым ковром с длиннейшим ворсом.</text:span><text:span text:style-name="T29"> </text:span><text:span text:style-name="T25">Его центр занимал высокий </text:span><text:span text:style-name="T29">кругл</text:span><text:span text:style-name="T25">ый</text:span><text:span text:style-name="T29"> </text:span><text:span text:style-name="T25">футон</text:span><text:span text:style-name="T29"> </text:span><text:span text:style-name="T25">с</text:span><text:span text:style-name="T29"> велик</text:span><text:span text:style-name="T25">им</text:span><text:span text:style-name="T29"> множество</text:span><text:span text:style-name="T25">м</text:span><text:span text:style-name="T29">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1">– Рада тебя видеть, Макс. – знакомый силуэт на балконе повернулся в мою сторону. Гардины раздвинулись и Селестия вошла в комнату.</text:p>
      <text:p text:style-name="P31">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4">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1">Аликорница смотрела на меня из под чёлки с фирменной саркастической улыбочкой.</text:p>
      <text:p text:style-name="P31">– <text:span text:style-name="T1">Такое впечатление, что ты увидел не меня, а василиска! Отомри!</text:span></text:p>
      <text:p text:style-name="P35">Я выдохнул.</text:p>
      <text:p text:style-name="P31">– <text:span text:style-name="T1">Как ты это делаешь? Я видел тебя и раньше, но ты никогда не была такой... Такой...</text:span></text:p>
      <text:p text:style-name="P3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35">Селестия тихо рассмеялась.</text:p>
      <text:p text:style-name="P31">– <text:span text:style-name="T1">Могу же я расслабиться хотя бы раз в сто лет? Я тоже живое существо, что бы там ни говорили подпольщики.</text:span></text:p>
      <text:p text:style-name="P35">Она кивком указала мне на тапочки в углу рядом с накопытниками. Я переобулся и вошёл в комнату.</text:p>
      <text:p text:style-name="P31">– <text:span text:style-name="T1">О каких подпольщиках ты говоришь? В Эквестрии зреет революция?</text:span></text:p>
      <text:p text:style-name="P31">Селестия подошла к фонтанчику и начала набирать воду в серебряный чайник.</text:p>
      <text:p text:style-name="P31">–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1"><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35">Аликорница смутилась.</text:p>
      <text:p text:style-name="P35">–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text:soft-page-break/>нестабильна, без корректировок Эквус в большинстве мест был бы непригоден для жизни. Для этих же целей, кстати, необходимо и управление погодой <text:span text:style-name="T5">— корректировка орбиты слишком груба для поддержания благоприятных условий</text:span>.</text:p>
      <text:p text:style-name="P31"><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text:span><text:span text:style-name="T1">планеты</text:span><text:span text:style-name="T1"> требуется огромное количество сил </text:span><text:span text:style-name="T1">и умения</text:span><text:span text:style-name="T1">.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31">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1"><text:span text:style-name="T1">–</text:span> Спасибо, Селестия. Пожалуй, буду “кантерлотский королевский”.</text:p>
      <text:p text:style-name="P35">Аликорница искоса зыркнула на меня, недовольно сморщив нос.</text:p>
      <text:p text:style-name="P31"><text:span text:style-name="T1">–</text:span> Мы же договорились! Тия! Не хватало мне ещё слышать официоз у себя дома. Его в моей жизни и так хватает.</text:p>
      <text:p text:style-name="P31">Она открыла шкафчик и, потянув зубами золотой шнурок, вытащила чёрный с золотом пакетик.</text:p>
      <text:p text:style-name="P31"><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1">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1"><text:span text:style-name="T1">–</text:span> Не стой столбом, Макс! Об тебя можно взгляд поцарапать!</text:p>
      <text:p text:style-name="P31">Я присел на краешек. Она немного придвинулась ко мне и смешливо сощурилась.</text:p>
      <text:p text:style-name="P31"><text:span text:style-name="T1">–</text:span> Ты не против, если мы продолжим знакомство? Я хотела пригласить тебя на чай ещё вчера, но землетрясение…</text:p>
      <text:p text:style-name="P31">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1">Тия виновато сморщила нос.</text:p>
      <text:p text:style-name="P31"><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1"><text:soft-page-break/>Я молчал, раздумывая, чтобы такое остроумное ляпнуть в ответ, когда аликорница шутливо ткнула меня копытом в плечо. </text:p>
      <text:p text:style-name="P31"><text:span text:style-name="T1">–</text:span> Ну же, Макс, ты как деревянный! Расслабься! Можно подумать, тебя никогда раньше не приглашали на свидания!</text:p>
      <text:p text:style-name="P31">От неожиданности я повалился на ложе.</text:p>
      <text:p text:style-name="P31"><text:span text:style-name="T1">–</text:span> Эй, полегче! Ты пихаешься, как бульдозер!</text:p>
      <text:p text:style-name="P31"><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1">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1"><text:span text:style-name="T1">–</text:span> Ты чего??? <text:span text:style-name="T1">–</text:span> я непонимающе уставился на аликорницу.</text:p>
      <text:p text:style-name="P31"><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05">Мне печалиться не стоит</text:p><text:p text:style-name="P105">Жизнь прекрасна и ярка</text:p><text:p text:style-name="P105">Телом молода, душою —</text:p><text:p text:style-name="P105">Как дракон морской мудра</text:p><text:p text:style-name="P105"/><text:p text:style-name="P105">Я видала взлёт империй,</text:p><text:p text:style-name="P105">Я жила среди легенд,</text:p><text:p text:style-name="P105">Древней магии мистерий</text:p><text:p text:style-name="P105">Я прилежнейший студент</text:p><text:p text:style-name="P105"/><text:p text:style-name="P105">Обожаема народом,</text:p><text:p text:style-name="P105">Уважаема врагом,</text:p><text:p text:style-name="P105">Но друзей моих немного,</text:p><text:p text:style-name="P105">Но жжёт душу холодом</text:p><text:p text:style-name="P105"/><text:p text:style-name="P105">Одинока и печальна,</text:p><text:p text:style-name="P105">Недоступна и строга,</text:p><text:p text:style-name="P105">Потеряла изначальный</text:p><text:p text:style-name="P105">Смысл жизни навсегда</text:p><text:p text:style-name="P105"/><text:p text:style-name="P105">Жизнь моя теперь публична,</text:p><text:p text:style-name="P105">Жизнь моя теперь для всех,</text:p><text:p text:style-name="P105">В этом — горе, в этом — счастье,</text:p><text:p text:style-name="P105">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1">Аликорница поводила носом над чашками и заметила:</text:p>
      <text:p text:style-name="P31">–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1">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1">Я трогал пальцем ноги воду, сидя на бортике бассейна, когда дверь открылась и внутрь сунулся нос аликорницы.</text:p>
      <text:p text:style-name="P31">– Тебе в чай класть мёд или сахар? – спросила она, невинно наблюдая за моими тщётными <text:soft-page-break/>попытками прикрыться.</text:p>
      <text:p text:style-name="P31">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1">– Ты бы предупреждала, прежде чем войти, что ли? – просипел я. </text:p>
      <text:p text:style-name="P31"><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1">– Мёд. Или сахар. На твоё усмотрение.</text:p>
      <text:p text:style-name="P31">– Как скажешь. – нос Тии скрылся за дверью.</text:p>
      <text:p text:style-name="P31">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1">– О, ты уже?</text:p>
      <text:p text:style-name="P31">Аликорница поставила на поднос чашки и плетёнку с бубликами и подошла с ним к тюфяку.</text:p>
      <text:p text:style-name="P31">– А почему ты опустила жалюзи на окне в ванной? Оттуда такой прекрасный вид!</text:p>
      <text:p text:style-name="P31">–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31">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1">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1">–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1">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1">Я повернулся к Тие. Мне пришлось осторожно напрягать мускулы шеи, чтобы они случайно не отвернули голову нафиг.</text:p>
      <text:p text:style-name="P31">– Это просто бомба! Я чувствую себя богом! Кажется, я понял секрет вашей силы и долголетия: вы пьёте эту траву каждый день.</text:p>
      <text:p text:style-name="P31">Аликорница громко и заразительно рассмеялась. Я присоединился к ней. <text:span text:style-name="T1">По телу прошлась волна лёгкого покалывания.</text:span><text:span text:style-name="T1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35">Копыто легло мне на плечо и мягко повалило на постель. Тия легла рядом и тепло дунула мне в ухо.</text:p>
      <text:p text:style-name="P31">– <text:span text:style-name="T1">Ты готов познакомиться поближе? Совсем близко?</text:span></text:p>
      <text:p text:style-name="P31">–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35"><text:soft-page-break/>Тия фыркнула.</text:p>
      <text:p text:style-name="P35">–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5">У нас до утра — если сестрица ничего не напутает — девять часов. И все они — наши.</text:span></text:p>
      <text:p text:style-name="P35">Её ресницы щекотали мне щеку. Я повернулся к ней и буквально растворился в ласковом взгляде огромных фиалковых глаз.</text:p>
      <text:p text:style-name="P35">– Ты предлагаешь мне заняться сексом? С тобой? Но... как?</text:p>
      <text:p text:style-name="P3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35">Тия подняла голову.</text:p>
      <text:p text:style-name="P35">–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35">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35">Как во сне я разделся и зашёл к ней сзади. "Это неправильно!» – пискнули во мне остатки ханжества и замолкли, раздавленные желанием.</text:p>
      <text:p text:style-name="P35">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35">Через некоторое время Тия осторожно высвободилась из-под меня и встала с постели. </text:p>
      <text:p text:style-name="P35">– Лежи, я сейчас. – муркнула она, поцеловав меня в ухо.</text:p>
      <text:p text:style-name="P35">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35">В открывшемся мини-баре я углядел ряд вычурных бутылок и пузатых графинчиков. Их содержимое не вызывало у меня никаких сомнений.</text:p>
      <text:p text:style-name="P29"><text:span text:style-name="T5">–</text:span> Иногда хочется забыться, <text:span text:style-name="T5">–</text:span> перехватила мой взгляд аликорница, <text:span text:style-name="T5">–</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29"><text:span text:style-name="T5">–</text:span> А водку у вас принято пить?</text:p>
      <text:p text:style-name="P29"><text:span text:style-name="T5">–</text:span> Некоторые употребляют. Но правительница Эквестрии, пьющая <text:span text:style-name="T1">яблочную </text:span>водку <text:span text:style-name="T1">—</text:span> это уже черезчур. <text:span text:style-name="T5">–</text:span> засмеялась Селестия. <text:span text:style-name="T5">–</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5">Достав из шкафчика пузатую заплесневевшую бутылку, Тия что-то прикинула и наполнила её содержимым два бокала на полуметровых ножках.</text:p>
      <text:p text:style-name="P35">– Я тут подумала, – повернулась она ко мне, – лучше выпьем лазурное вино в ванной. Тебе нужно <text:soft-page-break/>расслабиться и убрать магию радужного чая. А лазурное вино эффективнее всего действует в <text:s/>воде. Ты не против?</text:p>
      <text:p text:style-name="P35">–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35">Тия покачала головой и прошла с бокалами в ванную, кивком пригласив меня следовать за ней.</text:p>
      <text:p text:style-name="P35">–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5">— сильнейший энергетик, он многократно усиливает чувства и возможности организма, но он же и иссушает его.</text:span></text:p>
      <text:p text:style-name="P35"><text:span text:style-name="T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5">—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35">Наконец, я со вздохом отпрянул.</text:p>
      <text:p text:style-name="P35"><text:span text:style-name="T5">– Я несказанно рада, что, наконец-то, могу назвать тебя своим другом. </text:span>– мурлыкнула Тия. – <text:span text:style-name="T5">За дружбу! </text:span>– подняла бокал она.</text:p>
      <text:p text:style-name="P35">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35"><text:span text:style-name="T5">– Это ты называешь “дружбой”? – с </text:span>улыбкой хмыкнул<text:span text:style-name="T5"> я. – </text:span>Мне нравится твоё чувство юмора.</text:p>
      <text:p text:style-name="P35">Аликорница нахмурилась.</text:p>
      <text:p text:style-name="P35"><text:span text:style-name="T5">– </text:span>Тебе не нравится моя дружба? Ты не принимаешь её? Ты чем-то недоволен?</text:p>
      <text:p text:style-name="P35">Я расхохотался, чуть не поперхнувшись водой, плескавшейся у подбородка.</text:p>
      <text:p text:style-name="P35"><text:span text:style-name="T5">– </text:span>Нет, что ты, Тия, не мели ерунды! Я всем доволен, я просто в восторге. Мне вообще кажется, что я попал в рай, а ты <text:span text:style-name="T5">— </text:span>мой ангел-хранитель. И называть ЭТО дружбой <text:span text:style-name="T5">—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5">— не друг, я — нечто большее. Я тебя </text:span>лю...</text:p>
      <text:p text:style-name="P35">Копыто аликорницы закрыло мне рот прежде чем я успел договорить заветное слово.</text:p>
      <text:p text:style-name="P31">– Макс, не надо! – умоляюще произнесла аликорница. – Не продолжай! Пожалуйста!</text:p>
      <text:p text:style-name="P31">Слова встали у меня поперёк горла. Я медленно отодвинул копыто от лица и потрясённо уставился на неё.</text:p>
      <text:p text:style-name="P31">– Но почему? – в конце-концов выдавил я. – Что не так? Это из-за того, что я — человек?</text:p>
      <text:p text:style-name="P31">Тия виновато закусила губу и отвернулась.</text:p>
      <text:p text:style-name="P31">– Я же обьясняла тебе в самом начале нашего знакомства. Аликорны не могут любить. Только не <text:soft-page-break/>смертных! Мне казалось, ты понял и принял это правило.</text:p>
      <text:p text:style-name="P31">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1">– Макс… Я не смогу сделать тебя бессмертным… Мне очень жаль… Извини…</text:p>
      <text:p text:style-name="P31">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31">Слёзы злости душили меня, но я сдержался.</text:p>
      <text:p text:style-name="P31">– Охренеть. – сказал я холодно. – А я прям напрашивался!</text:p>
      <text:p text:style-name="P31">Одиночество, отступившее перед мягким, но настойчивым натиском аликорницы в последние недели, снова сковало душу стужей.</text:p>
      <text:p text:style-name="P31">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1">“...пожалуйста, останься...”</text:p>
      <text:p text:style-name="P31">Где этот чёртов носок?</text:p>
      <text:p text:style-name="P31">“...пойми, это эффект лазурного вина...”</text:p>
      <text:p text:style-name="P31">Джинсы узкие, блядь! На мокрое тело хрен натянешь...</text:p>
      <text:p text:style-name="P31">“...ох, я глупая...”</text:p>
      <text:p text:style-name="P31">Так, всё. Шмотки на мне, вроде, ничего не забыл.</text:p>
      <text:p text:style-name="P35">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35"/>
      <text:h text:style-name="Heading_20_2" text:outline-level="2">9. <text:span text:style-name="T1">Прощание</text:span></text:h>
      <text:p text:style-name="P35"/>
      <text:p text:style-name="P31">– <text:span text:style-name="T1">Норф!.. Эй, Норф! Ты где?..</text:span></text:p>
      <text:p text:style-name="P35">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35">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1"/>
      <text:p text:style-name="P36">***</text:p>
      <text:p text:style-name="P31"/>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text:soft-page-break/>От нечего делать, стал прислушиваться к полушёпоту, витавшему под сводами зала.</text:p>
      <text:p text:style-name="P3">…</text:p>
      <text:p text:style-name="P1"><text:span text:style-name="T29">– </text:span><text:span text:style-name="T25">Говорят, в </text:span><text:span text:style-name="T10">Додж </text:span><text:span text:style-name="T11">Джанкшн</text:span><text:span text:style-name="T25">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29">– </text:span><text:span text:style-name="T31">А из Пинто Крика уже месяц нет новостей...</text:span></text:p>
      <text:p text:style-name="P3"><text:span text:style-name="T29">– </text:span><text:span text:style-name="T31">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35">…</text:p>
      <text:p text:style-name="P9"><text:span text:style-name="T31">– </text:span>“<text:span text:style-name="T1">Что я могу сделать, чтобы вернуть всё назад?</text:span>”</text:p>
      <text:p text:style-name="P9"><text:span text:style-name="T31">– </text:span><text:span text:style-name="T25">Так и сказала?</text:span></text:p>
      <text:p text:style-name="P1"><text:span text:style-name="T29">– </text:span><text:span text:style-name="T25">Да, </text:span><text:span text:style-name="T26">Фэнси</text:span><text:span text:style-name="T2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9"><text:span text:style-name="T31">– </text:span><text:span text:style-name="T25">Что бы это значило, Флер?</text:span></text:p>
      <text:p text:style-name="P9"><text:span text:style-name="T31">– </text:span><text:span text:style-name="T25">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35">…</text:p>
      <text:p text:style-name="P38">–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38">– Куда проваливаться?</text:p>
      <text:p text:style-name="P38">– Они не знают. В тех провалах не видно дна...</text:p>
      <text:p text:style-name="P38">…</text:p>
      <text:p text:style-name="P38"/>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38">– Леди и джентлькольты! Приём окончен! Её Высочество Принцесса Селестия будет рада видеть <text:s/>вас в следующую среду!</text:p>
      <text:p text:style-name="P38">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5">–</text:span> Ты? <text:span text:style-name="T5">–</text:span> повернулась она ко мне.</text:p>
      <text:p text:style-name="P30">– Привет, Селестия. – подчёркнуто нейтрально обратился я. – Как дела?</text:p>
      <text:p text:style-name="P30">– Привет… Макс. <text:s/>Не очень, мягко говоря.</text:p>
      <text:p text:style-name="P29"><text:span text:style-name="T5">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5">олоски и даже целые пряди розового цвета выбивались </text:span><text:span text:style-name="T1">и</text:span><text:span text:style-name="T5">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5"> </text:span><text:span text:style-name="T1">И даже м</text:span><text:span text:style-name="T5">астерски наложенный макияж не мог скрыть мешки под глазами.</text:span></text:p>
      <text:p text:style-name="P30">–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text:soft-page-break/>радугу в случае провала.</text:p>
      <text:p text:style-name="P1"><text:span text:style-name="T5">–</text:span> Пятьдесят шесть из шестидесяти четырёх? Хренасе! <text:span text:style-name="T5">–</text:span> я вспомнил рассказ Селестии про восьмёрку пегасов прошлогоднего выпуска. <text:span text:style-name="T5">–</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5">–</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28">— </text:span><text:span text:style-name="T2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28">—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5">–</text:span> А почему вы не поселитесь в более пригодном для земледелия месте?</text:p>
      <text:p text:style-name="P30">–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0">Селестия подошла к фонтанчику, обмакнула в него копыто и провела им по лбу.</text:p>
      <text:p text:style-name="P30">–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0">Я сделал вид, что не заметил полунамёка в последнем предложении. Выяснять отношения и мириться мне не хотелось.</text:p>
      <text:p text:style-name="P30">– Порадовать, к сожалению, нечем. Твой приятель, Норфолк Каррус, исчез. Судя по всему, во сне.</text:p>
      <text:p text:style-name="P30">– И Норф? О-о-о, нет!</text:p>
      <text:p text:style-name="P30">Селестия в отчаянии села на пол, прижав копыто к виску и опустошенно качая головой.</text:p>
      <text:p text:style-name="P30">–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0">Аликорница подняла голову и <text:span text:style-name="T8">растерянно</text:span> посмотрела на меня.</text:p>
      <text:p text:style-name="P30">–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0">– Может, спросишь Луну, куда деваются пони? Сон по её части.</text:p>
      <text:p text:style-name="P29"><text:span text:style-name="T5">– </text:span><text:span text:style-name="T1">Она</text:span><text:span text:style-name="T5"> отказывается разговаривать со мной со времени нашего возвращения из Вечнодикого леса. </text:span><text:span text:style-name="T1">Прямо как ты в последнее время. </text:span><text:span text:style-name="T5">– </text:span><text:span text:style-name="T1">горько заметила аликорница. </text:span><text:span text:style-name="T5">–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0">– Может, мне поговорить с ней?</text:p>
      <text:p text:style-name="P29"><text:span text:style-name="T5">–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6">— так точно.</text:span></text:p>
      <text:p text:style-name="P31">– Ну ок. Тогда она обрадуется следующей новости: я ухожу.</text:p>
      <text:p text:style-name="P31"><text:soft-page-break/>Селестия еле заметно дрогнула ушами. Она отвернулась и молча смотрела в окно, не выказывая эмоций.</text:p>
      <text:p text:style-name="P31">Я продолжил.</text:p>
      <text:p text:style-name="P31">–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1">Поза аликорницы стала чуть менее скованной. На грани слышимости я уловил её вздох. Она наконец повернулась ко мне и слабо улыбнулась.</text:p>
      <text:p text:style-name="P31">–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1">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1">– А в мешочке что?</text:p>
      <text:p text:style-name="P31">–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1">Я хотел было оскорбиться такой опекой со стороны аликорницы, но, глянув в её глаза, передумал.</text:p>
      <text:p text:style-name="P31">– Твоё высочество<text:span text:style-name="T1">, ты, вообще, спишь по ночам? У тебя глаза красные, как у кролика-альбиноса.</text:span></text:p>
      <text:p text:style-name="P31">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1">–<text:span text:style-name="T1"> Отправляйся, Макс. Очень надеюсь на успех твоей миссии.</text:span></text:p>
      <text:p text:style-name="P35">Она повернулась и вышла из зала, почти подметая хвостом пол.</text:p>
      <text:p text:style-name="P29"><text:span text:style-name="T6">&lt;</text:span><text:span text:style-name="T18">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6">&gt;</text:span></text:p>
      <text:p text:style-name="P1"><text:span text:style-name="T30">&lt;</text:span><text:span text:style-name="T40">Mark Knopfler - </text:span><text:span text:style-name="T39">Hill Farmer's Blues</text:span><text:span text:style-name="T30">&gt;</text:span></text:p>
      <text:p text:style-name="P33">***</text:p>
      <text:p text:style-name="P31"/>
      <text:p text:style-name="P3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34"><text:soft-page-break/>–<text:span text:style-name="T1"> Но магия есть и сейчас, мам!</text:span></text:p>
      <text:p text:style-name="P3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3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37">Так возникли пони и многие другие.</text:p>
      <text:p text:style-name="P3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34">–<text:span text:style-name="T1"> Весь мир как Вечнодикий лес?</text:span></text:p>
      <text:p text:style-name="P37">–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37">– Мааам, а со мной связан элементаль?</text:p>
      <text:p text:style-name="P37">– Конечно, Эйприл. В каждом из нас есть её бессмертная искорка.</text:p>
      <text:p text:style-name="P1"><text:span text:style-name="T2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34"><text:span text:style-name="T1">– Конечно, мам! «День горящего очага» </text:span>— <text:span text:style-name="T1">верно?</text:span></text:p>
      <text:p text:style-name="P37">–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37">Так возникли аликорны.</text:p>
      <text:p text:style-name="P37">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37">Имя её было Селестия.</text:p>
      <text:p text:style-name="P37">За ней последовала и сестра её, Луна.</text:p>
      <text:p text:style-name="P3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37">То есть, всегда.</text:p>
      <text:p text:style-name="P37">Тут и сказке конец. А теперь, Эйприл, залазь на полку и закрывай глазки.</text:p>
      <text:p text:style-name="P37">– Ну мааам! Раскажи ещё что-нибудь! Про Сомбру!</text:p>
      <text:p text:style-name="P37">– Про Сомбру <text:span text:style-name="T5">— в следующий раз. А е</text:span>сли мы не уснём в ближайшие десять минут, придёт древесный волк и заберёт меня в Вечнодикий лес!</text:p>
      <text:p text:style-name="P37">– А почему только тебя? А меня? А дядю-горгулия?</text:p>
      <text:p text:style-name="P37"><text:soft-page-break/>– <text:s/>Тебя я забрать ему не дам. А в дядю не тыкай копытом, это невежливо! Спи уже, мой маленький!</text:p>
      <text:p text:style-name="P37">– Поцелуй меня на ночь, мам!</text:p>
      <text:p text:style-name="P37">– Конечно, мой хороший...</text:p>
      <text:p text:style-name="P37"/>
      <text:p text:style-name="P31">Вагоны убаюкивающе перестукивались по рельсам, унося меня прочь от Кантерлота. Я перевернулся на другой бок и провалился в сон.</text:p>
      <text:p text:style-name="P31"/>
      <text:h text:style-name="Heading_20_2" text:outline-level="2">10. Понивилль</text:h>
      <text:p text:style-name="P31"/>
      <text:p text:style-name="P9">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9">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31">—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9"><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9">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9">Гостинницу я сразу отверг <text:span text:style-name="T31">—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1">–<text:span text:style-name="T1"> Вот этот подойдёт. </text:span>–<text:span text:style-name="T1"> ткнул я в квадратик на карте, расположенный на окраине.</text:span></text:p>
      <text:p text:style-name="P35">Уплатив в городской бюджет скромную арендную плату и получив ключ, я отправился обживаться.</text:p>
      <text:p text:style-name="P9"/>
      <text:p text:style-name="P15">***</text:p>
      <text:p text:style-name="P9"/>
      <text:p text:style-name="P9">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9">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text:soft-page-break/>мускулистого земнопони в джинсовом фермерском костюме. Вот тройка жеребят шушукается у прилавка с фейерверками&lt;<text:span text:style-name="T14">меткоискатели потом устроят во дворе за домом Макса эксперимент по </text:span><text:s/><text:span text:style-name="T14">полёту на реактивном воздушном змее с антиоблачной пушкой — хотят быть погодными пони</text:span>&gt;. А вот...</text:p>
      <text:p text:style-name="P1"><text:span text:style-name="T29">–</text:span><text:span text:style-name="T25"> Эй, верзила, поосторожнее, лягать тебя в круп! Куда прёшься-то?</text:span></text:p>
      <text:p text:style-name="P9">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9">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1">– Ты что, как-тя-там, впервые на базаре? Так таращишься по сторонам, как будто морковку с картохой впервые в жизни увидел.</text:p>
      <text:p text:style-name="P31">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1">Я перегнулся через прилавок, стараясь рассмотреть кьютимарку кобылки. </text:p>
      <text:p text:style-name="P31">– Слышь, красавчик, ты сидру перепил, или как? Чёй-та тебя мои фланки заинтересовали? Если хочешь подкатить оглобли, дык сначала я тя сводить на кино с конфетами должна. – поняха припечатала монетку к прилавку и с любопытством взглянула на меня.</text:p>
      <text:p text:style-name="P31">Так и есть! На крупе кобылки красовались три яблока. Вот только, блин, как её звали-то?</text:p>
      <text:p text:style-name="P31">– <text:s/>Прошу прощения, Аппл.. Эппл.. Эпплхэт?</text:p>
      <text:p text:style-name="P31">– Ща залеплю оплеуху. – мрачно процедила пони. – Мало того, что таращится, как василиск, так ещё и издевается!</text:p>
      <text:p text:style-name="P31">– Да ладно тебе, Эй-Джей! Вполне милое имя. – хихикнул дракончик с кукурузой, проходя мимо.</text:p>
      <text:p text:style-name="P31">Ага, вот!</text:p>
      <text:p text:style-name="P31">– Извините меня пожалуйста, Эй-Джей, просто мне показалось, что вы напоминаете одну мою знакомую.</text:p>
      <text:p text:style-name="P31">– Эй-Джей я для друзей! – сварливо заметила поняха, – А для всех остальных — тебя тоже! — Эпплджек.</text:p>
      <text:p text:style-name="P31">Блин, опять облажался. Как-то хреново начинается знакомство с Понивиллем.</text:p>
      <text:p text:style-name="P31">– Понял. А меня зовут Макс. Приятно было познакомиться, Эпплджек.</text:p>
      <text:p text:style-name="P31">Я повернулся было уходить.</text:p>
      <text:p text:style-name="P31">– Э-э-э… Макс?</text:p>
      <text:p text:style-name="P31">– Да? – я повернулся обратно.</text:p>
      <text:p text:style-name="P31">Поняха водила копытом по прилавку. Надвинутая на лоб шляпа скрывала выражение мордочки. </text:p>
      <text:p text:style-name="P31">–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1">Я вернулся к прилавку.</text:p>
      <text:p text:style-name="P31">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1">– Сколько стоят вот эти? – указал я на пирамидку красных яблок размером с треть арбуза каждое.</text:p>
      <text:p text:style-name="P31">– Ред Делишес? Две серебряшки.</text:p>
      <text:p text:style-name="P31"><text:soft-page-break/>– Куча?</text:p>
      <text:p text:style-name="P31">– Ну ты даёшь! – хмыкнула Эпплджек. – Даже не смешно.</text:p>
      <text:p text:style-name="P31">– Неужели штука?</text:p>
      <text:p text:style-name="P31">Поняшка выпрыгнула из-за прилавка и смерила меня долгим взглядом.</text:p>
      <text:p text:style-name="P31">–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31">Я улыбнулся и кивнул в ответ. Ситуация начала выправляться.</text:p>
      <text:p text:style-name="P31">–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0">Додж Джанкшена.</text:span> Через пару недель вишни и у нас появятся, тогда цена на них упадёт.</text:p>
      <text:p text:style-name="P31">– А сколько стоит вот это? – указал я на небольшую прикрытую от солнца мешковиной баночку с содержимым удивительной радужной расцветки.</text:p>
      <text:p text:style-name="P31">–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1">Поняшка набрала ложечку джема и предложила мне. </text:p>
      <text:p text:style-name="P31">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1">– Это просто восхитительно! Чудесно! Никогда такого не пробовал! И даже представить не мог, что такая вкуснотень существует!</text:p>
      <text:p text:style-name="P31">Эпплджек просто расцвела от моих дифирамбов.</text:p>
      <text:p text:style-name="P31">– Тебе, сахарок, как гостю города, сделаю скидку. Забирай за шестьдесят. Раньше меньше чем золотой не отдавала.</text:p>
      <text:p text:style-name="P31">Расплачиваясь, я спросил:</text:p>
      <text:p text:style-name="P31">– Ты, случаем, не знаешь, как пройти к городской библиотеке?</text:p>
      <text:p text:style-name="P31">Эпплджек, вскинув копыто ко лбу, запричитала:</text:p>
      <text:p text:style-name="P31">–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1">Тут Эпплджек прервалась и что есть силы замахала кому-то:</text:p>
      <text:p text:style-name="P31">– Рэр! Эй! Рэр! Давай к нам!</text:p>
      <text:p text:style-name="P31">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1">–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1"><text:soft-page-break/>–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1">– Эпплджек! Сколько можно повторять: модельер, а не рукодельница! Проведу, конечно. – устало произнесла Рэрити.</text:p>
      <text:p text:style-name="P31">– А какая разница? – беспечно махнула копытом Эпплджек, не обращая внимание на нахмурившуюся единорожку. – Шмотки — они и в Эппллузе шмотки.</text:p>
      <text:p text:style-name="P31">– Разница, как если бы тебя вместо огородницы назвали… ммм… <text:s/>реднеком. Пойдёмте, Макс.</text:p>
      <text:p text:style-name="P31">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1">–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1">–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1">– Огородница!.. Ишь, чего выдумала! По мне, так уж лучше “реднек”, чем “огородница”! – слышалось бурчание Эпплджек нам вдогонку.</text:p>
      <text:p text:style-name="P31">Единорожка с серьёзным видом завела меня за угол и только после этого звонко расхохоталась. </text:p>
      <text:p text:style-name="P31">– Я думал, вы друзья. – заметил я.</text:p>
      <text:p text:style-name="P31">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1">–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1">– Буду только рад. Сам бы предложил, да не успел.</text:p>
      <text:p text:style-name="P31">–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1">– Не сомневаюсь. Мы в конце-концов неплохо поладили и она даже сделала мне скидку на вольт-яблочном джеме.</text:p>
      <text:p text:style-name="P31">– А почём продала, если не секрет?</text:p>
      <text:p text:style-name="P31">– За шестьдесят бит.</text:p>
      <text:p text:style-name="P31">–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1">–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1">Единорожка чуть не подпрыгивала от любопытства. Заметив мою отвалившуюся челюсть, она вновь рассмеялась.</text:p>
      <text:p text:style-name="P31">–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1">–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1">–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1">–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1">– От недосыпа. – перебил я Рэрити. – Красные от недосыпа глаза я не спутаю ни с чем. Сам такие двадцать лет наблюдал в зеркале.</text:p>
      <text:p text:style-name="P31">–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1">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1">–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1">Мы остановились перед деревом.</text:p>
      <text:p text:style-name="P31">Даже не так. </text:p>
      <text:p text:style-name="P31">Мы остановились перед ДЕРЕВОМ! </text:p>
      <text:p text:style-name="P31">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1">–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1">Единорожка удалилась, оставив <text:span text:style-name="T1">после себя лёгкий запах жасмина.</text:span></text:p>
      <text:p text:style-name="P31"><text:soft-page-break/></text:p>
      <text:h text:style-name="Heading_20_2" text:outline-level="2">11. Библиотека Золотого Дуба</text:h>
      <text:p text:style-name="P31"/>
      <text:p text:style-name="P31">– Э-э-э… Добрый день?</text:p>
      <text:p text:style-name="P31">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35">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35">Мне показалось, единорожка смотрела на меня малость раздражённо. Фолиант с громким стуком хлопнулся на пол.</text:p>
      <text:p text:style-name="P31">–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1">Йопт! Ещё один Шерлок Холмс на мою голову!</text:p>
      <text:p text:style-name="P31">– Извиняюсь за нескромность, а откуда тебе про меня известно?</text:p>
      <text:p text:style-name="P1"><text:span text:style-name="T29">–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text:span><text:span text:style-name="T29">и исчезновений пони </text:span><text:span text:style-name="T29">уже год. Почту за честь работать </text:span><text:span text:style-name="T25">под твоим руководством</text:span><text:span text:style-name="T29">. Подожди немного, я отсистематизирую нужную информацию и расскажу тебе, насколько далеко смогла продвинуться.</text:span></text:p>
      <text:p text:style-name="P29">“Вот неугомонная” <text:span text:style-name="T6">–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text:span><text:span text:style-name="T6">l'amore</text:span><text:span text:style-name="T6"> — будем дружить.</text:span></text:p>
      <text:p text:style-name="P31">–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1">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1">–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1">Твайлайт аж затопала на месте.</text:p>
      <text:p text:style-name="P31">–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1">...</text:p>
      <text:p text:style-name="P31">– И оборудовать подвал библиотеки бронекапсулой для безопасных испытаний!</text:p>
      <text:p text:style-name="P31">– Ты хотела сказать — опасных испытаний? – усомнился я. Список хотелок единорожки впечатлял. <text:soft-page-break/>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1">– <text:span text:style-name="T1">Для ускорения м-частиц. Если ускорить их до определённого уровня, а затем столкнуть друг с дружкой, может </text:span><text:span text:style-name="T1">высвободиться</text:span><text:span text:style-name="T1"> огромное количество магической энергии! Теоретически, намного большее, чем доступно даже аликорнам!</text:span></text:p>
      <text:p text:style-name="P31"><text:span text:style-name="T1">– Ага, и тогда ты сможешь </text:span><text:span text:style-name="T1">словить её фокальным усилителем </text:span><text:span text:style-name="T1">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31"><text:span text:style-name="T1">– Спайк!!! Ты опять всё перепутал! – заволновалась Твайлайт. – Я говорила о теоретической возможности стать аликорном при достижении </text:span><text:span text:style-name="T1">определённого</text:span><text:span text:style-name="T1"> магоэнергетического </text:span><text:span text:style-name="T1">уровня</text:span><text:span text:style-name="T1">. Я не говорила, что сама хочу… Вдобавок, без мощного магического таланта аликорнизация будет обратимой.</text:span></text:p>
      <text:p text:style-name="P31"><text:span text:style-name="T1">– Хм. Странно. А я помню, как ты, </text:span><text:span text:style-name="T1">вертясь</text:span><text:span text:style-name="T1"> перед зеркалом, говорила: </text:span><text:span text:style-name="T1">ну </text:span><text:span text:style-name="T1">почему </text:span><text:span text:style-name="T1">я </text:span><text:span text:style-name="T1">не</text:span><text:span text:style-name="T1">…</text:span></text:p>
      <text:p text:style-name="P31"><text:span text:style-name="T1">– Да что же это я? Заходи, Макс, не стой в дверях! Время позднее! Спайк, принеси </text:span><text:span text:style-name="T1">ещё</text:span><text:span text:style-name="T1"> тарелк</text:span><text:span text:style-name="T1">у</text:span><text:span text:style-name="T1"> и завари чай. – зачастила Твайлайт. – У меня с этим</text:span><text:span text:style-name="T1">и</text:span><text:span text:style-name="T1"> оборудованием совсем из головы правила </text:span><text:span text:style-name="T1">гостеприимства </text:span><text:span text:style-name="T1">вылетели! Поужинаем, а потом обсудим, какие приборы нужны для </text:span><text:span text:style-name="T1">завершения</text:span><text:span text:style-name="T1"> </text:span><text:span text:style-name="T1">и</text:span><text:span text:style-name="T1">сследовани</text:span><text:span text:style-name="T1">й</text:span><text:span text:style-name="T1">.</text:span></text:p>
      <text:p text:style-name="P35"/>
      <text:p text:style-name="P32">***</text:p>
      <text:p text:style-name="P31"/>
      <text:p text:style-name="P93"><text:tab/>Свеча отбрасывала мягкие тени на книжные полки. Спайк положил обглоданную кочерыжку на горку и принялся облизывать пальцы.</text:p>
      <text:p text:style-name="P35">– Так. – <text:s/>я ткнул в позицию в длинном списке оснащения. – Зачем тебе преобразователь пси-поля?</text:p>
      <text:p text:style-name="P35">–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35">–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35">– Спайк! Ковыряться когтем в зубах некрасиво! Тем более, при посторонних!</text:p>
      <text:p text:style-name="P35"><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35">– СПАЙК!!! Откуда ты взял этот листок?!! – Твайлайт покраснела, как варёный рак и выхватила бумажку у меня из рук.</text:p>
      <text:p text:style-name="P35">– У тебя в черновиках, естественно. Ты сама сказала экономить бумагу. – пожал плечами дракончик.</text:p>
      <text:p text:style-name="P35">Я осторожно взял листок назад, перевернув его обратно.</text:p>
      <text:p text:style-name="P35">– Электростимулятор гипоталамуса. Драконий. В комплекте с усиленной больничной койкой и набором фиксаторов.</text:p>
      <text:p text:style-name="P35">– Это ещё чего??? – удивился Спайк. – я что-то не помню, чтоб ты такое хотела!</text:p>
      <text:p text:style-name="P35">–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5">— </text:span><text:span text:style-name="T5">то есть крыльев. И я подумала: а что, если…</text:span></text:p>
      <text:p text:style-name="P35"><text:span text:style-name="T5">– Вот ещё! </text:span>– возмутился дракончик. – Никогда на такое не соглашусь!</text:p>
      <text:p text:style-name="P35">– Но ты сам подумай, как было бы здорово обладать крыльями! – мечтательно возразила Твайлайт.</text:p>
      <text:p text:style-name="P35"><text:soft-page-break/>–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35">– Угу. Только шар ты же и прожёг, соревнуясь по отрыжке с Рэйнбоу.</text:p>
      <text:p text:style-name="P35">–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63">– Ну, достичь удалось не слишком многого. – повесила нос единорожка. – Собственно, сами работы шли только первые два месяца <text:span text:style-name="T5">— </text:span><text:span text:style-name="T5">потом меня отстранили от </text:span><text:span text:style-name="T5">экспериментов</text:span><text:span text:style-name="T5">. </text:span><text:span text:style-name="T5">И после этого от меня требуют ускорить исследования!</text:span><text:span text:style-name="T5">&lt;</text:span><text:span text:style-name="T17">Луна является изо сна и запрещает Твайлайт дальнейшие исследования – потом Макс встречается с ней во сне</text:span><text:span text:style-name="T5">&gt;</text:span></text:p>
      <text:p text:style-name="P63">– Почему тебя отстранили?</text:p>
      <text:p text:style-name="P63">– Из-за первых результатов. – единорожка насупилась ещё больше. – Они были ужасными.</text:p>
      <text:p text:style-name="P63"/>
      <text:p text:style-name="P36">***</text:p>
      <text:p text:style-name="P31"/>
      <text:p text:style-name="P31">...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1">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1">Со слов Луны, оболочка реальности истончилась и начала прорываться. И первой она начала рваться во снах, где она и так тонка.</text:p>
      <text:p text:style-name="P31">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1">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64"/>
      <text:p text:style-name="P64">– Ага, он был закладкой в четвёртом номере «PlayMare», в разделе «Тридцать две позы, которые удивят вашего френдкольта».</text:p>
      <text:p text:style-name="P64">– Спайк! Немедленно ложись спать!</text:p>
      <text:p text:style-name="P64">– Уже иду. Кукурузу доем только и иду.</text:p>
      <text:p text:style-name="P64">– Продолжай, Твайлайт.</text:p>
      <text:p text:style-name="P63"/>
      <text:p text:style-name="P63">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6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text:soft-page-break/>истончением реальности нашего мира.</text:p>
      <text:p text:style-name="P6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6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смогу,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63">– Так давай сюда весь Понивилль притащим! Это ж будет на 20% круче! Представляю себе видок Биг Мака в теле мисс Черили, гы-гы!</text:p>
      <text:p text:style-name="P6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5">— </text:span><text:span text:style-name="T5">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text:span><text:span text:style-name="T5">Поэтому я созвала всех вас и рассчитываю на вашу помощь.</text:span></text:p>
      <text:p text:style-name="P6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63">–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6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63">– Скажи уж прямо, поближе к королевскому дворцу, Рэр! Все в курсе твоих интересов, сахарок!</text:p>
      <text:p text:style-name="P63">– Эпплджек, я попрошу! Я же никому не говорю, ЧТО ты делаешь с огурцами!</text:p>
      <text:p text:style-name="P63">– !!!</text:p>
      <text:p text:style-name="P63">– Не ссорьтесь, девочки! По местам! Пинки, перестань играть на пружине, а ты, Дэш, не аккомпанируй ей табуреткой! Флатти, вылезай из-под матраса! Я учту твою просьбу, Рэрити, а ты, в свою очередь, постарайся запомнить все необычные флюктуации магии вокруг дворца<text:span text:style-name="T5">. </text:span><text:span text:style-name="T5">Это поможет мне в моей монографии на тему аликорнизации.</text:span></text:p>
      <text:p text:style-name="P63">Я уселась на пуфике, а подруги заняли места на матрасах…</text:p>
      <text:p text:style-name="P64"/>
      <text:p text:style-name="P64">– Спайк, будь добр, принеси дневник эксперимента. Он в подвале, за шафом с ретортами, в...</text:p>
      <text:p text:style-name="P64">– В сейфе, я в курсе.</text:p>
      <text:p text:style-name="P64"/>
      <text:p text:style-name="P65">***</text:p>
      <text:p text:style-name="P63">&lt;<text:span text:style-name="T42">d.notive — Talking Flight</text:span>&gt;</text:p>
      <text:p text:style-name="P64">Дата: 12.04.1003 А.С.</text:p>
      <text:p text:style-name="P64">Эксперимент: заклинание Воплощения Индрэ</text:p>
      <text:p text:style-name="P64">Испытуемая: Рэрити</text:p>
      <text:p text:style-name="P64">Синопсис: запись сна со слов испытуемой</text:p>
      <text:p text:style-name="P64"><text:soft-page-break/>Замечания: замечаний нет</text:p>
      <text:p text:style-name="P64"/>
      <text:p text:style-name="P60"><text:span text:style-name="T25">Я летела сквозь мглу, усеянную </text:span><text:span text:style-name="T25">звёздочками, </text:span><text:span text:style-name="T25">к той единственной, к которой </text:span><text:span text:style-name="T25">меня</text:span><text:span text:style-name="T25"> тянуло с неодолимой силой и которая приковывала всё </text:span><text:span text:style-name="T25">моё</text:span><text:span text:style-name="T25"> внимание. </text:span><text:span text:style-name="T25">Звёздочка</text:span> росла, постепенно превращаясь в светящуюся сферу, заполняющую всё поле зрения. По мере приближения стало видно, что она состоит из мириадов мерцающих искорок.</text:p>
      <text:p text:style-name="P60">Приблизившись к сфере, я, наконец, увидела, что искорки <text:span text:style-name="T5">—</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60">Я чувствовала, что моё место там, внутри сферы, среди пони. Изо всех сил я устремилась к ним. Но та же сила, что влекла меня к ним, вдруг потянула меня в сторону. Огибая сферу, я заметила цепочку из пони, протянувшуюся из сферы вдаль.</text:p>
      <text:p text:style-name="P60">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60">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60">&lt;<text:span text:style-name="T14">В очереди к экрану стоит и Селестия. Макс потом заметит это на обратном пути от экрана, за которым он увидит свой собственный мир — </text:span><text:span text:style-name="T14">и он догадается, где её искать</text:span>&gt;</text:p>
      <text:p text:style-name="P62">Примечания: <text:s/>видела ли Рэрити эгрегор Эквестрии (место, откуда берутся и куда уходят всепони)?</text:p>
      <text:p text:style-name="P62">Вопрос: куда ведёт чёрный экран?</text:p>
      <text:p text:style-name="P60"/>
      <text:p text:style-name="P61">***</text:p>
      <text:p text:style-name="P60"/>
      <text:p text:style-name="P64">Дата: 12.04.1003 А.С.</text:p>
      <text:p text:style-name="P64">Эксперимент: заклинание Воплощения Индрэ</text:p>
      <text:p text:style-name="P64">Испытуемая: Рэйнбоу Дэш</text:p>
      <text:p text:style-name="P64">Синопсис: описание пробуждения испытуемой</text:p>
      <text:p text:style-name="P64">Замечания: испытуемая отказалась дать описание сна </text:p>
      <text:p text:style-name="P60"/>
      <text:p text:style-name="P6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60"/>
      <text:p text:style-name="P61">***</text:p>
      <text:p text:style-name="P60"/>
      <text:p text:style-name="P64">Дата: 12.04.1003 А.С.</text:p>
      <text:p text:style-name="P64">Эксперимент: заклинание Воплощения Индрэ</text:p>
      <text:p text:style-name="P64">Испытуемая: Эпплджек</text:p>
      <text:p text:style-name="P64">Синопсис: запись сна со слов испытуемой</text:p>
      <text:p text:style-name="P64">Замечания: замечаний нет</text:p>
      <text:p text:style-name="P64"><text:soft-page-break/></text:p>
      <text:p text:style-name="P60">Я посмотрела на застывшее внизу тело.</text:p>
      <text:p text:style-name="P62">“Значит, всё. Вот как это бывает.”</text:p>
      <text:p text:style-name="P60">Я подняла левую переднюю ногу. <text:span text:style-name="T1">Перелом отсутствовал. Разбитый ПипБак исчез.</text:span></text:p>
      <text:p text:style-name="P62">“По-крайней мере, я снова могу бегать. Пусть и в мире Зелёных Лугов”.</text:p>
      <text:p text:style-name="P60">Я оттолкнулась от рыжего песка и понеслась. Копыта оторвались от земли и оттолкнулись от воздуха как от тверди. Каждый шаг уносил меня всё выше. Сделав пару кругов, я бросила прощальный взгляд на то, что тридцать четыре года служило мне оболочкой в радиоактивном мире Пустоши.</text:p>
      <text:p text:style-name="P60">Внезапно внизу вместо скрюченного тела я увидела себя, догоняющую старую подругу Рэйнбоу Дэш на празднике Осенних листьев. Несмотря на то, что Рэйнбоу погибла ещё восемь лет назад, я моментально узнала её. И она, и мой двойник полупрозрачными силуэтами мчались вдаль, мимо осенних деревьев, к светлой точке в охватившем весь мир мраке. Точка выросла в библиотеку Золотого Дуба, приветливо подмигивающей нам тускло освещёнными изнутри окнами.</text:p>
      <text:p text:style-name="P60">Внутри, в центре звезды из спящх кобылок, сидела на пуфике Твайлайт. Она с закрытыми глазами беззвучно читала заклинание. Рог её мягко светился.</text:p>
      <text:p text:style-name="P60">Бегущие призраки с ходу прыгнули в мягкий круг света в центре комнаты и испарились.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text:span text:style-name="T5">— кого я знала и не знала. От мелькания сотен двойников у меня начала дико болеть голова: мне казалось, она вылезет из шляпы распухшим шаром. </text:span><text:span text:style-name="T5">Изображение двоилось и троилось у меня перед глазами. </text:span><text:span text:style-name="T5">Мне самой неимоверно захотелось прыгнуть в круг света</text:span><text:span text:style-name="T5">...</text:span></text:p>
      <text:p text:style-name="P64"/>
      <text:p text:style-name="P64">Примечания: рекурсия? Двойники? ПипБак?</text:p>
      <text:p text:style-name="P64"/>
      <text:p text:style-name="P65">***</text:p>
      <text:p text:style-name="P64"/>
      <text:p text:style-name="P64">Дата: 12.04.1003 А.С.</text:p>
      <text:p text:style-name="P64">Эксперимент: заклинание Воплощения Индрэ</text:p>
      <text:p text:style-name="P64">Испытуемая: Флаттершай</text:p>
      <text:p text:style-name="P64">Синопсис: запись сна со слов испытуемой</text:p>
      <text:p text:style-name="P64">Замечания: после пробуждения испытуемая убежала в лес. Для получения описания сна испытуемую пришлось после обнаружения отпаивать чаем с печеньем.</text:p>
      <text:p text:style-name="P64"/>
      <text:p text:style-name="P44">Я брела по Пустоши, волоча левое крыло. Я попадала во множество передряг и раньше, но сейчас всё было очень скверно. Похоже, я кончилась, как летун. Остатки лучевой кости махательного сустава торчали из безобразной раны. В радиусе дня полёта не было медика, чтобы срастить их. Да что там медика <text:span text:style-name="T5">—</text:span> не было даже самого паршивого тайника с обезболивающим и накрыльным протезом. Так бы я смогла, зафиксировав левое крыло, добраться на одном рабочем до своих. </text:p>
      <text:p text:style-name="P44">Острая боль уже давно превратилась в тупую, лишь изредка напоминая о себе, когда крыло встречало неровности почвы.</text:p>
      <text:p text:style-name="P44">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44">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text:soft-page-break/>найти пути, было бы намного проще. Но их, скорее всего, давно засыпало.</text:p>
      <text:p text:style-name="P44">Тут я заметила, что перестала чувствовать боль. Я выгнула шею и, присмотревшись, обнаружила две маленькие дырочки на крыле.</text:p>
      <text:p text:style-name="P44">Проклятье! Когда же он успел меня зацепить? <text:span text:style-name="T5">–</text:span> холодея, подумала я.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44"/>
      <text:p text:style-name="P60"/>
      <text:p text:style-name="P60"/>
      <text:p text:style-name="P64">Дата: 12.04.1003 А.С.</text:p>
      <text:p text:style-name="P64">Эксперимент: заклинание Воплощения Индрэ</text:p>
      <text:p text:style-name="P64">Испытуемая: Пинки Пай</text:p>
      <text:p text:style-name="P64">Синопсис: описание пробуждения испытуемой</text:p>
      <text:p text:style-name="P64">Замечания: получить описание сна оказалось невозможным вследствие неадекватного поведения испытуемой. </text:p>
      <text:p text:style-name="P60"/>
      <text:p text:style-name="P60"/>
      <text:p text:style-name="P60"/>
      <text:p text:style-name="P60"/>
      <text:p text:style-name="P60"/>
      <text:p text:style-name="P60"/>
      <text:p text:style-name="P60"/>
      <text:p text:style-name="P60"/>
      <text:p text:style-name="P60"/>
      <text:p text:style-name="P60"/>
      <text:p text:style-name="P60">&lt;<text:span text:style-name="T20">Это уже видит Макс в своём сне — он проследит за Рэрити и остальными</text:span>&gt;</text:p>
      <text:p text:style-name="P60">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60">Внезапно он открыл глаза и посмотрел на экран. В глазах его отражалась цепочка пони, как у прыгнувшей за миг до того в экран пони.</text:p>
      <text:p text:style-name="P60">Рябь экрана разглаживалась, он постепенно становился непрозрачно-матовым. Так же угасало отражение светящейся цепочки в глазах у юноши.</text:p>
      <text:p text:style-name="P63"/>
      <text:h text:style-name="P117" text:outline-level="2">Сон Рэрити</text:h>
      <text:p text:style-name="P44"/>
      <text:p text:style-name="P44">… в огромном пустом пространстве, а меня окружают звёзды, <text:span text:style-name="T1">–</text:span> рассказывала Рэрити, когда мы с пегаской вломились в библиотеку.</text:p>
      <text:p text:style-name="P44"><text:span text:style-name="T1">–</text:span> Привет Макс, - кивнула она мне.</text:p>
      <text:p text:style-name="P44">Рэрити перевела взгляд с меня на взъерошенную пегаску и недоверчиво сморщила носик.</text:p>
      <text:p text:style-name="P44"><text:span text:style-name="T1">–</text:span> Боже, какие страсти! - прошептала она.</text:p>
      <text:p text:style-name="P44">Твайлайт кивнула нам, приглашая к столу. Рядом сидела Пинки и ещё две незнакомых мне прежде <text:soft-page-break/>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44"><text:span text:style-name="T1">–</text:span> Ну так вот, <text:span text:style-name="T1">–</text:span> продолжила Рэрити, <text:span text:style-name="T1">–</text:span> в этом космосе вдруг появилась звёздочка...</text:p>
      <text:p text:style-name="P44"/>
      <text:p text:style-name="P44"><text:span text:style-name="T5">&lt;</text:span><text:span text:style-name="T14">Вкратце суть сна Рэрити.</text:span></text:p>
      <text:p text:style-name="P44"><text:span text:style-name="T14">Она проснулась в мире Терры веб-дизайнером. И мир Эквестрии ей только снился </text:span><text:span text:style-name="T17">—</text:span><text:span text:style-name="T14"> и быстро начал забываться. Т.е. мир Эквестрии - всего лишь сон терранского парня (девушки?)</text:span></text:p>
      <text:p text:style-name="P44"><text:span text:style-name="T14">к экрану - очередь из пони (пони пропадают из Эквестрии). В очереди близко к экрану </text:span><text:span text:style-name="T17">—</text:span><text:span text:style-name="T14"> Селестия. Рэрити </text:span><text:span text:style-name="T17">—</text:span><text:span text:style-name="T14"> без очереди (у неё </text:span><text:span text:style-name="T17">—</text:span><text:span text:style-name="T14"> билет-пропуск от Индрэ).</text:span></text:p>
      <text:p text:style-name="P44"><text:span text:style-name="T14">Рэрити проснулась парнем, т.к. в Эквестрии </text:span><text:span text:style-name="T17">—</text:span><text:span text:style-name="T14"> матриархат, роль терранских мужчин там несут кобылы.</text:span></text:p>
      <text:p text:style-name="P44"><text:span text:style-name="T14">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44"/>
      <text:p text:style-name="P45">***</text:p>
      <text:p text:style-name="P44"/>
      <text:p text:style-name="P44"><text:span text:style-name="T5">&lt;</text:span><text:span text:style-name="T14">Влад рассказывает Максу о своём сне </text:span><text:span text:style-name="T17">—</text:span><text:span text:style-name="T14"> как он был поняхой, а потом проснулся в мире Терры</text:span><text:span text:style-name="T5">&gt;</text:span></text:p>
      <text:p text:style-name="P48"/>
      <text:p text:style-name="P44"><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44"><text:span text:style-name="T5">–</text:span> Да? Что “тут”? <text:span text:style-name="T5">–</text:span> Твайлайт была вся внимание.</text:p>
      <text:p text:style-name="P44"><text:span text:style-name="T5">–</text:span> Тут я проснулась.</text:p>
      <text:p text:style-name="P44"><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44">(<text:span text:style-name="T5">&lt;</text:span><text:span text:style-name="T14">согласовать с тем, что говорил Анакорн о Р/Д</text:span><text:span text:style-name="T5">&gt;</text:span>). </text:p>
      <text:p text:style-name="P44">Об этом Эгрегоре пишется в книге <text:span text:style-name="T5">&lt;</text:span><text:span text:style-name="T14">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44"><text:span text:style-name="T1">Т</text:span>вайлайт в возбуждении ходила кругами по читальному залу.</text:p>
      <text:p text:style-name="P44"><text:span text:style-name="T5">–</text:span> Та цепочка пони, уходящих в экран… Рэрити, опиши, пожалуйста, что ты видела за экраном? Как можно более детально.</text:p>
      <text:p text:style-name="P44">Единорожка наморщила лоб, вспоминая.</text:p>
      <text:p text:style-name="P44"><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48"/>
      <text:p text:style-name="P44"><text:span text:style-name="T5">&lt;</text:span><text:span text:style-name="T14">обоснование сна для Р/Д. РД видит несколько вариантов историй с Mane6 </text:span><text:span text:style-name="T17">—</text:span><text:span text:style-name="T14"> и с собой + Леро </text:span><text:span text:style-name="T17">—</text:span><text:span text:style-name="T14"> намёк на несовместимые фанфики</text:span></text:p>
      <text:p text:style-name="P44"><text:span text:style-name="T14">Пинки видит кошмар (кексики) и сходит с ума. И ещё она видит как Селестия стала Матрицей (подпрограммой Нексуса)</text:span><text:span text:style-name="T5">&gt;</text:span></text:p>
      <text:p text:style-name="P44"/>
      <text:p text:style-name="P44"><text:soft-page-break/><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44"><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44"><text:span text:style-name="T5">–</text:span> Кто <text:span text:style-name="T5">—</text:span> она? <text:span text:style-name="T5">–</text:span> повернулась Твайлайт.</text:p>
      <text:p text:style-name="P44"><text:span text:style-name="T5">–</text:span> Её Высочество, принцесса Селестия...</text:p>
      <text:p text:style-name="P56"/>
      <text:p text:style-name="P63"/>
      <text:p text:style-name="P63"/>
      <text:p text:style-name="P63"/>
      <text:p text:style-name="P63"/>
      <text:p text:style-name="P63"/>
      <text:p text:style-name="P63"/>
      <text:p text:style-name="P63"/>
      <text:p text:style-name="P63"/>
      <text:p text:style-name="P63"/>
      <text:p text:style-name="P63">&lt;<text:span text:style-name="T14">Твайлайт проводит эксперименты по двойному сну на М6 - без Макса. Её отстраняют от исследований после помешательства Пинки. Сейчас она проведёт эксперимент с Максом</text:span>&gt;</text:p>
      <text:p text:style-name="P31"/>
      <text:p text:style-name="P44"><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44"><text:span text:style-name="T1">–</text:span> Одержимого чем? <text:span text:style-name="T1">–</text:span> спросила Рэрити.</text:p>
      <text:p text:style-name="P44"><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44">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44">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44"><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44">Твайлайт покачала головой.</text:p>
      <text:p text:style-name="P44"><text:span text:style-name="T1">–</text:span> Я не пойду в твой сон. Мне нужно будет вызывать заклинание, а потом возвращать снопроходца <text:soft-page-break/>обратно. Пойти прийдётся кому-то другому. И, может быть, не одному.</text:p>
      <text:p text:style-name="P44"><text:span text:style-name="T1">–</text:span> Не одному? Почему?</text:p>
      <text:p text:style-name="P44"><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44"><text:span text:style-name="T1">–</text:span> Хм, интересно. А что чувствует снопроходец, находясь в чужом сне?</text:p>
      <text:p text:style-name="P44"><text:span text:style-name="T1">–</text:span> Он переживает всё как наяву. Есть ещё один... м-м-м… нюанс.</text:p>
      <text:p text:style-name="P44">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44"><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44"><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44"><text:span text:style-name="T1">–</text:span> Он исчез?</text:p>
      <text:p text:style-name="P54"><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1"/>
      <text:p text:style-name="P31"/>
      <text:p text:style-name="P31">&lt;<text:span text:style-name="T14">–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text:span></text:p>
      <text:p text:style-name="P44"><text:span text:style-name="T5">–</text:span> М-м-м. В описании заклинания Свирл упоминал гармонию. Я и подумал, а что, если это кат-то связано с тобой и твоими друзьями?</text:p>
      <text:p text:style-name="P44"><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44"><text:span text:style-name="T5">–</text:span> М-м-м… “...на укрепление гармонии нашего континуума...”.</text:p>
      <text:p text:style-name="P44">Твайлайт начала в возбуждении ходить по читальному залу.</text:p>
      <text:p text:style-name="P25">–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text:span text:style-name="T1">(вставить шутку в стиле Влада)</text:span>.</text:p>
      <text:p text:style-name="P31"/>
      <text:p text:style-name="P31">&gt;</text:p>
      <text:p text:style-name="P31"/>
      <text:p text:style-name="P31"/>
      <text:p text:style-name="P31"/>
      <text:p text:style-name="P37">.<text:span text:style-name="T14">..Макс! Запрошенный тобой </text:span><text:span text:style-name="T17">&lt;</text:span><text:span text:style-name="T14">синхрофазотрон</text:span><text:span text:style-name="T17">&gt; </text:span><text:span text:style-name="T14">слишком дорог — в Эквестрии сейчас полный провал в экономике. Погодных пегасов осталось мало, непогода уничтожает урожаи. Но в Мэйнхеттэне изготавливают...</text:span></text:p>
      <text:p text:style-name="P1"/>
      <text:p text:style-name="P9"><text:span text:style-name="T31">&lt;</text:span><text:span text:style-name="T19">Макс помогает починить Эпплджек повозку.</text:span><text:span text:style-name="T31">&gt;</text:span></text:p>
      <text:p text:style-name="P31"><text:soft-page-break/></text:p>
      <text:p text:style-name="P83">&lt;<text:span text:style-name="T15">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p>
      <text:p text:style-name="P83"><text:span text:style-name="T15">Твайлайт рассказывает Максу о событиях с того момента, как Тия поручила ей разобраться со странными снами жеребят. Твайлайт перерыла кучу книг (в том числе из Обмена) и наткнулась на заклинание Индрэ (из Самого заветного желания).</text:span>&gt;</text:p>
      <text:p text:style-name="Text_20_body"><text:span text:style-name="T1">&lt;Макс бухает с Пинки </text:span><text:span text:style-name="T1">после новости, что Селестия исчезла </text:span><text:span text:style-name="T1">(</text:span><text:span text:style-name="T21">Ты</text:span><text:span text:style-name="T20"> что! Нельзя любить фаэри! Она похитит твоё сердце и ты будешь искать её до смерти</text:span><text:span text:style-name="T21">)</text:span><text:span text:style-name="T20"> — Пинки </text:span><text:span text:style-name="T21">говорит Максу за разговором. Потом она довозит его до дома и они ночуют вместе (намёк на секс). И в баре она платит за него (потом Дэш говорит Максу, что скажет Пинки не делать этого).</text:span>&gt;</text:p>
      <text:p text:style-name="P83">&lt;<text:span text:style-name="T21">В разговоре с Луной после исчезновения Селестии Макс узнаёт, что она (Селестия) холодна к сексу. </text:span>&gt;</text:p>
      <text:p text:style-name="P45"/>
      <text:p text:style-name="P45">***</text:p>
      <text:p text:style-name="P44"/>
      <text:p text:style-name="P44"/>
      <text:p text:style-name="P44">И хотя мне непонятно, что <text:s/>он имел ввиду под “внешними силами”, под гармонией он явно подразумевал элементы… Ай!</text:p>
      <text:p text:style-name="P44">Твайлайт, погружённая в свои мысли, не заметила вылезшего из своей корзинки зевающего Спайка.</text:p>
      <text:p text:style-name="P44"><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5">аликорнице?</text:span><text:span text:style-name="T5">&gt;</text:span>.</text:p>
      <text:p text:style-name="P44"><text:span text:style-name="T5">–</text:span> Да нет, всё в порядке, Спайк. <text:span text:style-name="T5">–</text:span> Твайлайт потирала ушибленный нос.</text:p>
      <text:p text:style-name="P44">Дракончик кивнул и пошёл по направлению к уборной. Я смочил запасной носовой платок в кувшине с водой, выжал его и приложил к носу Твайлайт.</text:p>
      <text:p text:style-name="P44"><text:span text:style-name="T5">–</text:span> Вообще-то говоря, мне кажется, внешняя сила <text:span text:style-name="T1">—</text:span> это я. Я точно произошёл не в Эквестрии и вообще не в этом мире.</text:p>
      <text:p text:style-name="P44"><text:span text:style-name="T5">–</text:span> Да, логично, <text:span text:style-name="T5">–</text:span> сказала в нос Твайлайт. <text:span text:style-name="T5">–</text:span> Могла бы и сама догадаться.</text:p>
      <text:p text:style-name="P44"><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44"><text:span text:style-name="T5">–</text:span> Заклинания Свирла Бородатого обычно срабатывают без ошибок.</text:p>
      <text:p text:style-name="P44"><text:span text:style-name="T5">–</text:span> Если их правильно вызывают, <text:span text:style-name="T5">–</text:span> пробурчал возвратившийся Спайк, укладываясь в корзинку.</text:p>
      <text:p text:style-name="P44"><text:span text:style-name="T5">–</text:span> Что он имел ввиду?</text:p>
      <text:p text:style-name="P44"><text:span text:style-name="T5">–</text:span> Нууу, - Твайлайт смутилась, <text:span text:style-name="T5">–</text:span> заклинание сработало со второй попытки. В первый раз, с <text:span text:style-name="T20">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text:soft-page-break/>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44"/>
      <text:p text:style-name="P44"><text:span text:style-name="T5">&lt;</text:span><text:span text:style-name="T14">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44"><text:span text:style-name="T5">–</text:span> Да, печально получилось <text:span text:style-name="T5">&lt;</text:span><text:span text:style-name="T15">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44"><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44"><text:span text:style-name="T5">–</text:span> Нет, она мне ничего не говорила. Но, видишь ли, ваше королевство и вы сами описаны в моём мире в детском сериале.</text:p>
      <text:p text:style-name="P44"><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44">Я покачал головой.</text:p>
      <text:p text:style-name="P44"><text:span text:style-name="T5">–</text:span> Вряд ли кто-то из людей побывал здесь до меня. До вас ведь никто не вызывал это заклинание Свирла?</text:p>
      <text:p text:style-name="P44"><text:span text:style-name="T5">–</text:span> Нет. Собрание столь сильных магов запомнилось бы.</text:p>
      <text:p text:style-name="P44"><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44"><text:span text:style-name="T5">–</text:span> Вам нравятся рассказы про Эквестрию? <text:span text:style-name="T5">–</text:span> Твайлайт улыбнулась.</text:p>
      <text:p text:style-name="P44"><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44"><text:span text:style-name="T5">–</text:span> Брони?</text:p>
      <text:p text:style-name="P44"><text:span text:style-name="T5">–</text:span> Так называют себя поклонники этого детского сериала и вас самих <text:span text:style-name="T1">—</text:span> сериальных.</text:p>
      <text:p text:style-name="P44">Твайлайт зарделась.</text:p>
      <text:p text:style-name="P44"><text:span text:style-name="T5">–</text:span> Ого! У нас есть поклонники! Интересно было бы поговорить об этом с твоим другом.</text:p>
      <text:p text:style-name="P44"><text:span text:style-name="T5">–</text:span> Его нет. Он погиб полгода назад.</text:p>
      <text:p text:style-name="P44"><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44"><text:span text:style-name="T5">–</text:span> Всё в порядке, Твайлайт.</text:p>
      <text:p text:style-name="P44">Твайлайт подошла к нише у двери, зажгла небольшую горелку и поставила на неё небольшой изящный чайничек</text:p>
      <text:p text:style-name="P44"><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44"><text:soft-page-break/>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44"><text:span text:style-name="T5">–</text:span> Нууу, я не думаю, что это описан наша Терра. У нас ничего подобного не водится.</text:p>
      <text:p text:style-name="P44"><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44"><text:span text:style-name="T5">–</text:span> Печенье испёк Спайк. Он на удивление искусный повар, когда на него находит вдохновение.</text:p>
      <text:p text:style-name="P44"><text:span text:style-name="T5">–</text:span> М-м-м. Вкусно. Очень вкусно.</text:p>
      <text:p text:style-name="P44">Я помолчал, собираясь с мыслями. Мысли собирались туго, но самое тупое решение мне пришло в голову ещё в Кантерлоте.</text:p>
      <text:p text:style-name="P44"><text:span text:style-name="T5">–</text:span> Я помню, ваша магия Элементов Гармонии обладает большой силой.</text:p>
      <text:p text:style-name="P44"><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44"><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44">Глаза Твайлайт в ужасе расширились. Она поперхнулась.</text:p>
      <text:p text:style-name="P44"><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44">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44"><text:span text:style-name="T5">–</text:span> Для восстановления гармонии, говришь, <text:span text:style-name="T5">–</text:span> я почесал затылок.</text:p>
      <text:p text:style-name="P44"><text:span text:style-name="T5">–</text:span> Ну да, это так. Большие возмущения гармонии можно исправить только с помощью… Ой!..</text:p>
      <text:p text:style-name="P44"><text:span text:style-name="T5">–</text:span> Угу, вот именно. Сейчас имеем “большое возмущение гармонии”.</text:p>
      <text:p text:style-name="P44">Твайлайт прижала копыта к вискам.</text:p>
      <text:p text:style-name="P44"><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44"><text:span text:style-name="T5">–</text:span> Найтмэр Мун и Дискорд не разорвались и не сгорели.</text:p>
      <text:p text:style-name="P44"><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48"/>
      <text:p text:style-name="P44"><text:span text:style-name="T5">&lt;</text:span><text:span text:style-name="T14">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48"/>
      <text:p text:style-name="P44"><text:span text:style-name="T5">–</text:span> Хорошо, у тебя есть какие-то встречные предложения?</text:p>
      <text:p text:style-name="P44"><text:soft-page-break/>Твайлайт задумчиво прошлась вдоль книжной полки.</text:p>
      <text:p text:style-name="P44"><text:span text:style-name="T5">–</text:span> Мне надо поискать. Должно быть что-то подходящее для нашего случая. Я поищу в разделе психологиии и… призывания духов.</text:p>
      <text:p text:style-name="P44">Я рассмеялся.</text:p>
      <text:p text:style-name="P44"><text:span text:style-name="T5">–</text:span> Для духа я слишком материален.</text:p>
      <text:p text:style-name="P44"><text:span text:style-name="T5">–</text:span> Я знаю. Но ничего более подходящего в голову не приходит. Приходи завтра после обеда. Хорошо?</text:p>
      <text:p text:style-name="P44"><text:span text:style-name="T5">–</text:span> Хорошо, Твайлайт. Приду. Спокойной ночи!</text:p>
      <text:p text:style-name="P44"><text:span text:style-name="T5">–</text:span> Спокойной ночи, Макс!</text:p>
      <text:p text:style-name="P44"/>
      <text:h text:style-name="P119" text:outline-level="2"/>
      <text:p text:style-name="P9"/>
      <text:p text:style-name="P9"/>
      <text:p text:style-name="P9"/>
      <text:p text:style-name="P9"/>
      <text:p text:style-name="P48">&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48"/>
      <text:p text:style-name="P49">&lt;<text:span text:style-name="T15">самолёт в эквестрию проваливается во время </text:span><text:span text:style-name="T16">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31">&gt;</text:span></text:p>
      <text:p text:style-name="P55">&lt;<text:span text:style-name="T1">О рейде пони-рейнджеров Максу рассказывает Луна во время его возвращения в Кантерлот после исчезновения Селестии.</text:span>&gt;</text:p>
      <text:p text:style-name="P31"/>
      <text:p text:style-name="P56">&lt;<text:span text:style-name="T14">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6"/>
      <text:p text:style-name="P44"><text:span text:style-name="T5">–</text:span> Ты могла бы нести меня телекинезом. Я, после того, как узнал о ваших способностях, удивлялся, почему ты этого не сделала?</text:p>
      <text:p text:style-name="P44"><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52"><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44"/>
      <text:p text:style-name="P44"><text:span text:style-name="T5">–</text:span> А дальше всё было хуже, намного хуже...</text:p>
      <text:p text:style-name="P44"/>
      <text:p text:style-name="P1"/>
      <text:p text:style-name="P57">&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7"><text:soft-page-break/>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44"/>
      <text:p text:style-name="P45">***</text:p>
      <text:p text:style-name="P48"/>
      <text:p text:style-name="P44"><text:span text:style-name="T5">&lt;Луна - </text:span><text:span text:style-name="T14">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48"/>
      <text:h text:style-name="P117" text:outline-level="2">Рейд пони-рэйнджеров</text:h>
      <text:p text:style-name="P44">&lt;Магия изо всех окраин Эквестрии бежит к её центру — в Вечнодикий лес&gt;</text:p>
      <text:p text:style-name="P51">(леденящий душу триллер, музыка тревожная)</text:p>
      <text:p text:style-name="P46">&lt;<text:span text:style-name="T14">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4">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44">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44">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44">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44">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44">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44">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44"><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44"><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44"><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44"><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text:soft-page-break/>Принцесс, обследуем его хорошенько и, думаю, к вечеру будем возвращаться.</text:p>
      <text:p text:style-name="P44">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44"><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44"><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44"><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44">Дальше мы передвигались с интервалом бескрылого прыжка, чтобы не нанести друг другу увечий в случае работы оружием.</text:p>
      <text:p text:style-name="P45">***</text:p>
      <text:p text:style-name="P44"><text:span text:style-name="T5">–</text:span> Шанту?</text:p>
      <text:p text:style-name="P44"><text:span text:style-name="T5">–</text:span> Ваше Высочество? Мы никогда не встречали такое существо раньше и я…</text:p>
      <text:p text:style-name="P44"><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44">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44"><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3">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5">***</text:p>
      <text:p text:style-name="P44"><text:span text:style-name="T5">&lt;</text:span><text:span text:style-name="T15">Добавить кокатрикса, мантикору и древесных волков. Тентаклианы переименовать в пландерсиды</text:span><text:span text:style-name="T5">&gt;</text:span></text:p>
      <text:p text:style-name="P44">...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44"><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44"><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44">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44"><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44">Поэтому мы ещё тщательнее стали высматривать в траве камни древнего пути. Когда-то это был самый <text:span text:style-name="T5">&lt;</text:span><text:span text:style-name="T14">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44"><text:soft-page-break/><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44"><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44">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44"><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44">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44">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44"><text:span text:style-name="T5">–</text:span> Дискорд! Что их убило? <text:span text:style-name="T5">–</text:span> присвистнул обошедший Хорста с другой стороны Калрус.</text:p>
      <text:p text:style-name="P44"><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44">Я поднял нагрудную бляху, лежащую на скелете с раздавленной грудной клеткой.</text:p>
      <text:p text:style-name="P44"><text:span text:style-name="T5">–</text:span> Это королевский конвой. Такие были на службе у принцесс ещё лет двадцать назад, до Раздора.</text:p>
      <text:p text:style-name="P44"><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44"><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44">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5">***</text:p>
      <text:p text:style-name="P44"><text:span text:style-name="T5">–</text:span> Откуда там останки пегасов? Кто мог поймать их там? Они могут уйти от любой засады.</text:p>
      <text:p text:style-name="P44"><text:span text:style-name="T5">–</text:span> Не знаю, как насчёт летунов, принцессса, но когда мы осматривали кости, на нас было совершено нападение...</text:p>
      <text:p text:style-name="P44"><text:span text:style-name="T5">–</text:span> Вот как? На королевскую стражу в центре Эквестрии? Кто же это был?</text:p>
      <text:p text:style-name="P44"><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4">???</text:span><text:span text:style-name="T5">&gt;</text:span></text:p>
      <text:p text:style-name="P44">Луна обошла Кимеринна. </text:p>
      <text:p text:style-name="P44"><text:span text:style-name="T5">–</text:span> У вас рассечен бок. И колотая рана на шее.</text:p>
      <text:p text:style-name="P44"><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44"><text:span text:style-name="T5">–</text:span> Расслабьтесь, Кимеринн. Вы очень скованы. Я вижу, вам нелегко пришлось в этом походе.</text:p>
      <text:p text:style-name="P44"><text:soft-page-break/>Растерзанная шея жеребца напомнила Луне о другом, которого она называла на “ты” больше тысячи лет назад, во время восстания.</text:p>
      <text:p text:style-name="P44"><text:span text:style-name="T5">–</text:span> Я ценю вашу службу и хочу достойно наградить вас. Спрашивайте.</text:p>
      <text:p text:style-name="P44"><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44">Луна вздохнула. Всё-таки, насколько легче было быть Найтмэр-Мун! Тогда ей не нужно было стесняться своих желаний и все было намного проще.</text:p>
      <text:p text:style-name="P44"><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44"><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44">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44">Он был высок для пони и Луне понадобилось всего лишь немного склонить шею, чтобы тихо выдохнуть ему в ухо:</text:p>
      <text:p text:style-name="P44"><text:span text:style-name="T5">–</text:span> Ну что же… Я рада оказать такую услугу… Тебе…</text:p>
      <text:p text:style-name="P44"><text:span text:style-name="T5">–</text:span> Принцесса…</text:p>
      <text:p text:style-name="P44"><text:span text:style-name="T5">–</text:span> Луна, мой дорогой. Для тебя <text:span text:style-name="T5">—</text:span> Луна…</text:p>
      <text:p text:style-name="P44">...</text:p>
      <text:p text:style-name="P44"/>
      <text:h text:style-name="P117" text:outline-level="2">Рейд пони-рэйнджеров-2 (<text:span text:style-name="T14">продолжение рейда пони-рэйнджеров</text:span>)</text:h>
      <text:p text:style-name="P44"/>
      <text:p text:style-name="P44">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44">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44">Мэдтроттер подошёл к холму и зацепил концом алебарды зелёный покров.</text:p>
      <text:p text:style-name="P44"><text:span text:style-name="T1">–</text:span> Металл! <text:span text:style-name="T1">–</text:span> удивлённо воскликнул он. <text:span text:style-name="T1">–</text:span> И стекло.</text:p>
      <text:p text:style-name="P44">В металлической поверхности сверкнуло небольшое прямоугольное окошко.</text:p>
      <text:p text:style-name="P44">Я прошёл вдоль холма и вскоре под побегами дикого винограда обнаружил вход, открывающий внутренности холма.</text:p>
      <text:p text:style-name="P44"><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44">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44">Внутренности этого металлического “корабля” не вызывали у меня доверия. Но Вечнодикий лес после встречи с <text:span text:style-name="T5">&lt;</text:span><text:span text:style-name="T14">гидрорысью</text:span><text:span text:style-name="T5">&gt;</text:span> и нападением <text:span text:style-name="T5">&lt;</text:span><text:span text:style-name="T14">тентаклиан</text:span><text:span text:style-name="T5">&gt;</text:span> казался мне ещё опаснее. А если этот корабль обследовать как следует…</text:p>
      <text:p text:style-name="P44"><text:soft-page-break/><text:span text:style-name="T5">–</text:span> Заночуем внутри. - <text:span text:style-name="T1">р</text:span>ешил я.</text:p>
      <text:p text:style-name="P44"><text:span text:style-name="T5">&lt;</text:span><text:span text:style-name="T14">Нужен ли тут самолёт? Нужен артефакт из Fallout Equestria - летучий корабль</text:span>?<text:span text:style-name="T5">&gt;</text:span></text:p>
      <text:p text:style-name="P44">Утро встретило нас туманом. Я пытался рассмотреть руины замка на противоположном берегу.</text:p>
      <text:p text:style-name="P44"><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44"><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44">Я сбросил громоздкие перемётные сумки с поклажей, оставив только закреплённый на ноге кинжал.</text:p>
      <text:p text:style-name="P44"><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5">***</text:p>
      <text:p text:style-name="P44">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44"><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44">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44">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44">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44"><text:span text:style-name="T5">–</text:span> Поворачивайте, уходите от болота! <text:span text:style-name="T5">–</text:span> донёсся его крик.</text:p>
      <text:p text:style-name="P44">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5">***</text:p>
      <text:p text:style-name="P44"><text:span text:style-name="T5">–</text:span> Дискорд тебе в крыло, Ким, ты таки заставил нас попотеть! Что там за чертовщина?</text:p>
      <text:p text:style-name="P44">Я отлепился от серебристой поверхности и прыгул на землю.</text:p>
      <text:p text:style-name="P44"><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44">Сброшенный обрубок лианы медленно извивался, стараясь найти опору, вокруг которой можно было бы обвиться. </text:p>
      <text:p text:style-name="P44"><text:span text:style-name="T5">– </text:span>Схватил бы за крыло <text:span text:style-name="T5">—</text:span> я бы не вырвался.</text:p>
      <text:p text:style-name="P44">Я взглянул вверх. На металлической стенке чётко отпечатались четыре полукруга копыт. </text:p>
      <text:p text:style-name="P44"><text:span text:style-name="T5">–</text:span> И пришлось бы тебе за меня во дворце отдуваться.</text:p>
      <text:p text:style-name="P44"><text:span text:style-name="T5">–</text:span> Нашел что-нибудь интересное в развалинах?</text:p>
      <text:p text:style-name="P44"><text:span text:style-name="T5">–</text:span> А как же! Странное такое. Похожее на обезьяну. Но стройнее и грациознее. И оно было одето…</text:p>
      <text:p text:style-name="P44"><text:soft-page-break/><text:span text:style-name="T5">–</text:span> Одето?</text:p>
      <text:p text:style-name="P44"><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44"><text:span text:style-name="T5">–</text:span> Ещ одно неизвестное чудовище! <text:s/>Что-то их тут много развелось.</text:p>
      <text:p text:style-name="P44">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44">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44">Я забросил на спину перемётные сумки и дал команду сбора.</text:p>
      <text:p text:style-name="P44"><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44">“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44"><text:span text:style-name="T5">–</text:span> Вы ведь в неопасное место идёте, да?</text:p>
      <text:p text:style-name="P44"><text:span text:style-name="T5">–</text:span> Да, Силк Мэйн, в неопасное.</text:p>
      <text:p text:style-name="P44"><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44"><text:span text:style-name="T5">–</text:span> Силк, не волнуйся, если будет опасно, мы сразу же повернём. (И пойдём другой дорогой <text:span text:style-name="T5">—</text:span> додумал я).</text:p>
      <text:p text:style-name="P44">Силк Мэйн выпустила мою ногу, успокаиваясь. Я пошёл в казарму, а кобылки продолжали молча смотреть на меня...</text:p>
      <text:p text:style-name="P44">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44">Опять таки, шансы для Мэда и Калруса <text:s/>пройти через болото <text:span text:style-name="T5">—</text:span> ничтожны.</text:p>
      <text:p text:style-name="P44"><text:span text:style-name="T5">–</text:span> Возвращаемся, Мэдди, <text:span text:style-name="T5">–</text:span> решил я. <text:span text:style-name="T5">–</text:span> Намотрелись достаточно.</text:p>
      <text:p text:style-name="P44">Пусть принцесса считает меня трусом, пусть я больше не смогу взглянуть ей в глаза, но я должен сделать то, что делаю. Мы возвращаемся…</text:p>
      <text:p text:style-name="P44"/>
      <text:h text:style-name="P117" text:outline-level="2">Продолжение ЛСД-чаепития</text:h>
      <text:p text:style-name="P44"/>
      <text:p text:style-name="P44"><text:s/>Так значит, своим появлением я невольно поспособствовал гибели особенного пони Луны? Мне <text:soft-page-break/>очень жаль…</text:p>
      <text:p text:style-name="P44">Селестия через силу улыбнулась.</text:p>
      <text:p text:style-name="P44"><text:span text:style-name="T5">–</text:span> Пони умеют переносить тяготы, Макс. <text:span text:style-name="T5">–</text:span> Иначе бы мы не выжили. В нашей истории бывали очень тяжёлые времена.</text:p>
      <text:p text:style-name="P44">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44"><text:span text:style-name="T5">&lt;</text:span><text:span text:style-name="T14">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44"><text:span text:style-name="T5">&lt;</text:span><text:span text:style-name="T14">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44"/>
      <text:p text:style-name="P44"/>
      <text:p text:style-name="P44"/>
      <text:p text:style-name="P44"><text:span text:style-name="T5">–</text:span> Тия, я…</text:p>
      <text:p text:style-name="P44"><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44">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44">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44">Селестия замолчала, потом медленно поднесла ко рту чашку с холодным чаем и сделала три глубоких глотка.</text:p>
      <text:p text:style-name="P44"><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44"><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44"><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44"/>
      <text:p text:style-name="P80"/>
      <text:p text:style-name="P56">Она вытянула шею и начала по очереди сгибать-разгибать ноги, разминая суставы.</text:p>
      <text:p text:style-name="P56"><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44"><text:soft-page-break/></text:p>
      <text:p text:style-name="P44"><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44">Её образ расплывался, в голове стоял звон, звуки проникали в уши как будто через толстый слой ваты.</text:p>
      <text:p text:style-name="P44"><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44">мочь мне. Помочь всем нам. А сейчас иди, отдыхай.</text:p>
      <text:p text:style-name="P44"/>
      <text:h text:style-name="P117" text:outline-level="2">В библиотеке замка Селестии</text:h>
      <text:p text:style-name="P84"/>
      <text:p text:style-name="P5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44">Мда. Я захлопнул книгу <text:span text:style-name="T5">&lt;</text:span><text:span text:style-name="T14">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4">название библиотеки</text:span><text:span text:style-name="T5">&gt;</text:span>, пытаясь найти хоть какую-нибудь зацепку. Но всё тщётно.</text:p>
      <text:p text:style-name="P44">Если верить заклинанию, я <text:span text:style-name="T5">—</text:span> внешняя сила, и если меня хорошо попросить <text:span text:style-name="T5">&lt;</text:span><text:span text:style-name="T14">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44">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44"/>
      <text:h text:style-name="P117" text:outline-level="2">Понивилль</text:h>
      <text:p text:style-name="P44"/>
      <text:h text:style-name="P117" text:outline-level="2">Знакомство с Элементами Гармонии</text:h>
      <text:p text:style-name="P44"/>
      <text:p text:style-name="P44">На следующий день я застал в библиотеке кроме Твайлайт ещё трёх кобылок.</text:p>
      <text:p text:style-name="P44"><text:span text:style-name="T1">–</text:span> Знакомься, Макс <text:span text:style-name="T1">–</text:span> начала представлять меня Твайлайт, <text:span text:style-name="T1">–</text:span> это Пинки Пай.</text:p>
      <text:p text:style-name="P44"><text:soft-page-break/><text:span text:style-name="T1">–</text:span> Очень приятно, Макс.</text:p>
      <text:p text:style-name="P44"><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44"><text:span text:style-name="T1">–</text:span> ...то Рэрити! <text:span text:style-name="T1">–</text:span> Твайлайт представила светлую единорожку, которая чуть склонила голову в приветствии.</text:p>
      <text:p text:style-name="P44"><text:span text:style-name="T1">–</text:span> Макс, <text:span text:style-name="T1">–</text:span> кивнул я ей в ответ.</text:p>
      <text:p text:style-name="P44"><text:span text:style-name="T1">–</text:span> Рэйнбоу Дэш! <text:span text:style-name="T1">–</text:span> голубая пегаска представилась сама, насмешливо наморщив нос.</text:p>
      <text:p text:style-name="P44"><text:span text:style-name="T1">–</text:span> Макс. <text:span text:style-name="T1">–</text:span> закончил представляться я.</text:p>
      <text:p text:style-name="P44">Твайлайт продолжила прерванную моим появлением беседу.</text:p>
      <text:p text:style-name="P44"><text:span text:style-name="T1">–</text:span> Как я вам уже рассказывала, заклинание Свирла вызвало сюда Макса. И он хочет нам помочь, но не знает, как.</text:p>
      <text:p text:style-name="P44">Голубая пегаска вомущённо фыркнула.</text:p>
      <text:p text:style-name="P44"><text:span text:style-name="T1">–</text:span> А нужно ли нам помогать? Сами как-нибудь справимся!</text:p>
      <text:p text:style-name="P44"><text:span text:style-name="T1">–</text:span> Но Дэш, дорогая, неужели ты думаешь, что Твайлайт и принцесса Селестия не перепробовали всё возможное?</text:p>
      <text:p text:style-name="P44"><text:span text:style-name="T1">–</text:span> Рэрити грациозно улеглась на подушку, пододвинув её к себе магией.</text:p>
      <text:p text:style-name="P44"><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44"><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44">Я ошеломлённо посмотрел на неё.</text:p>
      <text:p text:style-name="P44"><text:span text:style-name="T1">–</text:span> Откуда ты знаешь?</text:p>
      <text:p text:style-name="P44"><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44"><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44"><text:span text:style-name="T1">– </text:span>47 лет? Такой старый? <text:span text:style-name="T1">–</text:span> тихо произнесла Рэйнбоу Дэш с сомнением поглядывая на меня.</text:p>
      <text:p text:style-name="P44"><text:span text:style-name="T1">–</text:span> Не старый. У нас живут, в среднем, до 90-ти <text:span text:style-name="T1">–</text:span> 100-а лет.</text:p>
      <text:p text:style-name="P44"><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44"><text:span text:style-name="T1">–</text:span> Программы. Это такие… гм… заклинания. Ты пишешь программу, запускаешь её, а потом она делает что-то для тебя.</text:p>
      <text:p text:style-name="P44"><text:span text:style-name="T1">–</text:span> То есть, ты, типа, волшебник в своём мире?</text:p>
      <text:p text:style-name="P44"><text:span text:style-name="T1">–</text:span> Вряд ли меня так можно называть. Очень далёкие параллели. У нас совсем нет магии.</text:p>
      <text:p text:style-name="P44"><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44"><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44"/>
      <text:p text:style-name="P44"/>
      <text:p text:style-name="P44">...</text:p>
      <text:p text:style-name="P44"/>
      <text:p text:style-name="P44"><text:soft-page-break/><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44"><text:span text:style-name="T1">–</text:span> Ну… В общем, да. Надо ещё пригласить Эпплджек и Флаттершай.</text:p>
      <text:p text:style-name="P44"><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44"><text:span text:style-name="T1">–</text:span> О, Рэрити, спасибо-спасибо-спасибо! <text:span text:style-name="T1">–</text:span> Твайлайт обняла единорожку.</text:p>
      <text:p text:style-name="P44"><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44">Рэйнбоу Дэш развернулась к выходу из библиотеки.</text:p>
      <text:p text:style-name="P44"><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44"><text:span text:style-name="T1">–</text:span> Мне кажется, Макс, ты ей чем-то не нравишься, <text:span text:style-name="T1">–</text:span> заметила Рэрити.</text:p>
      <text:p text:style-name="P44"><text:span text:style-name="T1">–</text:span> А, по-моему, так наоборот, <text:span text:style-name="T1">–</text:span> хмыкнул Спайк, всё это время евший в сторонке какие-то сверкающие кристаллы.</text:p>
      <text:p text:style-name="P44"><text:span text:style-name="T1">–</text:span> Но довольно слов. Что нужно делать, дорогая? <text:span text:style-name="T1">–</text:span> обратилась Рэрити к Твайлайт.</text:p>
      <text:p text:style-name="P44"><text:span text:style-name="T1">–</text:span> До утра <text:span text:style-name="T1">—</text:span> ничего. Потом вам нужно лечь рядом и я вызову заклинание двойного сна.</text:p>
      <text:p text:style-name="P44"><text:span text:style-name="T1">–</text:span> Отлично, тогда я ещё успею привести себя в порядок. На все сто нужно выглядеть даже во сне. Тем более, в чужом.</text:p>
      <text:p text:style-name="P44">Рэрити вышла на улицу. Я поднялся с места.</text:p>
      <text:p text:style-name="P44"><text:span text:style-name="T1">–</text:span> Я тоже, пожалуй, пройдусь.</text:p>
      <text:p text:style-name="P44"><text:span text:style-name="T1">–</text:span> Далеко не уходи, Макс. Понивилль не такой уж и маленький, новичок в нём запросто может заблудиться.</text:p>
      <text:p text:style-name="P44"><text:span text:style-name="T1">–</text:span> Не волнуйся, Твайлайт. Пройдусь до железной дороги и обратно.</text:p>
      <text:p text:style-name="P44">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44">Дойдя до железной дороги, я пошёл вдоль неё, постепеннно выходя за пределы городка.</text:p>
      <text:p text:style-name="P44">Чувствительный толчок чуть выше пояса заставил меня сделать два шага вперёд, чтобы не упасть.</text:p>
      <text:p text:style-name="P44">Я обернулся.</text:p>
      <text:p text:style-name="P44">Сзади стояла Рэйнбоу Дэш с растрёпанной от толчка чёлкой.</text:p>
      <text:p text:style-name="P44"><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44"><text:span text:style-name="T1">–</text:span> Рэйнбоу, успокойся. О чём ты?</text:p>
      <text:p text:style-name="P44">Она глядела сквозь чёлку куда-то мимо меня, отворачивая взгляд. Заднее копыто легонько притоптывало.</text:p>
      <text:p text:style-name="P44"><text:span text:style-name="T1">–</text:span> Ты знаешь, о чём. Должен знать, <text:span text:style-name="T1">–</text:span> отрезала она, ничего не объясняя.</text:p>
      <text:p text:style-name="P44"><text:span text:style-name="T1">–</text:span> Я не понимаю. Честно. Что ты чувствуешь?</text:p>
      <text:p text:style-name="P44">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44"/>
      <text:p text:style-name="P59"><text:soft-page-break/>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17" text:outline-level="2">Первый сеанс двойного сна. Рэрити</text:h>
      <text:p text:style-name="P44"/>
      <text:p text:style-name="P44"><text:span text:style-name="T5">&lt;</text:span><text:span text:style-name="T14">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44"><text:span text:style-name="T14">Сон одновременно смотрели Рэрити, Пинки и РД. Флатти и ЭйДжей не успели подойти вовремя, т.к. жили за городом.</text:span><text:span text:style-name="T5">&gt;</text:span></text:p>
      <text:p text:style-name="P44"/>
      <text:p text:style-name="P44">Когда я вернулся в библиотеку, Твайлайт и Спайк уже соорудили нечто вроде мягкого уголка на втором этаже.</text:p>
      <text:p text:style-name="P44"><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44"><text:span text:style-name="T5">–</text:span> Может, и поместимся. Но, вообще, я во сне верчусь.</text:p>
      <text:p text:style-name="P44"><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44"><text:span text:style-name="T5">–</text:span> Рэ-ри-тиии! - прошептал в восхищении Спайк.</text:p>
      <text:p text:style-name="P44">И было отчего.</text:p>
      <text:p text:style-name="P44">Что-то неуловимо изменилось в той единорожке, которую я видел ещё утром.</text:p>
      <text:p text:style-name="P44">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44"><text:span text:style-name="T5">–</text:span> Рэрити, ты выглядишь… Замечательно выглядишь! <text:span text:style-name="T5">–</text:span> растерянно пролепетала Твайлайт.</text:p>
      <text:p text:style-name="P44"><text:span text:style-name="T5">–</text:span> Дааааааа… Замечательно! <text:span text:style-name="T5">–</text:span> наконец-то смог закрыть рот <text:span text:style-name="T1">и втянуть слюни </text:span>Спайк.</text:p>
      <text:p text:style-name="P44"><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44"><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44"/>
      <text:p text:style-name="P44"><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44">Двух небольших понячьих матраса, сложенных вместе, мне вполне хватило, чтобы растянуться в полный рост и раскинуть руки крестом.</text:p>
      <text:p text:style-name="P44"><text:soft-page-break/><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44"><text:span text:style-name="T5">–</text:span> Я не слишком давлю? - прошептала мне на ухо единорожка.</text:p>
      <text:p text:style-name="P44">Её ресницы щекотали мне щёку и это было чертовски приятно. Ответить я не успел.</text:p>
      <text:p text:style-name="P44"><text:span text:style-name="T5">–</text:span> Готовы? <text:span text:style-name="T5">–</text:span> Спросила Твайлайт.</text:p>
      <text:p text:style-name="P44"><text:span text:style-name="T5">–</text:span> Я готова. <text:span text:style-name="T5">–</text:span> <text:span text:style-name="T1">о</text:span>тозвалась Рэрити.</text:p>
      <text:p text:style-name="P44"><text:span text:style-name="T5">–</text:span> Готов. <text:span text:style-name="T5">–</text:span> <text:span text:style-name="T1">с</text:span>казал я.</text:p>
      <text:p text:style-name="P44">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44"/>
      <text:h text:style-name="P117" text:outline-level="2">Сон Макса</text:h>
      <text:p text:style-name="P84"/>
      <text:p text:style-name="P44"><text:span text:style-name="T5">&lt;</text:span><text:span text:style-name="T14">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5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52"><text:span text:style-name="T5">–</text:span> Готова, <text:span text:style-name="T5">–</text:span> процедила она.</text:p>
      <text:p text:style-name="P52">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44"><text:span text:style-name="T14">Эгрегор Эквестрии </text:span><text:span text:style-name="T17">—</text:span><text:span text:style-name="T14"> Селестия </text:span><text:span text:style-name="T17">—</text:span><text:span text:style-name="T14"> на кончике главного рога Анакорна</text:span><text:span text:style-name="T5">&gt;</text:span></text:p>
      <text:p text:style-name="P45">***</text:p>
      <text:p text:style-name="P44"><text:span text:style-name="T5">–</text:span> Вставай, Макс! <text:span text:style-name="T5">–</text:span> Маленькое копыто надавливало мне на грудь, делая энергичные круговые движения.</text:p>
      <text:p text:style-name="P44"><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44"><text:span text:style-name="T5">–</text:span> Мне не понравился цвет твоей мордочки. Ты стал слишком бледный. Я решила прервать твой сон. Как ты себя ...</text:p>
      <text:p text:style-name="P44"><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44"><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44"><text:span text:style-name="T5">–</text:span> Я в порядке. Что-то удалось узнать? <text:span text:style-name="T5">–</text:span> обратился я к Рэрити.</text:p>
      <text:p text:style-name="P44"><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44"><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44"><text:span text:style-name="T5">– </text:span>Да, Макс?</text:p>
      <text:p text:style-name="P44"><text:span text:style-name="T5">–</text:span> Ты не могла бы мне показать Понивилль? До завтрашнего вечера делать особо нечего, хочется <text:soft-page-break/>время потратить с толком и не заблудиться, как ты сама недавно предупреждала.</text:p>
      <text:p text:style-name="P44">Твайлайт растерялась.</text:p>
      <text:p text:style-name="P44"><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44"><text:span text:style-name="T5">–</text:span> Я помогу-у-у-у! <text:span text:style-name="T5">–</text:span> <text:span text:style-name="T1">з</text:span>апрыгала на месте Пинки.</text:p>
      <text:p text:style-name="P44"><text:span text:style-name="T5">–</text:span> Я помогу! <text:span text:style-name="T5">–</text:span> <text:span text:style-name="T1">н</text:span>еожиданно вызвалась Рэйнбоу Дэш, до этого безучастно наблюдавшая за нами.</text:p>
      <text:p text:style-name="P44"/>
      <text:p text:style-name="P53"/>
      <text:p text:style-name="P44"/>
      <text:p text:style-name="P44"><text:span text:style-name="T5">–</text:span> Я первая предложила! <text:span text:style-name="T5">–</text:span> возмутилась Пинки.</text:p>
      <text:p text:style-name="P44"><text:span text:style-name="T5">–</text:span> Предложила не ты, а Твайлайт. <text:span text:style-name="T5">–</text:span> <text:span text:style-name="T1">п</text:span>арировала Рэйнбоу Дэш.</text:p>
      <text:p text:style-name="P44"><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44"><text:span text:style-name="T5">–</text:span> Лады. <text:span text:style-name="T5">–</text:span> проворчала пегаска. <text:span text:style-name="T5">–</text:span> Приходи завтра на девять к библиотеке. Нет, лучше на десять.</text:p>
      <text:p text:style-name="P44"><text:span text:style-name="T5">–</text:span> Хорошо, Рэйнбоу Дэш. Договорились.</text:p>
      <text:p text:style-name="P44"><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44">Голубая пегаска фыркнула и скрылась в дневном небе.</text:p>
      <text:p text:style-name="P44"/>
      <text:h text:style-name="P117" text:outline-level="2">День с Пинки</text:h>
      <text:p text:style-name="P44"/>
      <text:p text:style-name="P44">…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44"><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44"><text:span text:style-name="T5">–</text:span> Ффух! Дай отдышаться.</text:p>
      <text:p text:style-name="P44"><text:span text:style-name="T5">–</text:span> Устал? <text:span text:style-name="T5">–</text:span> <text:span text:style-name="T1">у</text:span>частливо спросила Пинки.</text:p>
      <text:p text:style-name="P44"><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44"><text:span text:style-name="T5">–</text:span> Да? Тогда пойдём перекусим.</text:p>
      <text:p text:style-name="P44">Манерный пони-оффициант выслушал наши пожелания и удалился.</text:p>
      <text:p text:style-name="P44"><text:span text:style-name="T5">–</text:span> А какой у тебя был образ жизни?</text:p>
      <text:p text:style-name="P44"><text:span text:style-name="T5">–</text:span> В основном, <text:span text:style-name="T1">э</text:span>сидячий.</text:p>
      <text:p text:style-name="P44"><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44"><text:span text:style-name="T5">–</text:span> А у нас сидячая работа в порядке вещей.</text:p>
      <text:p text:style-name="P44"><text:span text:style-name="T5">–</text:span> Ужас-ужас! <text:span text:style-name="T5">–</text:span> Пинки прижала копыта передних ног к голове. <text:span text:style-name="T5">–</text:span> Тогда я понимаю… Я, наверное, тебя <text:soft-page-break/>загоняла. Извини, Макс! Тогда отдыхай, увидимся завтра вечером у Твайлайт!</text:p>
      <text:p text:style-name="P44">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44"/>
      <text:p text:style-name="P44"><text:span text:style-name="T5">&lt;</text:span><text:span text:style-name="T14">Рэйнбоу объясняет Максу, почему Пинки расплатилась за него </text:span><text:span text:style-name="T15">—</text:span><text:span text:style-name="T14"> и вспоминает, что когда-то уже объясняла нечто подобное (Леро)</text:span></text:p>
      <text:p text:style-name="P44"><text:span text:style-name="T14">У Твайлайт после видения гибели Кимеринна появились морщинки возле глаз</text:span><text:span text:style-name="T5">&gt;</text:span></text:p>
      <text:p text:style-name="P44"/>
      <text:h text:style-name="P117" text:outline-level="2">День с Рэйнбоу Дэш</text:h>
      <text:p text:style-name="P44"/>
      <text:p text:style-name="P44">Я подошёл к библиотеке без десяти десять. Вокруг никого не было и я решил зайти в библиотеку поздороваться с Твайлайт.</text:p>
      <text:p text:style-name="P44"><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44"><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44"><text:span text:style-name="T5">–</text:span> Пошли, Рэйнбоу Дэш. А куда?</text:p>
      <text:p text:style-name="P44"><text:span text:style-name="T5">–</text:span> Слушай, зови меня Дэш. А то и мне придётся звать тебя полным именем, а я этого не выношу.</text:p>
      <text:p text:style-name="P44"><text:span text:style-name="T5">–</text:span> Договорились, Дэш. Так куда мы идём?</text:p>
      <text:p text:style-name="P44"><text:span text:style-name="T5">–</text:span> К <text:span text:style-name="T5">&lt;</text:span><text:span text:style-name="T14">водопаду</text:span><text:span text:style-name="T5">&gt;</text:span>. Там здоровски красивое место.</text:p>
      <text:p text:style-name="P44"><text:span text:style-name="T5">–</text:span> А я думал, ты хочешь показать мне Понивилль.</text:p>
      <text:p text:style-name="P44"><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44">Дэш повела меня из Понивилля вдоль железной дорог<text:span text:style-name="T1">и</text:span>.</text:p>
      <text:p text:style-name="P44">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44">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44"><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44"><text:span text:style-name="T5">–</text:span> Дежа вю? Ты об этом?</text:p>
      <text:p text:style-name="P44"><text:span text:style-name="T5">– </text:span>Что? Какое ещё дежавю?</text:p>
      <text:p text:style-name="P44"><text:span text:style-name="T5">–</text:span> Ложные воспоминания. Ты помнишь о чём-то, чего на самом деле никогда не было.</text:p>
      <text:p text:style-name="P44"><text:span text:style-name="T5">–</text:span> Хм. Может, и дежавю… Может… А если всё же было? Но ты не помнишь когда и как?</text:p>
      <text:p text:style-name="P44"><text:span text:style-name="T5">–</text:span> Дэш, не говори загадками. Если хочешь услышать внятный ответ, задавай внятный вопрос.</text:p>
      <text:p text:style-name="P44"><text:span text:style-name="T5">–</text:span> Не готова я… задать внятный вопрос. <text:span text:style-name="T5">–</text:span> <text:span text:style-name="T1">п</text:span>робормотала пегаска. <text:span text:style-name="T5">–</text:span> Нам туда.</text:p>
      <text:p text:style-name="P44">Дэш указала на тропку, уводящую от путей в молодой берёзово-кленовый лесок.</text:p>
      <text:p text:style-name="P44"><text:soft-page-break/><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44"><text:span text:style-name="T5">–</text:span> Из меня бегун тот ещё. <text:s/>Я проплыть могу больше, чем пробежать.</text:p>
      <text:p text:style-name="P44"><text:span text:style-name="T5">–</text:span> Давай попробуем. Летать-то ты всё равно не сможешь.</text:p>
      <text:p text:style-name="P44">И мы побежали. Точнее, Дэш потрусила бойкой рысью, а я старался не отставать от неё, тяжёло шаркая мокасинами.</text:p>
      <text:p text:style-name="P44">Постепенно дышать становилось всё труднее, а ноги были всё тяжелее.</text:p>
      <text:p text:style-name="P44"><text:span text:style-name="T5">–</text:span> Всё, Дэш. Я больше не могу.</text:p>
      <text:p text:style-name="P44"><text:span text:style-name="T5">–</text:span> Ты шутишь? Мы и полмили не пробежали.</text:p>
      <text:p text:style-name="P44"><text:span text:style-name="T5">–</text:span> Понимаешь, бег <text:span text:style-name="T1">—</text:span> не моя сильная сторона. Никогда не умел долго бегать.</text:p>
      <text:p text:style-name="P44"><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44"><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44"><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44"><text:span text:style-name="T5">–</text:span> Мы можем вернуться. А это место ты покажешь мне в другой раз. Выберемся туда в двухдневный поход.</text:p>
      <text:p text:style-name="P44"><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44"><text:span text:style-name="T5">&lt;</text:span><text:span text:style-name="T14">Cначала описать попытку усесться сверху. На первой попытке Макс поранился об брошь в гриве РД в виде радужной молнии</text:span><text:span text:style-name="T5">&gt;</text:span></text:p>
      <text:p text:style-name="P44"><text:span text:style-name="T5">–</text:span> Сможешь меня удержать?</text:p>
      <text:p text:style-name="P44"><text:span text:style-name="T5">–</text:span> Ты про руки, что ли? Смогу. А зачем?</text:p>
      <text:p text:style-name="P44"><text:span text:style-name="T5">–</text:span> Тогда держи меня. За задние ноги.</text:p>
      <text:p text:style-name="P44">И Дэш поднялась в воздух, зависнув на высоте примерно двух метров.</text:p>
      <text:p text:style-name="P44">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44"><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44"><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44"><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44">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44">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44">Мы неслись так минут пять и у меня уже начали деревенеть кисти рук.</text:p>
      <text:p text:style-name="P44"><text:span text:style-name="T5">–</text:span> Ю-у-у-у-ху-у-у-у!!! <text:span text:style-name="T5">–</text:span> К свисту ветра в ушах добавился радостный визг пегаски, и на полной <text:soft-page-break/>скорости она вместе со мной плюхнулась в озеро, открывшееся за деревьями после очередной смены курса.</text:p>
      <text:p text:style-name="P44"><text:span text:style-name="T5">&lt;</text:span><text:span text:style-name="T14">Дэш расплачивается за Макса в кафе. Когда тот спрашивает, почему она и Пинки платят за него, Дэш, вместо ответа, говорит:</text:span></text:p>
      <text:p text:style-name="P44"><text:span text:style-name="T17">–</text:span><text:span text:style-name="T14"> Пинки? </text:span><text:span text:style-name="T17">–</text:span><text:span text:style-name="T14"> Дэш сморщила нос. </text:span><text:span text:style-name="T17">–</text:span><text:span text:style-name="T14"> Я скажу ей, чтоб больше не </text:span><text:span text:style-name="T17">платила.</text:span><text:span text:style-name="T5">&gt;</text:span></text:p>
      <text:p text:style-name="P44"><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44">Вода оказалась прохладной, как на пляже в финской Суоменлинне в августе. И такой же прозрачной.</text:p>
      <text:p text:style-name="P44">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44">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44">Дэш, отчаяно молотя мокрыми крыльями, тащила меня к берегу. Брызги летели во все стороны. Воротник в её зубах потрескивал, но держался.</text:p>
      <text:p text:style-name="P44"><text:span text:style-name="T5">–</text:span> Ф-р-р-р. Тьфу! Бр-р-р.</text:p>
      <text:p text:style-name="P44">Дэш выплюнула меня на берег и сама упала рядом.</text:p>
      <text:p text:style-name="P44"><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44"><text:span text:style-name="T5">–</text:span> С чего ты взяла? Я умею.</text:p>
      <text:p text:style-name="P44"><text:span text:style-name="T5">–</text:span> Ты ушёл под воду! И не выныривал! <text:span text:style-name="T5">–</text:span> <text:span text:style-name="T1">о</text:span>т возмущения пегаска даже забыла дышать.</text:p>
      <text:p text:style-name="P44"><text:span text:style-name="T5">–</text:span> Я не выныривал, потому что решил поплавать под водой. Я, вообще, это дело люблю.</text:p>
      <text:p text:style-name="P44"><text:span text:style-name="T5">–</text:span> Что??! И ты не предупредил меня?!! Знаешь, как я испугалась?!! Ни одна пони без магии столько под водой не продержится!!</text:p>
      <text:p text:style-name="P44"><text:span text:style-name="T5">–</text:span> Ну, знаешь ли, ты же не предупредила, что меня ждёт купание в озере? Поэтому я не успел предупредить тебя.</text:p>
      <text:p text:style-name="P44">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44"><text:span text:style-name="T5">–</text:span> Да. Это я виновата. Я дура. Извини, <text:span text:style-name="T5">–</text:span> тихо пробормотала Дэш. Было видно, с каким трудом даются ей эти слова.</text:p>
      <text:p text:style-name="P44">Мне стало смешно. Я уселся рядом, притянул её шею к себе и взъерошил ей мокрую чёлку.</text:p>
      <text:p text:style-name="P44"><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44"><text:span text:style-name="T5">&lt;</text:span><text:span text:style-name="T14">В Кантерлоте Макс присутствует на церемонии прощания с Кимеринном</text:span><text:span text:style-name="T5">&gt;</text:span></text:p>
      <text:p text:style-name="P44">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44">Что я и сделал.</text:p>
      <text:p text:style-name="P44">Что-то мокрое и мягкое скользнуло по моей спине. Дэш расправила крылья для просушки, охватив <text:soft-page-break/>правым меня. Не прекращая почёсывать пегаске шею у основания гривы, я бросил взгляд на озеро, в котором только что так неожиданно искупался.</text:p>
      <text:p text:style-name="P44"><text:span text:style-name="T5">–</text:span> Ух ты! <text:span text:style-name="T5">–</text:span> <text:span text:style-name="T1">о</text:span>т открывшегося вида захватило дух.</text:p>
      <text:p text:style-name="P44">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44"><text:span text:style-name="T5">–</text:span> Как тут…</text:p>
      <text:p text:style-name="P44"><text:span text:style-name="T5">–</text:span> Красиво, правда? <text:span text:style-name="T5">–</text:span> Дэш отследила мой взгляд и кивнула.</text:p>
      <text:p text:style-name="P44"><text:span text:style-name="T5">–</text:span> Красиво <text:span text:style-name="T1">—</text:span> это не то <text:span text:style-name="T1">чувство</text:span>. Тут чудесно! Просто слов нет…</text:p>
      <text:p text:style-name="P44"><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44"><text:span text:style-name="T5">–</text:span> А сейчас? Сейчас у тебя есть такое чувство?</text:p>
      <text:p text:style-name="P44"><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44">Я покачал головой.</text:p>
      <text:p text:style-name="P44"><text:span text:style-name="T5">–</text:span> Это исключено, Дэш. Я никак не мог повстречаться с тобой в своём мире.</text:p>
      <text:p text:style-name="P44"><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44">Мне и вправду было холодно. Хотя ясно светило солнце, мокрая одежда и ветер, задувающий под крыло пегаски, не давали согреться.</text:p>
      <text:p text:style-name="P44"><text:span text:style-name="T5">–</text:span> Тебе надо просушить шерсть. Снимай-ка одежду! <text:span text:style-name="T5">–</text:span> <text:span text:style-name="T1">с</text:span>командовала Дэш.</text:p>
      <text:p text:style-name="P44"><text:span text:style-name="T5">–</text:span> У меня нет шерсти. Хотя ты права, одежду нужно просушить.</text:p>
      <text:p text:style-name="P44">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44"><text:span text:style-name="T5">–</text:span> Куда это ты спрятался? <text:span text:style-name="T5">–</text:span> <text:span text:style-name="T1">з</text:span>аросли вербы раздвинулись, пропуская пегаску.</text:p>
      <text:p text:style-name="P44"><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44">Дэш удивлённо наблюдала за этой суматохой.</text:p>
      <text:p text:style-name="P44"><text:span text:style-name="T5">–</text:span> Ты чего? <text:span text:style-name="T5">–</text:span> <text:span text:style-name="T1">в</text:span> конце-концов озадаченно спросила она. <text:span text:style-name="T5">–</text:span> Что-то не так?</text:p>
      <text:p text:style-name="P44"><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44"><text:span text:style-name="T5">–</text:span> А с кем не так? Со мной? С тобой? Или вообще? <text:span text:style-name="T5">–</text:span> <text:span text:style-name="T1">д</text:span>опытывалась пегаска.</text:p>
      <text:p text:style-name="P44"><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44"><text:span text:style-name="T5">–</text:span> Ну и?</text:p>
      <text:p text:style-name="P44"><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44"><text:span text:style-name="T5">–</text:span> А какой смысл в этом правиле? Какую цель оно преследует?</text:p>
      <text:p text:style-name="P44"><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44"><text:soft-page-break/><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44"><text:span text:style-name="T5">–</text:span> Вот видишь, ты меня правильно поняла. Описанные тобой табу у нас, кстати, тоже есть.</text:p>
      <text:p text:style-name="P44"><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44">С этими словами она просунула шею мне за спину и дёрнула зубами за узел из рукавов куртки. Узел ослаб.</text:p>
      <text:p text:style-name="P44"><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44">От рывка я сел на песок, выпустив куртку. Дэш закинула её повыше на куст и повернулась ко мне.</text:p>
      <text:p text:style-name="P44"/>
      <text:p text:style-name="P44"><text:span text:style-name="T5">&lt;</text:span><text:span text:style-name="T14">Аликорны </text:span><text:span text:style-name="T17">—</text:span><text:span text:style-name="T14"> элементали. Они воплощают в себе какую-либо сторону чаяний и настроений сообщества пони. Анакорн </text:span><text:span text:style-name="T17">—</text:span><text:span text:style-name="T14"> супераликорн, элементаль всего мира</text:span><text:span text:style-name="T5">&gt;</text:span></text:p>
      <text:p text:style-name="P48"/>
      <text:p text:style-name="P44"><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7">zxcbzxcvb</text:span><text:span text:style-name="T5">&gt;</text:span>.</text:p>
      <text:p text:style-name="P44">Я не ответил.</text:p>
      <text:p text:style-name="P44">Пегаска подошла поближе и села, прижавшись тёплым боком ко мне.</text:p>
      <text:p text:style-name="P44"><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44">Пегаска участливо попыталась просунуть нос мне под руку, пытаясь оторвать моё лицо от колен.</text:p>
      <text:p text:style-name="P44"><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44">Я в ответ облапил её и уткнулся носом ей в шею, заодно вытерев об неё слёзы смеха.</text:p>
      <text:p text:style-name="P44"><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44">Вдоволь отсмеявшись, Дэш ткнула меня носом в грудь и спросила:</text:p>
      <text:p text:style-name="P44"><text:span text:style-name="T5">–</text:span> И?</text:p>
      <text:p text:style-name="P44"><text:span text:style-name="T5">–</text:span> Что “и”?</text:p>
      <text:p text:style-name="P44"><text:span text:style-name="T5">–</text:span> Ты сказал: “ А под конец сорвать штаны и…” <text:span text:style-name="T5">–</text:span> вот я и хочу знать, что “и”?</text:p>
      <text:p text:style-name="P44">Я смутился.</text:p>
      <text:p text:style-name="P44"><text:span text:style-name="T5">–</text:span> Да ничего… Не бери в голову.</text:p>
      <text:p text:style-name="P44"><text:span text:style-name="T5">–</text:span> А я хочу брать! Какой ты всё-таки… <text:span text:style-name="T5">–</text:span> Дэш встала, потянувшись сначала передней половиной, потом задней.</text:p>
      <text:p text:style-name="P44"><text:span text:style-name="T5">–</text:span> Какой?</text:p>
      <text:p text:style-name="P44"><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text:soft-page-break/>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44"><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44">Я глядел на пегаску и не мог поверить, что она мне предлагает…</text:p>
      <text:p text:style-name="P44"><text:span text:style-name="T5">–</text:span> Дэш, ты..?</text:p>
      <text:p text:style-name="P44"><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44">Я просто смотрел на неё и молчал. В голове было пусто.</text:p>
      <text:p text:style-name="P44">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44">К чёрту всё!</text:p>
      <text:p text:style-name="P44"><text:span text:style-name="T5">–</text:span> Дэш!</text:p>
      <text:p text:style-name="P44"><text:span text:style-name="T5">–</text:span> Да? <text:span text:style-name="T5">–</text:span> как-то тихо и печально отозвалась пегаска, снова наклонившись ко мне.</text:p>
      <text:p text:style-name="P44">Я привстал на локте, притянул её голову к себе и поцеловал.</text:p>
      <text:p text:style-name="P44">Медленно, как в замедленной съёмке, сгибая ноги, Дэш опустилась на меня, издав протяжный вздох и расслабив крылья.</text:p>
      <text:p text:style-name="P44"><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44"><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44"><text:span text:style-name="T5">–</text:span> Ничего себе!</text:p>
      <text:p text:style-name="P44"><text:span text:style-name="T5">–</text:span> А ты как думал, откуда взялись пони-пегасы и пони-единороги?</text:p>
      <text:p text:style-name="P44"><text:span text:style-name="T5">–</text:span> Я думал, они всегда были.</text:p>
      <text:p text:style-name="P44"><text:span text:style-name="T5">–</text:span> Не всегда. Пегасы произошли от земных пони и грифонов. Пони-единороги <text:span text:style-name="T5">–</text:span> от земных пони и диких единорогов.</text:p>
      <text:p text:style-name="P44"><text:span text:style-name="T5">–</text:span> А что это за дикие единороги?</text:p>
      <text:p text:style-name="P44"><text:span text:style-name="T5">–</text:span> Сейчас они почти не встречаются. У них хвосты как у льва <text:span text:style-name="T1">—</text:span> с кисточкой на конце. И раздвоенные копыта.</text:p>
      <text:p text:style-name="P44"><text:span text:style-name="T5">–</text:span> А аликорны от кого произошли? От пегасов и единорогов?</text:p>
      <text:p text:style-name="P44"><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44"><text:span text:style-name="T5">–</text:span> Что ж, спасибо, что просветила. Однако…</text:p>
      <text:p text:style-name="P44"><text:span text:style-name="T5">–</text:span> Что?</text:p>
      <text:p text:style-name="P44"><text:span text:style-name="T5">–</text:span> Ты лежишь на мне.</text:p>
      <text:p text:style-name="P44"><text:span text:style-name="T5">–</text:span> Ну да, лежу, <text:span text:style-name="T5">–</text:span> Дэш ехидно улыбнулась и заёрзала животом. <text:span text:style-name="T5">–</text:span> А что?</text:p>
      <text:p text:style-name="P44"><text:span text:style-name="T5">–</text:span> А то, что в таком положении я до тебя не достану! У тебя слишком высоко расположена... ммм… анатомия.</text:p>
      <text:p text:style-name="P44"><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44">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text:soft-page-break/>животные, почти эзотерические ощущения.</text:p>
      <text:p text:style-name="P44"><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44">Пегаска замерла и прикоснулась своим носом к моему.</text:p>
      <text:p text:style-name="P44"><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44">Я начал почёсывать её шею у основания гривы. Её грива щекотала мне грудь и я перебросил её на другую сторону.</text:p>
      <text:p text:style-name="P44"><text:span text:style-name="T5">–</text:span> Не страшно. Но чертовски необычно.</text:p>
      <text:p text:style-name="P44">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44"><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44"><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44"><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44"><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44"><text:span text:style-name="T5">–</text:span> Дэш, <text:span text:style-name="T5">–</text:span> рассмеялся я, <text:span text:style-name="T5">–</text:span> отпусти ухо!</text:p>
      <text:p text:style-name="P44"><text:span text:style-name="T5">–</text:span> Отпускаю, <text:span text:style-name="T5">–</text:span> шепнула пегаска мне в ухо. <text:span text:style-name="T5">–</text:span> А ты вытаскивай из меня палец и займись делом.</text:p>
      <text:p text:style-name="P44">С этими словами пегаска встала.</text:p>
      <text:p text:style-name="P45">***</text:p>
      <text:p text:style-name="P44">Последние полчаса мы просто лежали на пляже и нежились под вечерним солнцем, когда Дэш вскочила на ноги.</text:p>
      <text:p text:style-name="P44"><text:span text:style-name="T5">–</text:span> Мы опаздываем! Рэрити назначила на восемь часов вечера у Твайлайт!</text:p>
      <text:p text:style-name="P44"><text:span text:style-name="T5">&lt;</text:span><text:span text:style-name="T14">Р/Д отправляется в сон до Рэрити и там вспоминает Леро/Листа.</text:span><text:span text:style-name="T5">&gt;</text:span></text:p>
      <text:p text:style-name="P44">Пока я одевался, пегаска в нетерпении рыла копытом землю.</text:p>
      <text:p text:style-name="P44"><text:span text:style-name="T5">–</text:span> Оделся? Хватайся! <text:span text:style-name="T5">–</text:span> Дэш подпрыгнула и зависла у меня над головой, давая схватиться за ноги.</text:p>
      <text:p text:style-name="P44">И мы понеслись…</text:p>
      <text:p text:style-name="P44"/>
      <text:h text:style-name="P117" text:outline-level="2"/>
      <text:p text:style-name="P84"/>
      <text:p text:style-name="P84"/>
      <text:p text:style-name="P84"/>
      <text:p text:style-name="P84"/>
      <text:p text:style-name="P84"><text:soft-page-break/></text:p>
      <text:p text:style-name="P84"/>
      <text:p text:style-name="P84"/>
      <text:p text:style-name="P84"/>
      <text:p text:style-name="P44"><text:span text:style-name="T5">&lt;</text:span><text:span text:style-name="T14">Подходя к замку Принцесс, Дэш рассказывает Максу обо сне, который она утаила - с Леро.</text:span><text:span text:style-name="T5">&gt;</text:span> </text:p>
      <text:p text:style-name="P44"/>
      <text:p text:style-name="P44"><text:span text:style-name="T5">&lt;</text:span><text:span text:style-name="T14">Кто следующий готов рассказывать?</text:span></text:p>
      <text:p text:style-name="P52">Пинки дёрнулась на месте, но промолчала.</text:p>
      <text:p text:style-name="P44"><text:span text:style-name="T17">–</text:span><text:span text:style-name="T14"> Я расскажу, - шагнула вперёд радужная пегаска. </text:span><text:span text:style-name="T17">–</text:span><text:span text:style-name="T14"> Хотя вряд ли ты узнаешь что-то полезное. Там галиматья какая-то…</text:span><text:span text:style-name="T5">&gt;</text:span></text:p>
      <text:p text:style-name="P44"/>
      <text:p text:style-name="P44"><text:span text:style-name="T5">&lt;</text:span><text:span text:style-name="T14">Сон РД:</text:span></text:p>
      <text:p text:style-name="P52">...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52">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52">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44"><text:span text:style-name="T14">В мире Терры они ищут Селестию. В конце-концов Макс находит её в кибермозге </text:span><text:span text:style-name="T17">—</text:span><text:span text:style-name="T14">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7">—</text:span><text:span text:style-name="T14"> Эгрегором Эквестрии. После чего пееренос на Землю на 10 лет назад. Начало написания “Последнего фанфика”.</text:span><text:span text:style-name="T5">&gt;</text:span></text:p>
      <text:p text:style-name="P48"/>
      <text:p text:style-name="P44"><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44"><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44"/>
      <text:h text:style-name="P117" text:outline-level="2"/>
      <text:p text:style-name="P45">***</text:p>
      <text:p text:style-name="P44"><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44"><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44"><text:span text:style-name="T5">–</text:span> Что такое “рекурсивный сон”?</text:p>
      <text:p text:style-name="P44"><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text:soft-page-break/>земнопони.</text:p>
      <text:p text:style-name="P44">Пинки не ответила. Она то копыта к глазам, то принималось яростно тереть виски и трясти головой.</text:p>
      <text:p text:style-name="P44"><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44"><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44"><text:span text:style-name="T5">–</text:span> Дайте ей рассказать сон, <text:span text:style-name="T5">–</text:span> протиснулась между подруг РД. <text:span text:style-name="T5">–</text:span> Что ты…</text:p>
      <text:p text:style-name="P44"><text:span text:style-name="T5">–</text:span> А<text:span text:style-name="T1">АА</text:span>!!! <text:span text:style-name="T5">–</text:span> Пинки тонко вскрикнула и затряслась, глядя на РД полными ужаса глазами.</text:p>
      <text:p text:style-name="P44"><text:span text:style-name="T5">–</text:span> Ты чего? <text:span text:style-name="T5">–</text:span> Удивилась РД.</text:p>
      <text:p text:style-name="P44">Пинки свернулась калачиком на полу, обхватив голову и, закрыв глаза, принялась бормотать скороговоркой.</text:p>
      <text:p text:style-name="P44"><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44"><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44"><text:span text:style-name="T5">–</text:span> Если тебе тяжело вспоминать сон, не мучайся, <text:span text:style-name="T5">–</text:span> обратилась Твайлайт.</text:p>
      <text:p text:style-name="P44"><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44"><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44"><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44"><text:span text:style-name="T5">–</text:span> А кто такая “Она”? <text:span text:style-name="T5">–</text:span> не выдержала Дэш.</text:p>
      <text:p text:style-name="P44"><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44"><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44"><text:span text:style-name="T5">–</text:span> Бедняжка, <text:span text:style-name="T5">–</text:span> прошептала Рэрити, <text:span text:style-name="T5">–</text:span> у неё сейчас вид как у <text:span text:style-name="T5">&lt;</text:span><text:span text:style-name="T14">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44">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44"><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4">добавить сочувствия</text:span><text:span text:style-name="T5">&gt;</text:span>.</text:p>
      <text:p text:style-name="P44"/>
      <text:p text:style-name="P44"><text:span text:style-name="T5">&lt;</text:span><text:span text:style-name="T14">После этого случая Тавйлайт решает прекратить сеансы двойного сна. Сеанса с ЭйДжей и Флатти не будет</text:span><text:span text:style-name="T5">&gt;</text:span></text:p>
      <text:p text:style-name="P44"/>
      <text:h text:style-name="P117" text:outline-level="2"><text:soft-page-break/>Исчезновение Селестии</text:h>
      <text:p text:style-name="P52">Для помощи в открытии коридора в мир Макса, находят в горах Дискорда и упрашивают его помочь.</text:p>
      <text:p text:style-name="P44"><text:span text:style-name="T5">–</text:span> И в твоём мире нет пони-пегасов и пони-единорогов? Есть только земнопони? <text:span text:style-name="T5">–</text:span> допытывалась РД.</text:p>
      <text:p text:style-name="P44"><text:span text:style-name="T5">–</text:span> По большому счёту, земнопони тоже нет. Наши пони и лошади неразумны. И в них нет ни капли магии…</text:p>
      <text:p text:style-name="P44">Мы с <text:span text:style-name="T1">Дэш</text:span> допивали кофе в cкафе <text:span text:style-name="T5">&lt;</text:span><text:span text:style-name="T15">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44"><text:span text:style-name="T5">–</text:span> Ну хорошо, а кто вами правит? Аликорн? Драконикус? Какой-нибудь человек с рогом во лбу? Или у вас нет правителя?</text:p>
      <text:p text:style-name="P44"><text:span text:style-name="T5">–</text:span> Нет, почему? Правитель есть. Только он не постоянный. Его избирают. Раз в несколько лет.</text:p>
      <text:p text:style-name="P44"><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5">изменить причину удивления</text:span><text:span text:style-name="T5">&gt;</text:span></text:p>
      <text:p text:style-name="P44">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44">Сосредоточиться мешал шум. Сначала это была тихая дробь на грани слышимости, но постепенно она переросла в звонкое цоканье.</text:p>
      <text:p text:style-name="P44"><text:span text:style-name="T5">–</text:span> Хм. Узнаю походку Твайлайт. Что-то случилось. <text:span text:style-name="T5">–</text:span> заметила <text:span text:style-name="T1">пегаска</text:span>.</text:p>
      <text:p text:style-name="P44">И впрямь, на запыхавшейся единорожке лица не было.</text:p>
      <text:p text:style-name="P44"><text:span text:style-name="T5">–</text:span> Она исчезла!!! <text:span text:style-name="T5">–</text:span> Твайлайт не могла отдышаться.</text:p>
      <text:p text:style-name="P44"><text:span text:style-name="T5">–</text:span> Кто <text:span text:style-name="T1">—</text:span> она??? <text:span text:style-name="T5">–</text:span> <text:span text:style-name="T1">х</text:span>ором воскликнули мы и переглянулись.</text:p>
      <text:p text:style-name="P44"><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44"><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44"><text:span text:style-name="T5">–</text:span> Никаких поездов. Луна прислала за нами воздушную колесницу. Созывай подруг. Собираемся у меня в 18.00.</text:p>
      <text:p text:style-name="P44">Колесница приземлилась прямо на открытую площадку замка. Не мешкая ни секунды, стража проводила пассажиров в покои принцессы Луны.</text:p>
      <text:p text:style-name="P44"><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44"><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44"><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44">Я покачал головой.</text:p>
      <text:p text:style-name="P44"><text:span text:style-name="T5">–</text:span> Не могу ничем помочь. Я знаю не больше твоего.</text:p>
      <text:p text:style-name="P44">Луна как будто ожидала такой ответ.</text:p>
      <text:p text:style-name="P44"><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44"><text:soft-page-break/><text:span text:style-name="T5">–</text:span> Приложу все усилия, Ваше Высочество. Но мне понадобится провести некоторое время в библиотеке Кантерлота.</text:p>
      <text:p text:style-name="P44"><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44"/>
      <text:h text:style-name="P117" text:outline-level="2">Поиск решения</text:h>
      <text:p text:style-name="P84"/>
      <text:p text:style-name="P44"><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44"><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44"><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44">В этот момент в воздухе прозвучал хлопок, и у меня перед носом возник небольшой свиток, исписанный каллиграфическим почерком.</text:p>
      <text:p text:style-name="P44">Свиток плавно опустился мне в руки.</text:p>
      <text:p text:style-name="P44">“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44">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5">***</text:p>
      <text:p text:style-name="P44"><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44"><text:span text:style-name="T1">–</text:span> У нас нет волшебников, <text:span text:style-name="T1">–</text:span> возразил я.</text:p>
      <text:p text:style-name="P44"><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44">Спорить со старым змеем было сложно, поэтому я переключил внимание на Твайлайт.</text:p>
      <text:p text:style-name="P44"><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44"><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44"><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44"><text:span text:style-name="T1">–</text:span> А как мы узнаем, когда будет нужное время? План ненадёжен. <text:span text:style-name="T1">–</text:span> <text:span text:style-name="T1">з</text:span>асомневалась Луна.</text:p>
      <text:p text:style-name="P44"><text:span text:style-name="T1">–</text:span> Ерунда какая, не придирайся к моему гениальному плану! <text:span text:style-name="T1">–</text:span> отмахнулся Дискорд. <text:span text:style-name="T1">–</text:span> Вернём их <text:soft-page-break/>через три месяца. Этого времени на поиски с головой хватит.</text:p>
      <text:p text:style-name="P48">&lt;<text:span text:style-name="T15">Луна приносит в жертву свою кровь, чтобы путешествие к замку прошло без потерь. Жертва не принимается — Дэш погибает</text:span>&gt;</text:p>
      <text:p text:style-name="P44"><text:span text:style-name="T5">&lt;</text:span><text:span text:style-name="T14">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48"/>
      <text:p text:style-name="P44"><text:span text:style-name="T5">&lt;</text:span><text:span text:style-name="T14">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44"><text:span text:style-name="T14">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7">—</text:span><text:span text:style-name="T14"> Луна создаёт обратный коридор в срок.</text:span><text:span text:style-name="T5">&gt;</text:span></text:p>
      <text:p text:style-name="P44"/>
      <text:h text:style-name="P117" text:outline-level="2">Поход к замку Принцес-2</text:h>
      <text:p text:style-name="P44"/>
      <text:p text:style-name="P44">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44">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44"><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44"><text:span text:style-name="T1">–</text:span> Это значит, что мы совсем близко от замка. От того остова замок должен быть виден, <text:span text:style-name="T1">–</text:span> прошептала Луна.</text:p>
      <text:p text:style-name="P44">На металлическом боку остова были отчётливо видны четыре вмятины <text:span text:style-name="T5">—</text:span> место торможения Кимеринна.</text:p>
      <text:p text:style-name="P44">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44">Я внимательно осмотрел покорёженный остов. </text:p>
      <text:p text:style-name="P44">”...eing” <text:span text:style-name="T5">—</text:span> виднелось под листвой плюща.</text:p>
      <text:p text:style-name="P44">“Откуда здесь взялся рухнувший Боинг?” <text:span text:style-name="T5">&lt;</text:span><text:span text:style-name="T15">Дуглас </text:span><text:span text:style-name="T17">—</text:span><text:span text:style-name="T15"> </text:span><text:span text:style-name="T17">DC-3</text:span><text:span text:style-name="T5">&gt;</text:span></text:p>
      <text:p text:style-name="P44">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44"><text:soft-page-break/>Кобылки о чём-то спорили, в то время как стражники пытались нащупать брод.</text:p>
      <text:p text:style-name="P44"><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44"><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44"><text:span text:style-name="T1">–</text:span> Кимеринн погиб от тентаклиан, <text:span text:style-name="T1">–</text:span> тихо заметила Луна. <text:span text:style-name="T1">–</text:span> Ждите меня здесь.</text:p>
      <text:p text:style-name="P44">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44">Тяжело дыша, Луна вернулась.</text:p>
      <text:p text:style-name="P48"/>
      <text:p text:style-name="P44"><text:span text:style-name="T5">&lt;</text:span><text:span text:style-name="T14">высоко летать нельзя из-за молний</text:span><text:span text:style-name="T5">&gt;</text:span></text:p>
      <text:p text:style-name="P48"/>
      <text:p text:style-name="P44"><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44">Её голос заглушил протяжный стон металла.</text:p>
      <text:p text:style-name="P44">Остов самолёта выпрямился и, чуть приподнявшись над землёй, сразу же опустился.</text:p>
      <text:p text:style-name="P44"><text:span text:style-name="T1">–</text:span> Дискорд!!! - одновременно воскликнули Луна, Дэш, ЭйДжей, Флаттершай и я.</text:p>
      <text:p text:style-name="P44">И действительно, за штурвалом <text:s/>сидел драконикус и что-то шептал себе под нос. Остов снова приподнялся и опять опустился.</text:p>
      <text:p text:style-name="P44"><text:span text:style-name="T1">–</text:span> У меня бы ни в жизни это бы не получилось, не помогай мне он. <text:span text:style-name="T1">–</text:span> заявил Дискорд.</text:p>
      <text:p text:style-name="P44"><text:span text:style-name="T1">–</text:span> Кто <text:span text:style-name="T5">—</text:span> “он”, <text:span text:style-name="T1">–</text:span> спросила Луна.</text:p>
      <text:p text:style-name="P44"><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44">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44">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44"><text:span text:style-name="T1">–</text:span> Поворачиваем! Поворачиваем! <text:span text:style-name="T1">–</text:span> прохрипел Дискорд.</text:p>
      <text:p text:style-name="P44"><text:span text:style-name="T1">–</text:span> Как? <text:span text:style-name="T1">–</text:span> Твайлайт зажмурилась от напряжения.</text:p>
      <text:p text:style-name="P44"><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44">Кабина медленно накренилась. Деревья поплыли вправо. </text:p>
      <text:p text:style-name="P44"><text:span text:style-name="T1">–</text:span> Выравниваем!!!</text:p>
      <text:p text:style-name="P44">Кабина выровнялась. Сначала деревья, а потом водная гладь медленно проплывали внизу.</text:p>
      <text:p text:style-name="P44"><text:span text:style-name="T1">–</text:span> Вот так и держим. Эта железяка очень нам благодарна.</text:p>
      <text:p text:style-name="P44"><text:span text:style-name="T1">–</text:span> Скорее! Я долго не выдержу! Она слишком тяжёлая. <text:span text:style-name="T1">–</text:span> Твайлайт дрожала от напряжения.</text:p>
      <text:p text:style-name="P44">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text:soft-page-break/>колючие отростки не смогли зацепиться за гладкий металл.</text:p>
      <text:p text:style-name="P44"><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44"><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44"><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44">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44">Поняв тщётность усилий, пегаска вернулась в самолёт. В закрытую ею дверь через секунду громыхнул тентаклиан.</text:p>
      <text:p text:style-name="P44"><text:span text:style-name="T1">–</text:span> Не сдаёмся! Этой мерзкой дряни не победить нас! <text:span text:style-name="T1">–</text:span> хрипел Дискорд.</text:p>
      <text:p text:style-name="P44">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44"><text:span text:style-name="T1">–</text:span> Я больше не могу, <text:span text:style-name="T1">–</text:span> простонала Твайлайт и лишилась чувств.</text:p>
      <text:p text:style-name="P44">“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44">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44"><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44">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4">двухмесячной</text:span><text:span text:style-name="T5">&gt;</text:span> давности осталось лишь направление движения.</text:p>
      <text:p text:style-name="P44">И опять, как <text:span text:style-name="T5">&lt;</text:span><text:span text:style-name="T14">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44">Мне показался знакомым открывшийся корридор слева.</text:p>
      <text:p text:style-name="P44"><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44">Топот копыт основной группы затихал за поворотом основного корридора. РД коротко кивнула и, пропустив меня в проём, потрусила за мной.</text:p>
      <text:p text:style-name="P44">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44"><text:span text:style-name="T1">Дэш</text:span> вытянула шею и навострила уши, прислушивась к затихающему топоту. Потом высоко подпрыгнула и зависла в воздухе.</text:p>
      <text:p text:style-name="P44"><text:span text:style-name="T1">–</text:span> Хватайся за ноги. <text:span text:style-name="T1">–</text:span> <text:span text:style-name="T1">с</text:span>командовала она.</text:p>
      <text:p text:style-name="P44"><text:soft-page-break/>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44"><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44">После двух кувырков по камням гудела голова и саднило ушибленное плечо. </text:p>
      <text:p text:style-name="P44"><text:span text:style-name="T1">–</text:span> Дэш? Ты где? Дэш?</text:p>
      <text:p text:style-name="P44">До меня донеслось тяжёлое дыхание и звуки борьбы из бокового прохода метрах в пяти позади меня.</text:p>
      <text:p text:style-name="P44">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44"><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44">Наконец она процедила сквозь зубы:</text:p>
      <text:p text:style-name="P44"><text:span text:style-name="T1">–</text:span> Всё. Уходи! <text:span text:style-name="T1">–</text:span> и с силой толкнула меня в грудь копытом, одновременно вырываясь из объятий.</text:p>
      <text:p text:style-name="P44"><text:span text:style-name="T1">–</text:span> Дэш! <text:span text:style-name="T1">–</text:span> <text:span text:style-name="T1">с</text:span> пола я увидел, как в петле тентаклиана с хрустом ломается её крыло.</text:p>
      <text:p text:style-name="P44">Дэш застонала и у неё подкосились передние ноги.</text:p>
      <text:p text:style-name="P44"><text:span text:style-name="T1">–</text:span> Уйди! Не смотри на меня! <text:span text:style-name="T1">–</text:span> зло крикнула она мне.</text:p>
      <text:p text:style-name="P44">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44">Очередной рывок сбил меня с ног.</text:p>
      <text:p text:style-name="P44">Я очнулся от спёртого дыхания.</text:p>
      <text:p text:style-name="P44">Дискорд, ругаясь сквозь зубы, волок меня под мышкой по коридору, по которому пять минут назад мы с Дэш догоняли группу.</text:p>
      <text:p text:style-name="P44"><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44">Я тупо смотрел на проносящиеся подо мной плиты. Мыслей не было никаких. Только воспоминания.</text:p>
      <text:p text:style-name="P44">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44">Я закрыл глаза и беззвучно закричал. Как сквозь сон мне слышались голоса.</text:p>
      <text:p text:style-name="P44"><text:span text:style-name="T1">–</text:span> Все приготовились? Луна, ты готова?</text:p>
      <text:p text:style-name="P44"><text:span text:style-name="T1">–</text:span> Да.</text:p>
      <text:p text:style-name="P44"><text:span text:style-name="T1">–</text:span> Твайлайт?</text:p>
      <text:p text:style-name="P44"><text:span text:style-name="T1">–</text:span> Да!</text:p>
      <text:p text:style-name="P44"><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44"><text:span text:style-name="T1">–</text:span> Дэш? Что с ней?</text:p>
      <text:p text:style-name="P44"><text:span text:style-name="T1">–</text:span> Нет времени объяснять. Тентаклианы просыпаются. Начинаем!</text:p>
      <text:p text:style-name="P44"><text:soft-page-break/><text:span text:style-name="T1">–</text:span> Начинаем!</text:p>
      <text:p text:style-name="P44"><text:span text:style-name="T1">–</text:span> Начинаем!</text:p>
      <text:p text:style-name="P44">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44">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44">Поток заканчивался окном неправильной формы. Через окно по мере приближения стали видны огни большого города.</text:p>
      <text:p text:style-name="P44">Эпплджек нырнула в проём первая. Флаттершай, прижав к себе ноги и прикрывшись крыльями, влетела вторая.</text:p>
      <text:p text:style-name="P44">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44">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44">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44">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44">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4">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44">Там были лишь темнота и радуга, тающая в последних отблесках исчезающего коридора.</text:p>
      <text:p text:style-name="P45">***</text:p>
      <text:p text:style-name="P44">Невесомость, удар, чувство веса.</text:p>
      <text:p text:style-name="P44">Я открыл глаза.</text:p>
      <text:p text:style-name="P44">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44">Мне ЭТО всё приснилось? Но таких ярких и длинных снов не бывает. А ЛСД я перестал баловаться два года назад. Да и не похоже это на трип.</text:p>
      <text:p text:style-name="P44">Я поднял руку и обнаружил в ладони брошь в виде радужной молнии.</text:p>
      <text:p text:style-name="P44">Слабый звук заставил меня обернуться.</text:p>
      <text:p text:style-name="P44">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44"><text:soft-page-break/><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44"/>
      <text:p text:style-name="P44"><text:span text:style-name="T5">&lt;</text:span><text:span text:style-name="T14">Поиски Селестии — сюжет:</text:span></text:p>
      <text:p text:style-name="P52">Базовое положение: Селестия физически находится на компе Влада в соседнем с максовым доме, в качестве этической подпрограммы к Нексусу.</text:p>
      <text:p text:style-name="P52">Кратко:</text:p>
      <text:p text:style-name="P5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52">Эпизод 1:</text:p>
      <text:p text:style-name="P5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5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52">…</text:p>
      <text:p text:style-name="P52">Итого:</text:p>
      <text:p text:style-name="P5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52">Эпизод 3.5 (необязательный): День из жизни Дискорда (впечатления от нового мира, интерес путешествия, нежелание возвращаться).</text:p>
      <text:p text:style-name="P52">Эпизод 4: Эй-Джей рассказывает Максу о Флаттершай, о её тревожном состоянии - сильнейшей депрессии. Флатти отказывается есть и разговаривать.</text:p>
      <text:p text:style-name="P44"><text:span text:style-name="T14">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44"/>
      <text:h text:style-name="P117" text:outline-level="2">Терра. Прибытие</text:h>
      <text:p text:style-name="P44"/>
      <text:p text:style-name="P44">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44">Лапка, приветственно мяукнув, просочилась сквозь ноги на улицу. Чайник ещё не успел остыть. <text:soft-page-break/>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44">Я присел в коридоре, закрыв глаза.</text:p>
      <text:p text:style-name="P44">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44">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44">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44">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5">***</text:p>
      <text:p text:style-name="P44"><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44">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44">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44">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44">В-четвёртых, через <text:span text:style-name="T5">&lt;</text:span><text:span text:style-name="T14">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44">– Постой, – я оторвался от печальных мыслей, – в чём удача-то, что ты оказался с нами?</text:p>
      <text:p text:style-name="P44">–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44">Дискорд отпил воды и попытался поставить стакан в воздух. Стакан немедленно упал и разбился.</text:p>
      <text:p text:style-name="P44">–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44">Стакан медленно собрался воедино и прыгнул обратно в руку Дискорду. – Хорошо, хоть внутренняя сила осталась. – пробурчал он.</text:p>
      <text:p text:style-name="P44">–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44"><text:soft-page-break/>– А они? – Дискорд кивнул на девушек, сжавшихся в уголке дивана.</text:p>
      <text:p text:style-name="P44">Я пожал плечами. </text:p>
      <text:p text:style-name="P44">– Поживём — увидим. Я никому навязывать обязанности не собираюсь.</text:p>
      <text:p text:style-name="P44"/>
      <text:h text:style-name="P117" text:outline-level="2">Поиски</text:h>
      <text:p text:style-name="P44"/>
      <text:p text:style-name="P44">“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44">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44">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44">А сейчас разберёмся, что там с Нексусом?</text:p>
      <text:p text:style-name="P44">Административная консоль приветственно мигнула зелёным шрифтом.</text:p>
      <text:p text:style-name="P44"><text:span text:style-name="T5">&gt;</text:span>\Привет, Нексус. Это Макс.</text:p>
      <text:p text:style-name="P44"><text:span text:style-name="T5">&lt;\</text:span>Привет, Макс. Рад тебя видеть.</text:p>
      <text:p text:style-name="P50">Хм. Блок эмоций? Или просто модификация стандартного приветствия?</text:p>
      <text:p text:style-name="P44"><text:span text:style-name="T5">&gt;\</text:span>Нексус, отключи память событий за последнюю неделю.</text:p>
      <text:p text:style-name="P44"><text:span text:style-name="T5">&lt;\</text:span>Выполнено, Макс.</text:p>
      <text:p text:style-name="P44"><text:span text:style-name="T5">&gt;</text:span>\Задача по корпоративной логике. Выдай наиболее оптимальное решение.</text:p>
      <text:p text:style-name="P44"><text:span text:style-name="T5">&lt;\</text:span>Жду с нетерпением, Макс.</text:p>
      <text:p text:style-name="P44"><text:span text:style-name="T5">&gt;\</text:span>Постановка задачи.</text:p>
      <text:p text:style-name="P44"><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44"><text:span text:style-name="T5">&gt;\</text:span>Ограничения.</text:p>
      <text:p text:style-name="P44"><text:span text:style-name="T5">&gt;\</text:span>Ты не можешь подать в суд на компанию Б и ждать результатов, так как за время разбирательства компания А обанкротится.</text:p>
      <text:p text:style-name="P44"><text:span text:style-name="T5">&gt;\</text:span>Задание.</text:p>
      <text:p text:style-name="P44"><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44"><text:span text:style-name="T5">&lt;\</text:span>Задача принята...</text:p>
      <text:p text:style-name="P44"><text:span text:style-name="T5">&lt;\</text:span>...</text:p>
      <text:p text:style-name="P44"><text:span text:style-name="T5">&lt;\</text:span>...</text:p>
      <text:p text:style-name="P44"><text:span text:style-name="T5">&lt;\</text:span>Решение:</text:p>
      <text:p text:style-name="P44"><text:span text:style-name="T5">&lt;\&lt;</text:span><text:span text:style-name="T14">Не следует противопоставлять злу ещё большее зло - это только усилит его — </text:span><text:span text:style-name="T15">кодовая фраза</text:span><text:span text:style-name="T17">&gt;</text:span>. <text:soft-page-break/>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5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44">О-па, уже час дня! Большинство коллег уже разошлись на обед по кафе и пищеблокам. Теперь мне никто не помешает. Надеюсь.</text:p>
      <text:p text:style-name="P44">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44">– Ну как, что там с Нексусом? <text:span text:style-name="T1">–</text:span> оторвался Алекс от своих бутербродов.</text:p>
      <text:p text:style-name="P44"><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44"><text:span text:style-name="T1">–</text:span> Да, с утра они устраивали регрессное тестирование бизнес-блока. Стасу что-то там не понравилось в ответах.</text:p>
      <text:p text:style-name="P44">–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44">–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44">Алекс, наконец, разобрался с пакетами, закрыл шкафчик и пошёл к выходу. Я, ч</text:p>
      <text:p text:style-name="P44">уть поотстав, прошёл за ним до холла.</text:p>
      <text:p text:style-name="P44">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44">Я присел на диванчик рядом с плащём, сделал вид, что читаю смски, и тихо произнёс в воздух перед собой:</text:p>
      <text:p text:style-name="P44">—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44">Дискорд хрустнул газетой, подтверждая, что информация услышана. Я спрятал телефон, встал и направился к <text:s/>стойке охраны…</text:p>
      <text:p text:style-name="P44">… Через пару минут мы встретились в коридоре у стенда с достижениями корпорации.</text:p>
      <text:p text:style-name="P44">– Ты точно уверен, что Селестия где-то здесь?</text:p>
      <text:p text:style-name="P44">–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44">–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text:soft-page-break/>обязательно будет женщиной?</text:p>
      <text:p text:style-name="P44">– Если уж на то пошло, никто не обещал, что она будет человеком. Она может оказаться, скажем, какой-нибудь собачкой. Хм... Женского пола.</text:p>
      <text:p text:style-name="P44">– Дискорд!</text:p>
      <text:p text:style-name="P44">– Ась? – Дискорд с отсутствующим выражением лица изучал вехи становления компании, от начала века и до наших дней.</text:p>
      <text:p text:style-name="P44">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44">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44">– Пора. Перерыв закончился, все, в основном, уже сидят на своих местах.</text:p>
      <text:p text:style-name="P44">– Что ж, веди меня, мой фюрер! – Дискорд при этом выпрямился, нахмурился и комично кинул зигу.</text:p>
      <text:p text:style-name="P44">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44">– Неа, не тут.</text:p>
      <text:p text:style-name="P44">Мы спустились на этаж ниже. Там повторилась та же история. И на следующем так же.</text:p>
      <text:p text:style-name="P44">В конце-концов, на пятом этаже Дискорд с шумом втянул в себя воздух, поднял вверх палец и заявил, повернувшись ко мне:</text:p>
      <text:p text:style-name="P44">– О!</text:p>
      <text:p text:style-name="P44">– Ты что-то чувствуешь?</text:p>
      <text:p text:style-name="P44">– Не что-то, а именно её! Ай! – Дискорд высвободил руку из закрывшихся створок дверей. – Селестию, то бишь! Сейчас мы её в два счёта разыщем!</text:p>
      <text:p text:style-name="P44">– Отлично! Может даже, нам удастся вернуться в Эквестрию не дожидаясь конца <text:span text:style-name="T5">&lt;</text:span><text:span text:style-name="T14">трёх</text:span><text:span text:style-name="T5">&gt;</text:span> месяцев. Наверняка Селестии известен способ открыть коридор с этой стороны.</text:p>
      <text:p text:style-name="P44">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44">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44">Мы уже заканчивали осмотр этажа, когда Дискорд внезапно остановился перед стеклянными дверями.</text:p>
      <text:p text:style-name="P44">– А что находится за этой дверью? Почему ты не открываешь её?</text:p>
      <text:p text:style-name="P44">– Там серверная. Моя карточка эту дверь не откроет, туда есть доступ только у нашей сисадминши. Но там и искать нечего, видишь — пусто, людей нет.</text:p>
      <text:p text:style-name="P44">Дискорд уставился в тёмный проём, в глубине которого мигали огоньки маршрутизаторов.</text:p>
      <text:p text:style-name="P44">Щека у него дёрнулась. Я проследил за его взглядом и обнаружил в углу серверную стойку, сбоку которой на крючке висела дамская сумочка.</text:p>
      <text:p text:style-name="P44">– Ты что-то чувствуешь?</text:p>
      <text:p text:style-name="P44">– Нет! – Дискорд отвёл взгляд и пошёл дальше.</text:p>
      <text:p text:style-name="P44">Остаток этажа не принёс в поиски ничего нового.</text:p>
      <text:p text:style-name="P45">***</text:p>
      <text:p text:style-name="P44"><text:soft-page-break/>Наша компания поглощала ужин, приготовленный девушками, когда Дискорд хлопнул себя по лбу и крикнул:</text:p>
      <text:p text:style-name="P44">– Знаю!</text:p>
      <text:p text:style-name="P44">Эпплджек прекратила рассказывать о своих впечатлениях от интернета и все повернулись к Дискорду.</text:p>
      <text:p text:style-name="P44">Он продолжил.</text:p>
      <text:p text:style-name="P44">–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44">– Да ну? – усомнилась Эпплджек. – С каких это пор?</text:p>
      <text:p text:style-name="P44">–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44">–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44">– Ой! – Флаттершай прикрыла рот рукой и с ужасом посмотрела на Эпплджек.</text:p>
      <text:p text:style-name="P44">–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44">Я понял, что Дискорд уже всё решил. Что ж, возможно, так будет лучше.</text:p>
      <text:p text:style-name="P44">– Ты собираешься уехать?</text:p>
      <text:p text:style-name="P44">– Да. Чем скорее, тем лучше. У нас всё ещё есть почти <text:span text:style-name="T5">&lt;</text:span><text:span text:style-name="T14">три месяца</text:span><text:span text:style-name="T5">&gt;</text:span> на поиски. Думаю, мне хватит. – Дискорд встал и начал собираться.</text:p>
      <text:p text:style-name="P44">– А как…</text:p>
      <text:p text:style-name="P44">– Не изволь беспокоиться, я и не в таких мирах бывал, – перебил меня Дискорд. –</text:p>
      <text:p text:style-name="P48"/>
      <text:p text:style-name="P44"><text:span text:style-name="T5">&lt;</text:span><text:span text:style-name="T14">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48"/>
      <text:p text:style-name="P44"><text:s/>Пхе! Денег мне не надо — сам раздобуду. Главное — не уходите далеко от коридора. Ко времени перехода я вернусь. Или раньше.</text:p>
      <text:p text:style-name="P44"/>
      <text:h text:style-name="P117" text:outline-level="2">Безнадёжность</text:h>
      <text:p text:style-name="P48">&lt;<text:span text:style-name="T15">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44">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text:soft-page-break/>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4">расширить</text:span><text:span text:style-name="T5">&gt;</text:span>.</text:p>
      <text:p text:style-name="P44">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4">расширить</text:span><text:span text:style-name="T5">&gt;</text:span>.</text:p>
      <text:p text:style-name="P44">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4">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4">пять</text:span><text:span text:style-name="T5">&gt;</text:span>длинную прореху в куртке, <text:span text:style-name="T5">&lt;</text:span><text:span text:style-name="T14">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4">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5">***</text:p>
      <text:p text:style-name="P44">–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44"><text:span text:style-name="T5">&lt;</text:span><text:span text:style-name="T14">подать фонарь под другим сосусом</text:span><text:span text:style-name="T5">&gt;</text:span> </text:p>
      <text:p text:style-name="P44">–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44">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44">–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44">–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4">уменьшить подозрения — о них должен догадаться Макс</text:span><text:span text:style-name="T5">&gt;</text:span>?</text:p>
      <text:p text:style-name="P44">– Да, у меня тоже было такое чувство, что он хочет от нас избавиться. Но он же объяснил, почему. Или ты думаешь, что?..</text:p>
      <text:p text:style-name="P44">–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44">– Надо же! У меня были такие же мысли ещё в самом начале. Ты тоже считаешь, что он хочет вернуть себе статус правителя Эквестрии?</text:p>
      <text:p text:style-name="P44">Что считала Жанна, я услышать не успел. Внезапно её лицо исказила гримаса ужаса, она прижала ладони к лицу и крикнула:</text:p>
      <text:p text:style-name="P44">– Берегись!!!</text:p>
      <text:p text:style-name="P44">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44">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44"><text:s/>Потом послышался хруст и треск рвущейся материи. Жанна, наконец-то, у самого берега, сдёрнула <text:soft-page-break/>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44">В голове звенело.</text:p>
      <text:p text:style-name="P44">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44">– Он х-хотел тебя ут-топить. – Жанна схватила отломанную руку снеговика и закинула её в полынью.</text:p>
      <text:p text:style-name="P44">Я покачал головой. </text:p>
      <text:p text:style-name="P44">–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44">–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4">улучшить</text:span><text:span text:style-name="T5">&gt;</text:span>. А тот случай, когда мне пришлось зашивать тебе куртку после нападения убийц <text:span text:style-name="T5">&lt;</text:span><text:span text:style-name="T14">клоунов/санта-клаусов</text:span><text:span text:style-name="T5">&gt;</text:span> — ты тоже это представил, как веселье пьяной шпаны.</text:p>
      <text:p text:style-name="P44">Так вот, что я тебе скажу — это всё не так! Это не совпадения! Не бывает таких совпадений. Тебя кто-то или что-то хочет убить.</text:p>
      <text:p text:style-name="P44">– Жанна, но снеговик… Это смешно! Убить снеговиком — это самый нелепый способ убийства, о котором можно себе представить!</text:p>
      <text:p text:style-name="P44">И тут до меня дошло.</text:p>
      <text:p text:style-name="P44">Самый нелепый! Самый глупый и невообразимый! Всё сходится! Точно!</text:p>
      <text:p text:style-name="P44">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44">Я осмотрел прибрежные кусты. В тусклом свете фонаря их силуэты казались изготовившимися к броску химерами.</text:p>
      <text:p text:style-name="P44">– Пойдём отсюда, Жанна. Тут опасно находиться.</text:p>
      <text:p text:style-name="P44">Пожалуй, не стоит пока говорить о своей догадке девушкам. Им и без того сейчас несладко приходится, чтобы добивать их вестью о предательстве.</text:p>
      <text:p text:style-name="P44">Когда я бросил последний взгляд на озеро, мне показалось, что из-подо льда нас провожали злые глазки снеговика.</text:p>
      <text:p text:style-name="P44"/>
      <text:h text:style-name="P117" text:outline-level="2">След?</text:h>
      <text:p text:style-name="P84"/>
      <text:p text:style-name="P44"><text:span text:style-name="T5">&lt;</text:span><text:span text:style-name="T14">сначала эпизод - проверка сумки в серверной</text:span><text:span text:style-name="T5">&gt;</text:span></text:p>
      <text:p text:style-name="P44"><text:span text:style-name="T5">&lt;</text:span><text:span text:style-name="T17">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44"><text:soft-page-break/>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44">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44">– Анджела, можно тебя на секундочку?</text:p>
      <text:p text:style-name="P44">– Да? – Она захлопнула книгу <text:span text:style-name="T5">&lt;</text:span><text:span text:style-name="T14">“Последний Единорог” Питера Бигла</text:span><text:span text:style-name="T5">&gt;</text:span> и повернулась ко мне.</text:p>
      <text:p text:style-name="P44">– Я тут проходил мимо серверной и заметил, что там висит сумка. Кто-то забыл, наверное. Надо бы разослать на офис извещение о находке.</text:p>
      <text:p text:style-name="P44">–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44">–Так это твоя?</text:p>
      <text:p text:style-name="P44">– Если чёрная кожаная, с заклёпками — то моя. Хотя в серверной чужой быть и не должно.</text:p>
      <text:p text:style-name="P44">– Чёрная. С заклёпками. – Я всматривался в Анджелу, но рассмотреть в чёрненькой фигуристой девушке Селестию у меня плохо получалось.</text:p>
      <text:p text:style-name="P44">– Что ты на меня так смотришь? У меня там вымазано? – Анджела попыталась, изогнувшись, заглянуть себе за плечо.</text:p>
      <text:p text:style-name="P44">– Да нет, всё в порядке, не волнуйся. А тебе, часом, никогда не снилось, что у тебя есть копыта, рог и крылья?</text:p>
      <text:p text:style-name="P44">–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48"/>
      <text:p text:style-name="P44"><text:span text:style-name="T5">&lt;</text:span><text:span text:style-name="T14">расширить. Перед кафешкой - диалог с Флатти и ЭйДжей. Все думают, что наконец-то нашли Селестию. Все ликуют</text:span><text:span text:style-name="T5">&gt;</text:span></text:p>
      <text:p text:style-name="P48"/>
      <text:p text:style-name="P44">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44">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44">–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44">На том и остановились.</text:p>
      <text:p text:style-name="P44"/>
      <text:p text:style-name="P44"><text:span text:style-name="T5">&lt;</text:span><text:span text:style-name="T14">Расширить сцену в кафе. Ожидание, подьём и… падение ожиданий</text:span><text:span text:style-name="T5">&gt;</text:span></text:p>
      <text:p text:style-name="P44"/>
      <text:p text:style-name="P45">***</text:p>
      <text:p text:style-name="P44">На кухне за столиком сидели две девушки и сочиняли письмо.</text:p>
      <text:p text:style-name="P44">– “Дорогой Дискорд, мы так по тебе соскучились!” - старательно выводила калллиграфическим <text:soft-page-break/>почерком Флаттершай. – “Почти так же сильно, как по Эквестрии”...</text:p>
      <text:p text:style-name="P44">–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44">– Вот теперь другое дело! – Эпплджек выставила листок на свет, любуясь написанным.</text:p>
      <text:p text:style-name="P44">– А ты уверена, что так можно? – робко встряла Флаттершай. – “Дёшевый охламон” не похоже на вежливое приветствие.</text:p>
      <text:p text:style-name="P44">– Ещё как похоже! Я с Биг Маком так всегда здороваюсь, когда он, перебрав маленько сидра, заявляется под утро со следами помады на шее.</text:p>
      <text:p text:style-name="P44">– А-а-а. Ну ладно. А разве “мы б тебя век не видели, если б не принцесса”...</text:p>
      <text:p text:style-name="P44">–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44">–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44">–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44">Эпплджек выхватила листок и начала править текст.</text:p>
      <text:p text:style-name="P44">– Так… Так… И вот так! Теперь порядок! – Эпплджек вернула листок Флаттершай.</text:p>
      <text:p text:style-name="P44">–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44">–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44">–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44">–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44">–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44">– Так это ты дома сидела вовсе не из-за болезни? – поразилась Эпплджек <text:span text:style-name="T5">&lt;</text:span><text:span text:style-name="T14">упомянуть болезнь Флатти в соответствующем разделе</text:span><text:span text:style-name="T5">&gt;</text:span></text:p>
      <text:p text:style-name="P44">– Угу. Лес в последнее время совсем чужой стал. Даже Энджел опасался в него выходить. Не говоря уже о Гарри.</text:p>
      <text:p text:style-name="P44">– Что-то мне это напоминает.</text:p>
      <text:p text:style-name="P44">– Что?</text:p>
      <text:p text:style-name="P44">–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text:soft-page-break/>Знать бы, кто этот кто-то! Я б ему показала, почём фунт дрожжей <text:span text:style-name="T1">в сортире</text:span>!</text:p>
      <text:p text:style-name="P44">–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44">– Агась, вырвался бы он, если бы не я. Дай-ка сюда письмо...</text:p>
      <text:p text:style-name="P44">– “...хорошо, что рядом была Эпплджек и спасла его...”. – Так годится?</text:p>
      <text:p text:style-name="P44">– Пожалуй, да.</text:p>
      <text:p text:style-name="P44">–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44">–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44">Флаттершай обернулась вслед Эпплджек и тайком дописала: ”Приезжай скорее, дорогой друг, мне так тоскливо без тебя. Твоя Флатти”.</text:p>
      <text:p text:style-name="P44">– Да-да, я мигом! – <text:span text:style-name="T1">д</text:span>евушка схватила листок бумаги и помчалась к ноутбуку.</text:p>
      <text:p text:style-name="P44"/>
      <text:h text:style-name="P117" text:outline-level="2">Озарение</text:h>
      <text:p text:style-name="P44"/>
      <text:p text:style-name="P44"><text:span text:style-name="T5">&lt;</text:span><text:span text:style-name="T14">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70"/>
      <text:p text:style-name="P71">-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0"/>
      <text:p text:style-name="P67">Разговор не клеился.</text:p>
      <text:p text:style-name="P7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0"><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0"><text:span text:style-name="T5">– </text:span>Макс, не гони. Дело не в том, справится Твайлайт с управлением, или нет. Дело в том, что <text:soft-page-break/>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0"><text:span text:style-name="T5">– </text:span>Ну хорошо. Убедила. В конце-концов, можем поступить так. Вы с Флатти вернётесь обратно а я продолжу поиски здесь.</text:p>
      <text:p text:style-name="P70"><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70"><text:span text:style-name="T5">– </text:span>Вы можете связываться со мной раз в месяц по коридору.</text:p>
      <text:p text:style-name="P70"><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0"><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0">Эпплджек недоверчиво хмыкнула.</text:p>
      <text:p text:style-name="P70"><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0"><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0"><text:span text:style-name="T5">– </text:span>Конечно оставаться. Кто ещё, кроме нас, может найти её?</text:p>
      <text:p text:style-name="P70"><text:span text:style-name="T5">– </text:span>Я думал, ты не сможешь оставить Энджела и всех остальных надолго.</text:p>
      <text:p text:style-name="P70"><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5"><text:span text:style-name="T5">– </text:span>Извини, Флаттершай, забылся.</text:p>
      <text:p text:style-name="P75"><text:span text:style-name="T5">– </text:span>Та ладно, я ж не против, – возразила Эпплджек. – Не парься, Флатти. Было б хуже, если б он <text:s/>назвал меня Эпплджек на людях.</text:p>
      <text:p text:style-name="P75"><text:span text:style-name="T5">– </text:span>Ты так... – запнулась Флаттершай. – Так быстро забыла свою ферму. И...</text:p>
      <text:p text:style-name="P75"><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5"><text:span text:style-name="T5">– </text:span>Как ты можешь так говорить? – расплакалась Флаттершай.</text:p>
      <text:p text:style-name="P75"><text:span text:style-name="T5">– </text:span>Эй, девушки, не ссорьтесь! Мы — одна команда! И надеюсь, останемся ею и в дальнейшем. </text:p>
      <text:list xml:id="list350583983440722254" text:style-name="L5">
        <text:list-header>
          <text:p text:style-name="P127">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5"><text:span text:style-name="T5">– </text:span>А если нет? – Эпплджек смотрела мне мне прямо в глаза.</text:p>
      <text:list xml:id="list41320792" text:continue-numbering="true" text:style-name="L5">
        <text:list-header>
          <text:p text:style-name="P127">Я молча пожал плечами. Эпплджек уверенно продолжила.</text:p>
        </text:list-header>
      </text:list>
      <text:p text:style-name="P75"><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5"><text:soft-page-break/><text:span text:style-name="T5">– </text:span>Спасибо, ЭйДжей.</text:p>
      <text:p text:style-name="P75"><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1318086" text:continue-numbering="true" text:style-name="L5">
        <text:list-header>
          <text:p text:style-name="P127">Флаттершай пробормотала нечто, показавшееся мне знакомым.</text:p>
        </text:list-header>
      </text:list>
      <text:p text:style-name="P75"><text:span text:style-name="T5">– </text:span>Флатти, ты что-то сказала? Я не расслышал.</text:p>
      <text:p text:style-name="P75"><text:span text:style-name="T5">– </text:span>Намерение Изменяет Реальность.</text:p>
      <text:p text:style-name="P75"><text:span text:style-name="T5">– </text:span>Эээ. А где ты слышала эту фразу, если не секрет?</text:p>
      <text:p text:style-name="P75"><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1325420" text:continue-numbering="true" text:style-name="L5">
        <text:list-header>
          <text:p text:style-name="P127">У меня как будто вспыхнула лампочка в мозгу. Кирпичики быстро выстраивались в целостную картину. Я ринулся в прихожую.</text:p>
        </text:list-header>
      </text:list>
      <text:p text:style-name="P75"><text:span text:style-name="T5">– </text:span>Флатти, ЭйДжей, буду через час. Ждите!</text:p>
      <text:p text:style-name="P70"/>
      <text:h text:style-name="P118" text:outline-level="2">Почти.</text:h>
      <text:p text:style-name="P85"/>
      <text:p text:style-name="P75">В офисе меня встретил лыбящийся Стас.</text:p>
      <text:p text:style-name="P75">–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5">Я уставился на Стаса и он, захлёбываясь от торопливости, начал <text:span text:style-name="T5">расказывать</text:span>.</text:p>
      <text:p text:style-name="P75">–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5">– Ты его уничтожил?</text:p>
      <text:p text:style-name="P75">– Кого?</text:p>
      <text:p text:style-name="P75">– Этический модуль. Селестию.</text:p>
      <text:p text:style-name="P75">–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5">– Ты его уничтожил?</text:p>
      <text:p text:style-name="P75">–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5">– То есть, на домашнем компьютере Влада модуль работает и дальше?</text:p>
      <text:p text:style-name="P75">– Ага. К нему-то у меня доступа нету. Но в кластер к Нексусу он больше не пролезет.</text:p>
      <text:p text:style-name="P75">– Спасибо, Стас. Ты молодец.</text:p>
      <text:p text:style-name="P75">Ниточка, чуть было не прервавшаяся в офисе, повела в квартиру Влада.</text:p>
      <text:p text:style-name="P75"/>
      <text:h text:style-name="P118" text:outline-level="2"><text:soft-page-break/>Дискорд</text:h>
      <text:p text:style-name="P84"/>
      <text:p text:style-name="P85">Девушки поспешно собирались, пока я растолковывал им задачу.</text:p>
      <text:p text:style-name="P85"><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5"><text:span text:style-name="T5">– </text:span>Это тот твой приятель, который разбился с полгода назад? – спросила Эпплджек.</text:p>
      <text:p text:style-name="P85"><text:span text:style-name="T5">– </text:span>Да, это он.</text:p>
      <text:p text:style-name="P85"><text:span text:style-name="T5">– </text:span>А как мы попадём в его квартиру? Там сейчас кто-то живёт? – Флаттершай прыгала на одной ноге, натягивая кед.</text:p>
      <text:p text:style-name="P85"><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6">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6">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4">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86">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4">Плохо написано!</text:span><text:span text:style-name="T5">&gt;</text:span></text:p>
      <text:p text:style-name="P86">Я поднёс брелок пропуска к домофону, но дверь подъезда не открылась. Замигала красная лампочка и зажужжал зуммер.</text:p>
      <text:p text:style-name="P86">Я выругался.</text:p>
      <text:p text:style-name="P86"><text:span text:style-name="T5">– </text:span>Макс, что случилось? У нас проблемы?</text:p>
      <text:p text:style-name="P86"><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6"><text:span text:style-name="T5">– </text:span>Так что, будем ломать дверь? – Эпплджек критически осмотрелась, подмечая бабулек на лавочке и зевак во внутреннем скверике.</text:p>
      <text:p text:style-name="P86"><text:span text:style-name="T5">– </text:span>Нет нужды. Лучше станьте-ка сзади меня так, чтобы заслонить от этих бабулек и от вооон той камеры наблюдения.</text:p>
      <text:list xml:id="list2830933320982266867" text:style-name="L6">
        <text:list-header>
          <text:p text:style-name="P128">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5">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5">Раздался лёгкий «кряк» и дверь подалась.</text:p>
      <text:p text:style-name="P106"><text:soft-page-break/><text:span text:style-name="T5">– </text:span>Девушки, заходим.</text:p>
      <text:p text:style-name="P7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5">Прихожая встретила нас толстым слоем пыли. Мы тихонько прошли внутрь и я закрыл дверь изнутри.</text:p>
      <text:p text:style-name="P70"><text:span text:style-name="T1">Компьютер</text:span> стоял там же, где и обычно <text:span text:style-name="T1">— в личном кабинете Влада на столе у окна.</text:span></text:p>
      <text:p text:style-name="P106"><text:span text:style-name="T5">– </text:span>Макс, тут окно разбито! И верёвка какая-то висит. – крикнула Флаттершай из кухни.</text:p>
      <text:p text:style-name="P106"><text:span text:style-name="T5">– </text:span>Оставь, Флатти, не сейчас! – отмахнулся я.</text:p>
      <text:p text:style-name="P112">Лампочка питания на ноутбуке горела, <text:s/>но подключенный монитор оставался тёмным. Я постучал по пробелу, но безрезультатно.</text:p>
      <text:p text:style-name="P106"><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106"><text:span text:style-name="T5">– </text:span>Монитор выключен. – <text:s/>раздалось из угла. Кресло с высокой спинкой повернулось, открыв нашим взорам Дискорда. </text:p>
      <text:p text:style-name="P10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6">Он приподнял панамку, дурашливо здороваясь.</text:p>
      <text:p text:style-name="P106"><text:span text:style-name="T5">– </text:span>Оп-па! – пробормотала Эпплджек. – Нежданчик!</text:p>
      <text:p text:style-name="P106"><text:span text:style-name="T5">– </text:span>Ты, я вижу, времени не терял, – моя рука под прикрытием стола медленно тянулась к тяжёлой фарфоровой кружке, стоящей на краю.</text:p>
      <text:p text:style-name="P87"><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7"><text:span text:style-name="T5">– </text:span>А почему ты вообще решил искать нас тут? – спросила Эпплджек. – Приехал бы домой. Мы б тебя чаем напоили.</text:p>
      <text:p text:style-name="P87"><text:span text:style-name="T5">– </text:span>Видишь ли, дорогая Эй-Джей, я с самого начала знал, где находится наша уважаемая принцесса, а времени в обрез, так что...</text:p>
      <text:p text:style-name="P94">В проёме дверей появилась Флаттершай.</text:p>
      <text:p text:style-name="P87"><text:span text:style-name="T5">– </text:span>С кем это вы тут разговариваете?</text:p>
      <text:list xml:id="list9058938638942101160" text:style-name="L7">
        <text:list-header>
          <text:p text:style-name="P120">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94">Оглушённый Дискорд попытался было отъехать на кресле в сторону, но я припёр его стулом к стенке.</text:p>
      <text:p text:style-name="P87">– Жанна, Флатти, хватайте ноут и на выход! Я с ним разберусь! Не теряйте вре...!</text:p>
      <text:p text:style-name="P87">– ТЫ ИДИО...!!!</text:p>
      <text:p text:style-name="P87"><text:soft-page-break/>Дискорд <text:s/>зорал одновременно со мной, прикрываясь от меня руками, когда раздался оглушительный</text:p>
      <text:p text:style-name="P87">...</text:p>
      <text:p text:style-name="P88">БАХ!!!</text:p>
      <text:p text:style-name="P87">…</text:p>
      <text:p text:style-name="P87">Эпплджек с <text:s/>нервным всхлипом опустила толстенный том «Энтерпрайз-паттернов» , издание девятое, дополненное.</text:p>
      <text:p text:style-name="P106">На лице Дискорда появилось удивлённо-мечтательное выражение и он вырубился.</text:p>
      <text:p text:style-name="P106"/>
      <text:h text:style-name="P117" text:outline-level="2">Селестия</text:h>
      <text:p text:style-name="P106"/>
      <text:p text:style-name="P84">&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06">Включенный монитор показал схематическое изображение Селестиии, </text:p>
      <text:p text:style-name="P107">&gt;\<text:span text:style-name="T1">Привет, Селестия. Это Макс. Как себя чувствуешь?</text:span></text:p>
      <text:p text:style-name="P107">&lt;\<text:span text:style-name="T1">Макс? МАКС??? МА-А-А-АКС!!! НАКОНЕЦ-ТО! КАК Я РАДА ТЕБЯ СЛЫШАТЬ! </text:span></text:p>
      <text:p text:style-name="P107">&gt;\<text:span text:style-name="T1">Я рад, что нашёл тебя, Тия.</text:span></text:p>
      <text:p text:style-name="P10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7">&gt;\<text:span text:style-name="T1">Тия, я сейчас подключу микрофон и колонки, и мы сможем общаться более удобно.</text:span></text:p>
      <text:p text:style-name="P106">…</text:p>
      <text:p text:style-name="P106">– Привет опять. Как ты меня слышишь?</text:p>
      <text:p text:style-name="P10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7">– <text:span text:style-name="T1">Могу себе представить. Как-то раз я провёл три часа камере сенсорной депривации. Мне не понравилось.</text:span></text:p>
      <text:p text:style-name="P106">– Эммм... Ваше Высочество, вы в порядке? Мы так рады, что наконец-то нашли Вас! – вклинилась в разговор Эпплджек.</text:p>
      <text:p text:style-name="P106">– Кто тут? Макс, кто ещё с тобой?</text:p>
      <text:p text:style-name="P107"><text:span text:style-name="T1">– Со мной Эпплджек и Флаттершай. Мы пришли сюда полгода </text:span>&lt;<text:span text:style-name="T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7">– <text:span text:style-name="T1">Девочки? Я рада вас слышать. А Твайлайт нет рядом?</text:span></text:p>
      <text:p text:style-name="P10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6">При этих словах Дискорд замычал и задёргался. Эпплджек нахмурилась и проверила верёвки, привязывающие его к спинке стула.</text:p>
      <text:p text:style-name="P106">–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6">– Ноутбук — так называется место, где я нахожусь сейчас? А кто это мычит?</text:p>
      <text:p text:style-name="P106">– Да, ноут — это такая тюрьма, которая... ммм... прекратит своё существование в Эквестрии достаточно <text:soft-page-break/>быстро. Вместе с тобой. Мычит таки Дискорд. У него во рту кляп.</text:p>
      <text:p text:style-name="P106">– О, духи предков, но зачем??? Почему у него кляп во рту?</text:p>
      <text:p text:style-name="P106">– Мы связали его. Он нас предал. И тебя. И Эквестрию. Всех.</text:p>
      <text:p text:style-name="P106">При этих словах Эпплджек и Флаттершай непонимающе уставились на меня, а Дискорд протестующе замычал.</text:p>
      <text:p text:style-name="P106">Я начал рассказывать о своих догадках, и непонимающее выражение на лицах девушек сменилось удивлением.</text:p>
      <text:p text:style-name="P10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6">– А зачем тогда ты приложила его книгой? – непонимающе уставился я на неё.</text:p>
      <text:p text:style-name="P106">– Потому что ты напал на него. Я и подумала — тебе виднее. И подсобила.</text:p>
      <text:p text:style-name="P106">Флаттершай отрицающе мотнула головой.</text:p>
      <text:p text:style-name="P106">– Не может Дискорд быть предателем. Он мой друг.</text:p>
      <text:p text:style-name="P106">Дискорд благодарственно замычал и закивал головой.</text:p>
      <text:p text:style-name="P10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6">Дискорд завёл глаза на лоб и обречённо завыл.</text:p>
      <text:p text:style-name="P106">– Макс, постой. Дай мне поговорить с ним. – сказала Селестия. – Не могу поверить, что Дискорд на такое пошёл.</text:p>
      <text:p text:style-name="P106">– Ну хорошо. Поговори. Послушаем, что он скажет.</text:p>
      <text:p text:style-name="P106">Я красноречиво покачал кулак перед его носом и вытащил кляп.</text:p>
      <text:p text:style-name="P106">...</text:p>
      <text:p text:style-name="P95">– Ффы, тьфу, пффф, пфу! <text:span text:style-name="T5">&lt;</text:span><text:span text:style-name="T14">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95">– Это я-то устраиваю цирк?!! ДА ТЫ НА СЕБЯ ПОСМОТРИ, КЛОУН!!! На людей кидаешься, чашками бросаешься, вон, мне нос разбил! Дерёшься...</text:p>
      <text:p text:style-name="P95">Я угрожающе поднёс тряпку к лицу Дискорда.</text:p>
      <text:p text:style-name="P95">– Ещё одно слово в таком тоне, и ты заткнёшься, а мы уйдём в Эквестрию без тебя!</text:p>
      <text:p text:style-name="P9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5">Дискорд демонстративно закрыл рот и посвистывая уставился в потолок.</text:p>
      <text:p text:style-name="P95">Разговор зашёл в тупик.</text:p>
      <text:p text:style-name="P98"/>
      <text:p text:style-name="P99">На мониторе высветился текст:</text:p>
      <text:p text:style-name="P9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9"/>
      <text:p text:style-name="P99">Из колонок послышался лёгкий шорох.</text:p>
      <text:p text:style-name="P95"><text:soft-page-break/>– Дик, сейчас не время для ссор. – голос Селестии был мягким, но настойчивым. – Мы в одной лодке.</text:p>
      <text:p text:style-name="P95">– Тебе легко говорить! Тебе не разбивали нос и не оскорбляли угрозами!</text:p>
      <text:p text:style-name="P95">– Ты должен понимать, что у Макса были все основания так себя вести. Твоё поведение вызвало подозрения у него, ведь он мало тебя знает. </text:p>
      <text:p text:style-name="P95">К уговорам Селестии присоединилась Флаттершай.</text:p>
      <text:p text:style-name="P95">– Дискорд, миленький, прости его. Макс хороший. Он просто не знал, что ты тоже хороший...</text:p>
      <text:p text:style-name="P95">У Дискорда покраснели уши и он засмущался и заворчал.</text:p>
      <text:p text:style-name="P95">–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5">Я пропустил «дятла» мимо ушей.</text:p>
      <text:p text:style-name="P10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96">***</text:p>
      <text:p text:style-name="P9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5">Потому разбрасываться такой возможностью не стоит. Если уж тебе повезло оказаться в новом мире — исследуй его сполна!..</text:p>
      <text:p text:style-name="P96">***</text:p>
      <text:p text:style-name="P101">&lt;<text:span text:style-name="T15">сюда можно вставить похождения Дискорда — вторая неопубликованная глава. Первая — секс с Селестией</text:span>&gt;</text:p>
      <text:p text:style-name="P96">***</text:p>
      <text:p text:style-name="P99">– Развяжите мне, наконец, руки! Или хотя бы одну. Плечами жестикулировать неудобно.... </text:p>
      <text:p text:style-name="P99">Я развязал Дискорду левую руку.</text:p>
      <text:p text:style-name="P9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9">Дискорд принялся разминать затёкшее запястье.</text:p>
      <text:p text:style-name="P9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9"><text:soft-page-break/>– Какое письмо, Корди? – вскинулась до этого зачарованно слушавшая Дискорда Флаттершай.</text:p>
      <text:p text:style-name="P99">– Ну ваше же! Вы с Эпплджек написали мне о своих мытарствах тут. Вежливо так написали, спасибо...</text:p>
      <text:p text:style-name="P99">Флаттершай покрылась пунцовыми пятнами.</text:p>
      <text:p text:style-name="P99">– Я... Мы... – тут она совсем стушевалась.</text:p>
      <text:p text:style-name="P99">– Так а почему ты сказал, что никто не уйдёт в Эквестрию? – наконец перебила Дискорда скучавшая до этого Эпплджек.</text:p>
      <text:p text:style-name="P99">Дискорд уставился на неё долгим взглядом, а потом хлопнул себя по лбу.</text:p>
      <text:p text:style-name="P9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8">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99">– И что? – продолжила его мысль Эпплджек.</text:p>
      <text:p text:style-name="P99">– Эквестрийские <text:span text:style-name="T5">&lt;</text:span><text:span text:style-name="T14">три месяца</text:span><text:span text:style-name="T5">&gt;</text:span> КО-РО-ЧЕ местных. – с нажимом повторил Дискорд. – По моим подсчётам, на два дня.</text:p>
      <text:p text:style-name="P99">– И?!! – до меня уже дошло, но Эпплджек продолжала тупить.</text:p>
      <text:p text:style-name="P99">– Короче, времени у нас осталось что-то около пятнадцати минут. Или около того. – заявил Дискорд, поднеся к глазам запястье с массивными часами.</text:p>
      <text:p text:style-name="P99">– СКОЛЬКО??? – воскликнули хором я и девушки.</text:p>
      <text:p text:style-name="P99">Дискорд открыл было рот, но его слова заглушил звонок в дверь.</text:p>
      <text:p text:style-name="P99">– ОТКРОЙТЕ, ПОЛИЦИЯ! Вам даётся полминуты, чтобы открыть дверь. Через тридцать секунд дверь будет выбита!</text:p>
      <text:p text:style-name="P9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9">Блядь!</text:p>
      <text:p text:style-name="P99">– На крышу, живо!!! Через окно на кухне! – зашипел Дискорд, отчаянно дёргая узлы свободной рукой.</text:p>
      <text:p text:style-name="P99">Эпплджек, одной рукой сгребя в охапку ноутбук, второй увлекая Флаттершай, кинулась на кухню.</text:p>
      <text:p text:style-name="P99">– А толку? Куда мы с крыши денемся? – спросил я растерянно. Дискорд только раздражённо зарычал в ответ.</text:p>
      <text:p text:style-name="P95">Дверь содрогнулась от мощного удара. Послышался стук падающей штукатурки. Я сломя голову кинулся на кухню.</text:p>
      <text:p text:style-name="P95">– Развяжи меня, идиот!!! – гаркнул вдогонку Дискорд.</text:p>
      <text:p text:style-name="P9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5">– Давай на крышу! Я догоню! – рявкнул он, освобождая вторую руку.</text:p>
      <text:p text:style-name="P95">От второго удара дверная коробка крякнула и наполовину въехала в коридор. </text:p>
      <text:p text:style-name="P95">Я бросился на кухню, по пути защёлкнув дверь в прихожую. Хоть она и сделана практически из <text:soft-page-break/>картона, но на пять-десять секунд преследователей всё же задержит.</text:p>
      <text:p text:style-name="P95">Верёвка в кухонном окне дёргалась от движений лезущих по ней Флатти и Эпплджек. Я словил её рукой и стал на подоконник.</text:p>
      <text:p text:style-name="P95">Чёрт!</text:p>
      <text:p text:style-name="P9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5">Но нет, триста тысяч чертей, раз девушки смогли – я тоже смогу!</text:p>
      <text:p text:style-name="P9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5">Я успел сократить расстояние до Эпплджек наполовину, когда девушки нашли решение.</text:p>
      <text:p text:style-name="P9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5">Я выдохнул.</text:p>
      <text:p text:style-name="P9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5">Чёрт! Чёрт! Чёрт! Чёрт!</text:p>
      <text:p text:style-name="P95">Бля!!!...</text:p>
      <text:p text:style-name="P95">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95"/>
      <text:h text:style-name="P117" text:outline-level="2"><text:soft-page-break/>Назад, в Эквестрию</text:h>
      <text:p text:style-name="P95"/>
      <text:p text:style-name="P95">Долго паниковать не пришлось. </text:p>
      <text:p text:style-name="P95">Я почувствовал сильный рывок за шиворот и захват поперёк груди. </text:p>
      <text:p text:style-name="P95">– ОТПУСТИ ДЕВЧОНКУ!!! – загрохотало мне в ухо. Я открыл глаза.</text:p>
      <text:p text:style-name="P9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5">Я чуть поднял глаза и уставился в чешуйчатую морду дракона.</text:p>
      <text:p text:style-name="P95">– Отпусти Эпплджек. Я её держу. – повторил Дискорд. – Мне сбалансироваться надо. Вы не такие уж и лёгкие.</text:p>
      <text:p text:style-name="P9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5">Наконец это ему удалось, и дальнейший подъём на крышу происходил в молчании.</text:p>
      <text:p text:style-name="P9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5">Флаттершай оторвала заплаканное лицо от моей ветровки.</text:p>
      <text:p text:style-name="P95">– Да-да, ты прав, Корди. Я готова.</text:p>
      <text:p text:style-name="P95">На длинной шее Дискорда разместились Эпплджек и Флаттершай. Я, для сохранения баланса, разместился позади крыльев.</text:p>
      <text:p text:style-name="P95">Дискорд расправил крылья и начал короткую пробежку к краю.</text:p>
      <text:p text:style-name="P10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5">И мы полетели навстречу закату.</text:p>
      <text:p text:style-name="P9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5">Впереди по курсу увеличивалась громада моей высотки. Дискорд летел прямо на разрыв в ограждении, который я проделал <text:span text:style-name="T5">&lt;</text:span><text:span text:style-name="T14">полгода</text:span><text:span text:style-name="T5">&gt;</text:span> назад своим проходом в Эквестрию.</text:p>
      <text:p text:style-name="P9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5">– Пристегните ремни! – проревел Дискорд, резко ускоряясь. – Будет весело!!!</text:p>
      <text:p text:style-name="P9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5">– ЙУУУУУУУХХХУУУУУ!!! – заорал Дискорд, сложил крылья и врезался в шар.</text:p>
      <text:p text:style-name="P100">&lt;<text:span text:style-name="T15">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14" text:outline-level="1"><text:soft-page-break/>Беседа за столиком в ночи</text:h>
      <text:p text:style-name="P72">Из-за заинтересованности Эквуса в Максе, тому не приходится прилагать усилий для 34 — на что ему указывает Анакорн</text:p>
      <text:p text:style-name="P75">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5">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5">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5">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5">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70"><text:span text:style-name="T1">– </text:span>Анакорн. <text:span text:style-name="T1">– о</text:span>трекомендовался он. <text:span text:style-name="T5">– </text:span><text:span text:style-name="T1">Демиург.</text:span></text:p>
      <text:p text:style-name="P70"><text:span text:style-name="T1">– </text:span>П-привет. Макс. <text:span text:style-name="T1">– в</text:span> смятении представился я.</text:p>
      <text:p text:style-name="P7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5"/>
      <text:p text:style-name="P70"><text:span text:style-name="T1">&lt;</text:span><text:span text:style-name="T15">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5"/>
      <text:p text:style-name="P7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0"><text:span text:style-name="T1">Юноша</text:span> закинул ногу за ногу и пытливо смотрел на меня, играя карандашём .</text:p>
      <text:p text:style-name="P70"><text:soft-page-break/>Я совсем запутался.</text:p>
      <text:p text:style-name="P70"><text:span text:style-name="T1">– </text:span>Какая проблема? Какое решение? Кто ты <text:span text:style-name="T1">вообще</text:span>?</text:p>
      <text:p text:style-name="P70"><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75">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5">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5">– Стоп, не торопись. – у меня голова пошла кругом от информации. – Я ничего не понял. Какие-такие проблемы? Какие варианты? Зачем его поддерживать?</text:p>
      <text:p text:style-name="P75">Анакорн недовольно поморщился, но продолжил.</text:p>
      <text:p text:style-name="P75">–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5">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5">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5">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5">На голограмме появилась солнечная система Эквуса. Почему-то в центре системы был сам Эквус. Вокруг него вращались солнце и луна.</text:p>
      <text:p text:style-name="P75">Анакорн плюхнулся обратно в кресло и схватился за голову. Потом, немного успокоившись, продолжил.</text:p>
      <text:p text:style-name="P75">–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text:soft-page-break/>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5">Анакорн отпил из стакана и продолжил.</text:p>
      <text:p text:style-name="P75">–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5">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5">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5">Анакорн постучал по столику указкой. Солнечная система увеличилась, оставив в поле зрения только шар Эквуса.</text:p>
      <text:p text:style-name="P75">–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5">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5">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3">старом аналоговом телевизоре.</text:span></text:p>
      <text:p text:style-name="P77">Ко мне наконец-то пришло понимание ситуации.</text:p>
      <text:p text:style-name="P7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5">Анакорн смутился.</text:p>
      <text:p text:style-name="P75">–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5">(<text:span text:style-name="T12">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5"><text:span text:style-name="T12">– Сам ты раздолбай! – произнёс, наконец, Свирл</text:span>)</text:p>
      <text:p text:style-name="P75">… И создали вы его достаточно топорно — видишь, он трещит по швам.</text:p>
      <text:p text:style-name="P75">– Хмм. То есть, это брони создали Эквус?</text:p>
      <text:p text:style-name="P75"><text:soft-page-break/>–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5">Я вспомнил события последнего года <text:span text:style-name="T5">&lt;</text:span>упомянуть в эпизоде на Терре, что МЛП-сериал закрылся год назад<text:span text:style-name="T5">&gt;</text:span></text:p>
      <text:p text:style-name="P75">–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5">Анакорн с такой силой сжал карандаш, что он хрустнул.</text:p>
      <text:p text:style-name="P75">–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5">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5">–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72">–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2">– </text:p>
      <text:p text:style-name="P75">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7">– Верни Рэйнбоу!!!</text:p>
      <text:p text:style-name="P77">Обломки карандаша выпали из кулака Анакорна на столик.</text:p>
      <text:p text:style-name="P77">– Э-э-э… м-м-м… ну-у-у... Нельзя сказать, что это совсем невыполнимо… Но, прямо скажу, задачка не для студента!</text:p>
      <text:p text:style-name="P77">– А ты студент?</text:p>
      <text:p text:style-name="P7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7">–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7">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text:soft-page-break/>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7">– Нет. Плата остаётся неизменной. Тут мы квиты. У меня тоже мало шансов помочь тебе — я не имею ни малейшего понятия, как это сделать.</text:p>
      <text:p text:style-name="P77">Ставшие почти прозрачными стены комнаты снова обрели материальность. Анакорн пожал плечами и протянул мне руку через столик.</text:p>
      <text:p text:style-name="P77">–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7">Я задумался.</text:p>
      <text:p text:style-name="P7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7">Анакорн почесал в затылке.</text:p>
      <text:p text:style-name="P77">– А кьютимарки? Как, <text:span text:style-name="T5">&lt;</text:span><text:span text:style-name="T17">чёрт</text:span><text:span text:style-name="T5">&gt;</text:span> меня побери, объяснить кьютимарки?</text:p>
      <text:p text:style-name="P77">– А кьютимарки ты сам даришь пони, когда распознаёшь их жизненное предназначение.</text:p>
      <text:p text:style-name="P7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7">Я пожал плечами.</text:p>
      <text:p text:style-name="P77">– А по-другому я не могу объяснить их появление. К сожалению.</text:p>
      <text:p text:style-name="P10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8">– Хорошо. Уболтал. Кьютимарки беру на себя. Так и знал, что мне самое трудное достанется!</text:p>
      <text:p text:style-name="P10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8">Анакорн проследил мой взгляд.</text:p>
      <text:p text:style-name="P108">– Нечего так смотреть. Если я стану применять магию вместо ловкости, теряется весь смысл упражнения... О, глянь-ка на Эквус!</text:p>
      <text:p text:style-name="P108">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text:soft-page-break/>небольшая энергия поддержки <text:s/>распределяется между ними. Как результат, не может реализоваться ни один из них.</text:p>
      <text:p text:style-name="P108"/>
      <text:p text:style-name="P110">Да, т<text:span text:style-name="T3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11"/>
      <text:p text:style-name="P111">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10"/>
      <text:p text:style-name="P108">Я опять задумался. В голове было пусто. Хотя, если подумать с точки зрения программиста, можно... Наверное можно, раз все предыдущее прокатило...</text:p>
      <text:p text:style-name="P109">– <text:span text:style-name="T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9">– Не понял? Это как? Как ты совместишь разрушенную магическими войнами Эквестрию с романтически-сексуальным раем для попаданцев?</text:p>
      <text:p text:style-name="P109"><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9">Анакорн долго мусолил карандаш, а потом вдруг заржал.</text:p>
      <text:p text:style-name="P109"><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9"><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109">Анакорн примирительно похлопал меня по плечу.</text:p>
      <text:p text:style-name="P109"><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9">Я подозрительно посмотрел на Анакорна.</text:p>
      <text:p text:style-name="P109"><text:span text:style-name="T5">– </text:span>Какой ещё, нафиг, «мой фанфик»? Я никакого фанфика не писал. И не собираюсь, вообще-то.</text:p>
      <text:p text:style-name="P109">Анакорн ехидно ухмыльнулся и откинулся в кресле, переплетя пальцы за затылком.</text:p>
      <text:p text:style-name="P109"><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text:soft-page-break/>брони к миру Эквестрии. То есть, написать фанфик. Или выпустить очередной сезон сериала. Как ты понимаешь, первое сделать намного легче.</text:p>
      <text:p text:style-name="P108"><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8"><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8"><text:span text:style-name="T5">– </text:span>Факн щит<text:note text:id="ftn13" text:note-class="footnote"><text:note-citation>13</text:note-citation><text:note-body><text:p text:style-name="P103">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8">Анакорн развёл руками.</text:p>
      <text:p text:style-name="P108"><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8">Анакорн, глядя на мои терзания, понимающе кивнул и продолжил.</text:p>
      <text:p text:style-name="P75">–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75">– Гм! Я бы попросил тебя не касаться моих отношений с Рэйнбоу!</text:p>
      <text:p text:style-name="P75">–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5">У меня сердце буквально ухнуло куда-то вниз, в область желудка.</text:p>
      <text:p text:style-name="P75">–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75">–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5">– Та ладно, не утешай. Я не маленький ребёнок. Долг платежом красен. Сделаю то, что ты хочешь. Как сумею.</text:p>
      <text:p text:style-name="P75">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5">Анакорн наблюдал за мной без улыбки. По его нейтральному выражению лица невозможно было <text:soft-page-break/>догадаться, о чём он думает.</text:p>
      <text:p text:style-name="P75">– Ну вот и отлично. Рад, что мы наконец-то пришли к сделке.</text:p>
      <text:p text:style-name="P7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8">– Пора закругляться. Ты начинаешь сгорать. Надо утрясти последние детали, пока ещё есть пару минут.</text:p>
      <text:p text:style-name="P75">– Валяй. Я тебя внимательно слушаю.</text:p>
      <text:p text:style-name="P75">–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4">Такова природа низкоэнергетических монад</text:span>.</text:p>
      <text:p text:style-name="P75">– А я разве сплю?</text:p>
      <text:p text:style-name="P75">– Сейчас — нет. Но как только мы закроем сделку — проснёшься. Потому что нет иного способа вернуть тебя в реальный мир.</text:p>
      <text:p text:style-name="P75">– Эээ, постой. А как я в Эквестрию и обратно возвращался?</text:p>
      <text:p text:style-name="P75">–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5">Так вот, возвращать тебя обратно в твой мир я не буду. </text:p>
      <text:p text:style-name="P75">Во-первых, может возникнуть временная <text:span text:style-name="T5">&lt;</text:span><text:span text:style-name="T14">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5">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75">–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5">–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5">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5">– Ты ещё увидишь пару снов на прощание. Удачи!</text:p>
      <text:p text:style-name="P75"/>
      <text:p text:style-name="P76">***</text:p>
      <text:p text:style-name="P76"/>
      <text:p text:style-name="P75">&lt;<text:span text:style-name="T14">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75"/>
      <text:p text:style-name="P75">– Привет, Макс. – образ Селестии снова реял передо мной, как <text:span text:style-name="T5">&lt;</text:span><text:span text:style-name="T14">полгода</text:span><text:span text:style-name="T5">&gt;</text:span> назад. – Я хочу поблагодарить тебя за всё.</text:p>
      <text:p text:style-name="P75"><text:soft-page-break/>– Пожалста. – ответил я безучастно. – Всегда рад. Только Вам не нужно было ТАК распинаться, чтобы заручиться моей помощью.</text:p>
      <text:p text:style-name="P75">Селестия на мгновение смутилась, но продолжила.</text:p>
      <text:p text:style-name="P75">&lt;<text:span text:style-name="T14"> - Ты морочила мне яйца, чтобы заинтересовать? Всё, как Свирл указал?</text:span></text:p>
      <text:p text:style-name="P72">–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2">Я покачал головой.</text:p>
      <text:p text:style-name="P75"><text:span text:style-name="T14">–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75">– <text:s text:c="2"/>За благополучие Эквестрии я бы и не ТАК разопнулась.<text:span text:style-name="T5"> Я</text:span><text:span text:style-name="T14">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4">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4">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9">&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5">Селестия кивнула, соглашаясь, и образ её начал меркнуть.</text:p>
      <text:p text:style-name="P100">– <text:span text:style-name="T1">Окей. Будь счастлив и... спасибо тебе за всё, Макс.</text:span></text:p>
      <text:p text:style-name="P95">…</text:p>
      <text:p text:style-name="P100">–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5">Он нахлобучил на себя невесть откуда взявшуюся двууголку.</text:p>
      <text:p text:style-name="P95">– Как вам это нравится, господа?! Дискорд — спаситель Эквестрии! А ведь звучит!!! Разрешите откланяться!..</text:p>
      <text:p text:style-name="P95"/>
      <text:list xml:id="list5936270238728555882" text:style-name="L8">
        <text:list-header>
          <text:p text:style-name="P129">(<text:span text:style-name="T21">Луна — как повелительница снов, слышала разговор Макса с Анакорном</text:span>)</text:p>
          <text:p text:style-name="P130"/>
        </text:list-header>
      </text:list>
      <text:p text:style-name="P96">***</text:p>
      <text:p text:style-name="P70"><text:soft-page-break/><text:span text:style-name="T1">–</text:span> Ты?..</text:p>
      <text:p text:style-name="P70"><text:span text:style-name="T1">–</text:span> Ты??!</text:p>
      <text:p text:style-name="P70"><text:span text:style-name="T1">–</text:span> Ты мне снишься??</text:p>
      <text:p text:style-name="P70"><text:span text:style-name="T1">–</text:span> Это ты мне снишься!!</text:p>
      <text:p text:style-name="P70"><text:span text:style-name="T1">–</text:span> Неважно… Пусть мы друг-другу снимся… Ты как, Дэш?</text:p>
      <text:p text:style-name="P70"><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0"><text:span text:style-name="T1">–</text:span> И я в порядке. Вот, возвращаюсь в свой мир. Ну, не совсем в свой. Почти в свой.</text:p>
      <text:p text:style-name="P70"><text:span text:style-name="T1">–</text:span> Навсегда?</text:p>
      <text:p text:style-name="P70"><text:span text:style-name="T1">–</text:span> Скорее всего, да.</text:p>
      <text:p text:style-name="P70"><text:span text:style-name="T1">–</text:span> Это плохо. Я хотела тебе сказать…</text:p>
      <text:p text:style-name="P70"><text:span text:style-name="T1">–</text:span> Не надо, Дэш. Не стоит терзать себя. Мне тоже очень хотелось остаться. Но так надо. Мне очень жаль…</text:p>
      <text:p text:style-name="P7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0"><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0"><text:span text:style-name="T1">–</text:span> И тебя, и Твайлайт, и Рэрити, и Селестию, и всех-всех-всех… Таковы правила.</text:p>
      <text:p text:style-name="P70"><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70">Я опустил руку на шею Дэш и ощутил теплоту и лёгкое покалывание в пустоте.</text:p>
      <text:p text:style-name="P70"><text:span text:style-name="T5">–</text:span> Мне кажется, Дэш, <text:span text:style-name="T1">м</text:span>ы найдём способ связаться. Рано или поздно.</text:p>
      <text:p text:style-name="P70"><text:span text:style-name="T1">–</text:span> И лучше рано, чем поздно! Я не люблю ждать!</text:p>
      <text:p text:style-name="P70"><text:span text:style-name="T1">–</text:span> Да, Дэш. <text:span text:style-name="T1">–</text:span> её образ начал таять. <text:span text:style-name="T1">–</text:span> Да, я помню. Я всё ещё помню…</text:p>
      <text:p text:style-name="P70"/>
      <text:h text:style-name="P117" text:outline-level="2">Земля</text:h>
      <text:p text:style-name="P73">Музыкальная тема из бегущего по лезвию бритвы — <text:span text:style-name="T5">Mission impossible</text:span></text:p>
      <text:p text:style-name="P74">&lt;Ужас возвращения из тёплого волшебного мира друзей в холодную скучную реальность.&gt;</text:p>
      <text:p text:style-name="P68">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68"><text:span text:style-name="T1">Я нашарил ногами тапки и пошёл в ванную. Проходя мимо стола, зацепился взглядом за</text:span> эскиз <text:soft-page-break/><text:span text:style-name="T1">рисунка</text:span>.</text:p>
      <text:p text:style-name="P6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9">Доставая из стола ключи от машины, опять наткнулся взглядом на эскиз.</text:p>
      <text:p text:style-name="P6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9">Назову-ка я фантазию «Последний фанфик».</text:p>
      <text:p text:style-name="P69"/>
      <text:p text:style-name="P69"/>
      <text:p text:style-name="P69"/>
      <text:p text:style-name="P70"/>
      <text:p text:style-name="P70"/>
      <text:p text:style-name="P70"/>
      <text:p text:style-name="P70"/>
      <text:p text:style-name="P70"/>
      <text:p text:style-name="P70"/>
      <text:p text:style-name="P70"/>
      <text:p text:style-name="P71">...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0"/>
      <text:p text:style-name="P7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0"><text:soft-page-break/></text:p>
      <text:p text:style-name="P70"/>
      <text:p text:style-name="P70"/>
      <text:p text:style-name="P70"/>
      <text:p text:style-name="P46"/>
      <text:p text:style-name="P44"><text:span text:style-name="T1">–</text:span> Запрыгивай <text:span text:style-name="T1">–</text:span> разгневанно фыркнула она и ткнулась в меня боком.</text:p>
      <text:p text:style-name="P44">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44">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5">Живая лошадь — не кошка, ухаживать за ней сложнее</text:span><text:span text:style-name="T5">&gt;</text:span></text:p>
      <text:p text:style-name="P44">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44"><text:span text:style-name="T5">–</text:span> Держись! <text:span text:style-name="T5">–</text:span> <text:span text:style-name="T1">н</text:span>е успев процедить это сквозь сжатые зубы, Селестия пустилась вскачь.</text:p>
      <text:p text:style-name="P44">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44">Выход был уже совсем рядом, когда нас встретила Луна.</text:p>
      <text:p text:style-name="P44"><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44">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44">Яростно метнув <text:span text:style-name="T5">&lt;</text:span><text:span text:style-name="T14">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44"/>
      <text:p text:style-name="P44"/>
      <text:p text:style-name="P44"/>
      <text:p text:style-name="P44"/>
      <text:p text:style-name="P44"/>
      <text:p text:style-name="P44"/>
      <text:p text:style-name="P44">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6-16T21:14:12.56</dc:date>
    <meta:editing-duration>P68DT10H34M33S</meta:editing-duration>
    <meta:editing-cycles>3317</meta:editing-cycles>
    <meta:generator>OpenOffice/4.1.1$Win32 OpenOffice.org_project/411m6$Build-9775</meta:generator>
    <dc:creator>макс </dc:creator>
    <meta:document-statistic meta:table-count="0" meta:image-count="0" meta:object-count="0" meta:page-count="142" meta:paragraph-count="2900" meta:word-count="68297" meta:character-count="435013"/>
  </office:meta>
</office:document-meta>
</file>